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299in"/>
    </style:style>
    <style:style style:name="co3" style:family="table-column">
      <style:table-column-properties fo:break-before="auto" style:column-width="0.3016in"/>
    </style:style>
    <style:style style:name="co4" style:family="table-column">
      <style:table-column-properties fo:break-before="auto" style:column-width="0.7146in"/>
    </style:style>
    <style:style style:name="co5" style:family="table-column">
      <style:table-column-properties fo:break-before="auto" style:column-width="0.9646in"/>
    </style:style>
    <style:style style:name="co6" style:family="table-column">
      <style:table-column-properties fo:break-before="auto" style:column-width="1.0138in"/>
    </style:style>
    <style:style style:name="co7" style:family="table-column">
      <style:table-column-properties fo:break-before="auto" style:column-width="1.0055in"/>
    </style:style>
    <style:style style:name="co8" style:family="table-column">
      <style:table-column-properties fo:break-before="auto" style:column-width="0.9374in"/>
    </style:style>
    <style:style style:name="co9" style:family="table-column">
      <style:table-column-properties fo:break-before="auto" style:column-width="0.9465in"/>
    </style:style>
    <style:style style:name="co10" style:family="table-column">
      <style:table-column-properties fo:break-before="auto" style:column-width="0.8902in"/>
    </style:style>
    <style:style style:name="co11" style:family="table-column">
      <style:table-column-properties fo:break-before="auto" style:column-width="0.972in"/>
    </style:style>
    <style:style style:name="co12" style:family="table-column">
      <style:table-column-properties fo:break-before="auto" style:column-width="4.1665in"/>
    </style:style>
    <style:style style:name="co13" style:family="table-column">
      <style:table-column-properties fo:break-before="auto" style:column-width="0.9591in"/>
    </style:style>
    <style:style style:name="co14" style:family="table-column">
      <style:table-column-properties fo:break-before="auto" style:column-width="1.0339in"/>
    </style:style>
    <style:style style:name="co15" style:family="table-column">
      <style:table-column-properties fo:break-before="auto" style:column-width="0.2673in"/>
    </style:style>
    <style:style style:name="ro1" style:family="table-row">
      <style:table-row-properties style:row-height="0.2764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64in" fo:break-before="auto" style:use-optimal-row-height="true"/>
    </style:style>
    <style:style style:name="ro4" style:family="table-row">
      <style:table-row-properties style:row-height="0.393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 style:cell-protect="protected" style:print-content="true" style:text-align-source="fix" style:repeat-content="false" fo:wrap-option="no-wrap" fo:border="0.74pt solid #000000" style:shrink-to-fit="false" style:vertical-align="middle" loext:vertical-justify="auto"/>
      <style:paragraph-properties fo:text-align="start" css3t:text-justify="auto" fo:margin-left="0in"/>
      <style:text-properties fo:color="#000000" fo:font-style="normal" fo:font-weight="bold"/>
    </style:style>
    <style:style style:name="ce4" style:family="table-cell" style:parent-style-name="Default">
      <style:table-cell-properties fo:background-color="#bee3d7" style:cell-protect="protected" style:print-content="true" style:text-align-source="fix" style:repeat-content="false" fo:wrap-option="wrap" fo:border="0.74pt solid #000000" style:shrink-to-fit="false" style:vertical-align="middle" loext:vertical-justify="auto"/>
      <style:paragraph-properties fo:text-align="center" css3t:text-justify="auto" fo:margin-left="0in"/>
      <style:text-properties fo:color="#000000" fo:font-style="normal" fo:font-weight="bold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ackground-color="#bee3d7" style:cell-protect="protected" style:print-content="true" style:text-align-source="fix" style:repeat-content="false" fo:wrap-option="wrap" fo:border="0.74pt solid #000000" style:shrink-to-fit="false" style:vertical-align="middle" loext:vertical-justify="auto"/>
      <style:paragraph-properties fo:text-align="start" css3t:text-justify="auto" fo:margin-left="0in"/>
      <style:text-properties fo:color="#000000" fo:font-style="normal" fo:font-weight="bold"/>
    </style:style>
    <style:style style:name="ce7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2" style:family="table-cell" style:parent-style-name="Default" style:data-style-name="N0">
      <style:table-cell-properties fo:background-color="#dde8cb" style:text-align-source="fix" style:repeat-content="false" fo:wrap-option="wrap" fo:border="0.74pt solid #000000" style:vertical-align="middle"/>
      <style:paragraph-properties fo:text-align="center" fo:margin-left="0in"/>
      <style:text-properties fo:color="#000000" style:font-name="Liberation Sans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13" style:family="table-cell" style:parent-style-name="Default" style:data-style-name="N0">
      <style:table-cell-properties fo:background-color="#f7d1d5" style:text-align-source="fix" style:repeat-content="false" fo:border="0.74pt solid #000000"/>
      <style:paragraph-properties fo:text-align="center" fo:margin-left="0in"/>
      <style:text-properties fo:color="#000000" style:font-name="Liberation Sans" fo:font-size="10pt" style:font-name-asian="Liberation Serif" style:font-size-asian="10pt" style:font-name-complex="Liberation Serif" style:font-size-complex="10pt"/>
    </style:style>
    <style:style style:name="ce14" style:family="table-cell" style:parent-style-name="Default" style:data-style-name="N0">
      <style:table-cell-properties fo:background-color="#dee6ef" style:text-align-source="fix" style:repeat-content="false" fo:border="0.74pt solid #000000"/>
      <style:paragraph-properties fo:text-align="center" fo:margin-left="0in"/>
      <style:text-properties fo:color="#000000" style:font-name="Liberation Sans" fo:font-size="10pt" style:font-name-asian="Liberation Serif" style:font-size-asian="10pt" style:font-name-complex="Liberation Serif" style:font-size-complex="10pt"/>
    </style:style>
    <style:style style:name="ce15" style:family="table-cell" style:parent-style-name="Default" style:data-style-name="N0">
      <style:table-cell-properties fo:background-color="#f7d1d5" style:text-align-source="fix" style:repeat-content="false" fo:border="0.74pt solid #000000" style:vertical-align="automatic"/>
      <style:paragraph-properties fo:text-align="center" fo:margin-left="0in"/>
      <style:text-properties fo:color="#000000" style:font-name="Liberation Sans" fo:font-size="10pt" style:font-name-asian="Liberation Serif" style:font-size-asian="10pt" style:font-name-complex="Liberation Serif" style:font-size-complex="10pt"/>
    </style:style>
    <style:style style:name="ce16" style:family="table-cell" style:parent-style-name="Default" style:data-style-name="N0">
      <style:table-cell-properties fo:background-color="#dee6ef" style:text-align-source="fix" style:repeat-content="false" fo:border="0.74pt solid #000000" style:vertical-align="automatic"/>
      <style:paragraph-properties fo:text-align="center" fo:margin-left="0in"/>
      <style:text-properties fo:color="#000000" style:font-name="Liberation Sans" fo:font-size="10pt" style:font-name-asian="Liberation Serif" style:font-size-asian="10pt" style:font-name-complex="Liberation Serif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Nilai per Evaluasi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6381" table:default-cell-style-name="Default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NIM</text:p>
          </table:table-cell>
          <table:table-cell table:style-name="ce1" office:value-type="string" calcext:value-type="string">
            <text:p>Nama</text:p>
          </table:table-cell>
          <table:table-cell table:style-name="ce1" office:value-type="string" calcext:value-type="string">
            <text:p>Tugas 1</text:p>
          </table:table-cell>
          <table:table-cell table:style-name="ce1" office:value-type="string" calcext:value-type="string">
            <text:p>Tugas 2</text:p>
          </table:table-cell>
          <table:table-cell table:style-name="ce1" office:value-type="string" calcext:value-type="string">
            <text:p>Tugas 3</text:p>
          </table:table-cell>
          <table:table-cell table:style-name="ce1" office:value-type="string" calcext:value-type="string">
            <text:p>Kuis</text:p>
          </table:table-cell>
          <table:table-cell table:style-name="ce1" office:value-type="string" calcext:value-type="string">
            <text:p>UTS</text:p>
          </table:table-cell>
          <table:table-cell table:style-name="ce1" office:value-type="string" calcext:value-type="string">
            <text:p>UAS</text:p>
          </table:table-cell>
          <table:table-cell table:style-name="ce1" office:value-type="string" calcext:value-type="string">
            <text:p>Prototipe</text:p>
          </table:table-cell>
          <table:table-cell table:style-name="ce1" table:number-columns-repeated="16374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`03231001</text:p>
          </table:table-cell>
          <table:table-cell office:value-type="string" calcext:value-type="string">
            <text:p>Abdillah Rizqi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80.49" calcext:value-type="float">
            <text:p>80.49</text:p>
          </table:table-cell>
          <table:table-cell office:value-type="float" office:value="83.33" calcext:value-type="float">
            <text:p>83.33</text:p>
          </table:table-cell>
          <table:table-cell/>
          <table:table-cell table:formula="of:=[$Project.L2]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`03231002</text:p>
          </table:table-cell>
          <table:table-cell office:value-type="string" calcext:value-type="string">
            <text:p>Abdul Azis Zakariyya Johandi</text:p>
          </table:table-cell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60.98" calcext:value-type="float">
            <text:p>60.98</text:p>
          </table:table-cell>
          <table:table-cell office:value-type="float" office:value="0" calcext:value-type="float">
            <text:p>0</text:p>
          </table:table-cell>
          <table:table-cell/>
          <table:table-cell table:formula="of:=[$Project.L3]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`03231005</text:p>
          </table:table-cell>
          <table:table-cell office:value-type="string" calcext:value-type="string">
            <text:p>Adiya Ilham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65.85" calcext:value-type="float">
            <text:p>65.85</text:p>
          </table:table-cell>
          <table:table-cell office:value-type="float" office:value="0" calcext:value-type="float">
            <text:p>0</text:p>
          </table:table-cell>
          <table:table-cell/>
          <table:table-cell table:formula="of:=[$Project.L4]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`03231009</text:p>
          </table:table-cell>
          <table:table-cell office:value-type="string" calcext:value-type="string">
            <text:p>Alev Putra Alfand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.9" calcext:value-type="float">
            <text:p>43.9</text:p>
          </table:table-cell>
          <table:table-cell office:value-type="float" office:value="0" calcext:value-type="float">
            <text:p>0</text:p>
          </table:table-cell>
          <table:table-cell/>
          <table:table-cell table:formula="of:=[$Project.L5]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`03231010</text:p>
          </table:table-cell>
          <table:table-cell office:value-type="string" calcext:value-type="string">
            <text:p>Alwi Jayansyah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60.98" calcext:value-type="float">
            <text:p>60.98</text:p>
          </table:table-cell>
          <table:table-cell office:value-type="float" office:value="78.33" calcext:value-type="float">
            <text:p>78.33</text:p>
          </table:table-cell>
          <table:table-cell/>
          <table:table-cell table:formula="of:=[$Project.L6]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`03231013</text:p>
          </table:table-cell>
          <table:table-cell office:value-type="string" calcext:value-type="string">
            <text:p>Arif Budi Laksono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$Project.L7]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`03231014</text:p>
          </table:table-cell>
          <table:table-cell office:value-type="string" calcext:value-type="string">
            <text:p>Arini Anggraini Aris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2.93" calcext:value-type="float">
            <text:p>82.93</text:p>
          </table:table-cell>
          <table:table-cell office:value-type="float" office:value="68.33" calcext:value-type="float">
            <text:p>68.33</text:p>
          </table:table-cell>
          <table:table-cell/>
          <table:table-cell table:formula="of:=[$Project.L8]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`03231018</text:p>
          </table:table-cell>
          <table:table-cell office:value-type="string" calcext:value-type="string">
            <text:p>Arta Dharma Kusum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.66" calcext:value-type="float">
            <text:p>53.66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$Project.L9]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`03231026</text:p>
          </table:table-cell>
          <table:table-cell office:value-type="string" calcext:value-type="string">
            <text:p>David Antonio Sihite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8.05" calcext:value-type="float">
            <text:p>78.05</text:p>
          </table:table-cell>
          <table:table-cell office:value-type="float" office:value="0" calcext:value-type="float">
            <text:p>0</text:p>
          </table:table-cell>
          <table:table-cell/>
          <table:table-cell table:formula="of:=[$Project.L10]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`03231030</text:p>
          </table:table-cell>
          <table:table-cell office:value-type="string" calcext:value-type="string">
            <text:p>Eangie Livia Cleantha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3.17" calcext:value-type="float">
            <text:p>73.17</text:p>
          </table:table-cell>
          <table:table-cell office:value-type="float" office:value="0" calcext:value-type="float">
            <text:p>0</text:p>
          </table:table-cell>
          <table:table-cell/>
          <table:table-cell table:formula="of:=[$Project.L11]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`03231031</text:p>
          </table:table-cell>
          <table:table-cell office:value-type="string" calcext:value-type="string">
            <text:p>Erwin Dharmaw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.9" calcext:value-type="float">
            <text:p>43.9</text:p>
          </table:table-cell>
          <table:table-cell office:value-type="float" office:value="0" calcext:value-type="float">
            <text:p>0</text:p>
          </table:table-cell>
          <table:table-cell/>
          <table:table-cell table:formula="of:=[$Project.L12]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`03231034</text:p>
          </table:table-cell>
          <table:table-cell office:value-type="string" calcext:value-type="string">
            <text:p>Firmansyah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8.29" calcext:value-type="float">
            <text:p>68.29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$Project.L13]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`03231035</text:p>
          </table:table-cell>
          <table:table-cell office:value-type="string" calcext:value-type="string">
            <text:p>Firson Adam Nicola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.66" calcext:value-type="float">
            <text:p>53.66</text:p>
          </table:table-cell>
          <table:table-cell office:value-type="float" office:value="0" calcext:value-type="float">
            <text:p>0</text:p>
          </table:table-cell>
          <table:table-cell/>
          <table:table-cell table:formula="of:=[$Project.L14]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`03231038</text:p>
          </table:table-cell>
          <table:table-cell office:value-type="string" calcext:value-type="string">
            <text:p>Garcia Stevendia Saragi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.98" calcext:value-type="float">
            <text:p>60.98</text:p>
          </table:table-cell>
          <table:table-cell office:value-type="float" office:value="0" calcext:value-type="float">
            <text:p>0</text:p>
          </table:table-cell>
          <table:table-cell/>
          <table:table-cell table:formula="of:=[$Project.L15]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`03231039</text:p>
          </table:table-cell>
          <table:table-cell office:value-type="string" calcext:value-type="string">
            <text:p>Habibi Wahba Zuhaili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$Project.L16]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`03231042</text:p>
          </table:table-cell>
          <table:table-cell office:value-type="string" calcext:value-type="string">
            <text:p>Ibram Maulan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.54" calcext:value-type="float">
            <text:p>58.54</text:p>
          </table:table-cell>
          <table:table-cell office:value-type="float" office:value="0" calcext:value-type="float">
            <text:p>0</text:p>
          </table:table-cell>
          <table:table-cell/>
          <table:table-cell table:formula="of:=[$Project.L17]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`03231043</text:p>
          </table:table-cell>
          <table:table-cell office:value-type="string" calcext:value-type="string">
            <text:p>Kelvin Febriano Wiranata Suisman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5.61" calcext:value-type="float">
            <text:p>75.61</text:p>
          </table:table-cell>
          <table:table-cell office:value-type="float" office:value="0" calcext:value-type="float">
            <text:p>0</text:p>
          </table:table-cell>
          <table:table-cell/>
          <table:table-cell table:formula="of:=[$Project.L18]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`03231046</text:p>
          </table:table-cell>
          <table:table-cell office:value-type="string" calcext:value-type="string">
            <text:p>Marcelo Antonio Eglesias Dala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.73" calcext:value-type="float">
            <text:p>70.73</text:p>
          </table:table-cell>
          <table:table-cell office:value-type="float" office:value="0" calcext:value-type="float">
            <text:p>0</text:p>
          </table:table-cell>
          <table:table-cell/>
          <table:table-cell table:formula="of:=[$Project.L19]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`03231051</text:p>
          </table:table-cell>
          <table:table-cell office:value-type="string" calcext:value-type="string">
            <text:p>Muhammad Ahnaf Taufik Baihaq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3.41" calcext:value-type="float">
            <text:p>63.41</text:p>
          </table:table-cell>
          <table:table-cell office:value-type="float" office:value="0" calcext:value-type="float">
            <text:p>0</text:p>
          </table:table-cell>
          <table:table-cell/>
          <table:table-cell table:formula="of:=[$Project.L20]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`03231052</text:p>
          </table:table-cell>
          <table:table-cell office:value-type="string" calcext:value-type="string">
            <text:p>Muhammad Arif Choirul Rijal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5.85" calcext:value-type="float">
            <text:p>65.85</text:p>
          </table:table-cell>
          <table:table-cell office:value-type="float" office:value="86.67" calcext:value-type="float">
            <text:p>86.67</text:p>
          </table:table-cell>
          <table:table-cell/>
          <table:table-cell table:formula="of:=[$Project.L21]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`03231056</text:p>
          </table:table-cell>
          <table:table-cell office:value-type="string" calcext:value-type="string">
            <text:p>Muhammad Eridho Triwahyuda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75.61" calcext:value-type="float">
            <text:p>75.61</text:p>
          </table:table-cell>
          <table:table-cell office:value-type="float" office:value="0" calcext:value-type="float">
            <text:p>0</text:p>
          </table:table-cell>
          <table:table-cell/>
          <table:table-cell table:formula="of:=[$Project.L22]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`03231060</text:p>
          </table:table-cell>
          <table:table-cell office:value-type="string" calcext:value-type="string">
            <text:p>Muhammad Irza Al Baihaq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.1" calcext:value-type="float">
            <text:p>56.1</text:p>
          </table:table-cell>
          <table:table-cell office:value-type="float" office:value="66.67" calcext:value-type="float">
            <text:p>66.67</text:p>
          </table:table-cell>
          <table:table-cell/>
          <table:table-cell table:formula="of:=[$Project.L23]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`03231067</text:p>
          </table:table-cell>
          <table:table-cell office:value-type="string" calcext:value-type="string">
            <text:p>Muhammad Taufik Rachm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.17" calcext:value-type="float">
            <text:p>73.17</text:p>
          </table:table-cell>
          <table:table-cell office:value-type="float" office:value="88.33" calcext:value-type="float">
            <text:p>88.33</text:p>
          </table:table-cell>
          <table:table-cell/>
          <table:table-cell table:formula="of:=[$Project.L24]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`03231068</text:p>
          </table:table-cell>
          <table:table-cell office:value-type="string" calcext:value-type="string">
            <text:p>Muhammad Wafy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$Project.L25]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`03231072</text:p>
          </table:table-cell>
          <table:table-cell office:value-type="string" calcext:value-type="string">
            <text:p>Nicolaus Yanri Tonand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.61" calcext:value-type="float">
            <text:p>75.61</text:p>
          </table:table-cell>
          <table:table-cell office:value-type="float" office:value="0" calcext:value-type="float">
            <text:p>0</text:p>
          </table:table-cell>
          <table:table-cell/>
          <table:table-cell table:formula="of:=[$Project.L26]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`03231075</text:p>
          </table:table-cell>
          <table:table-cell office:value-type="string" calcext:value-type="string">
            <text:p>Raihan Dimas Prasety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.29" calcext:value-type="float">
            <text:p>68.29</text:p>
          </table:table-cell>
          <table:table-cell office:value-type="float" office:value="0" calcext:value-type="float">
            <text:p>0</text:p>
          </table:table-cell>
          <table:table-cell/>
          <table:table-cell table:formula="of:=[$Project.L27]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`03231076</text:p>
          </table:table-cell>
          <table:table-cell office:value-type="string" calcext:value-type="string">
            <text:p>Randi Eka Permana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.37" calcext:value-type="float">
            <text:p>85.37</text:p>
          </table:table-cell>
          <table:table-cell office:value-type="float" office:value="0" calcext:value-type="float">
            <text:p>0</text:p>
          </table:table-cell>
          <table:table-cell/>
          <table:table-cell table:formula="of:=[$Project.L28]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`03231079</text:p>
          </table:table-cell>
          <table:table-cell office:value-type="string" calcext:value-type="string">
            <text:p>Reyhan Putra Perdan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.73" calcext:value-type="float">
            <text:p>70.73</text:p>
          </table:table-cell>
          <table:table-cell office:value-type="float" office:value="0" calcext:value-type="float">
            <text:p>0</text:p>
          </table:table-cell>
          <table:table-cell/>
          <table:table-cell table:formula="of:=[$Project.L29]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`03231080</text:p>
          </table:table-cell>
          <table:table-cell office:value-type="string" calcext:value-type="string">
            <text:p>Rino Pandu Aryo Wigati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70.73" calcext:value-type="float">
            <text:p>70.73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$Project.L30]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`03231088</text:p>
          </table:table-cell>
          <table:table-cell office:value-type="string" calcext:value-type="string">
            <text:p>Tri Ahmad Jumain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82.93" calcext:value-type="float">
            <text:p>82.93</text:p>
          </table:table-cell>
          <table:table-cell office:value-type="float" office:value="0" calcext:value-type="float">
            <text:p>0</text:p>
          </table:table-cell>
          <table:table-cell/>
          <table:table-cell table:formula="of:=[$Project.L31]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`03231092</text:p>
          </table:table-cell>
          <table:table-cell office:value-type="string" calcext:value-type="string">
            <text:p>Windi Sugi Karni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.61" calcext:value-type="float">
            <text:p>75.61</text:p>
          </table:table-cell>
          <table:table-cell office:value-type="float" office:value="0" calcext:value-type="float">
            <text:p>0</text:p>
          </table:table-cell>
          <table:table-cell/>
          <table:table-cell table:formula="of:=[$Project.L32]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`03231093</text:p>
          </table:table-cell>
          <table:table-cell office:value-type="string" calcext:value-type="string">
            <text:p>Yopansyah Nabil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.61" calcext:value-type="float">
            <text:p>75.61</text:p>
          </table:table-cell>
          <table:table-cell office:value-type="float" office:value="81.67" calcext:value-type="float">
            <text:p>81.67</text:p>
          </table:table-cell>
          <table:table-cell/>
          <table:table-cell table:formula="of:=[$Project.L33]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`05231004</text:p>
          </table:table-cell>
          <table:table-cell office:value-type="string" calcext:value-type="string">
            <text:p>Amalia Amanda Putri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78.05" calcext:value-type="float">
            <text:p>78.05</text:p>
          </table:table-cell>
          <table:table-cell office:value-type="float" office:value="0" calcext:value-type="float">
            <text:p>0</text:p>
          </table:table-cell>
          <table:table-cell/>
          <table:table-cell table:formula="of:=[$Project.L34]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`05231009</text:p>
          </table:table-cell>
          <table:table-cell office:value-type="string" calcext:value-type="string">
            <text:p>Arif Fadhlur Rohman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61" calcext:value-type="float">
            <text:p>75.61</text:p>
          </table:table-cell>
          <table:table-cell office:value-type="float" office:value="0" calcext:value-type="float">
            <text:p>0</text:p>
          </table:table-cell>
          <table:table-cell/>
          <table:table-cell table:formula="of:=[$Project.L35]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`05231013</text:p>
          </table:table-cell>
          <table:table-cell office:value-type="string" calcext:value-type="string">
            <text:p>Azizah Nazwa Safira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70.73" calcext:value-type="float">
            <text:p>70.73</text:p>
          </table:table-cell>
          <table:table-cell office:value-type="float" office:value="95" calcext:value-type="float">
            <text:p>95</text:p>
          </table:table-cell>
          <table:table-cell/>
          <table:table-cell table:formula="of:=[$Project.L36]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`05231014</text:p>
          </table:table-cell>
          <table:table-cell office:value-type="string" calcext:value-type="string">
            <text:p>Bagas Arsyafath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.24" calcext:value-type="float">
            <text:p>90.24</text:p>
          </table:table-cell>
          <table:table-cell office:value-type="float" office:value="88.33" calcext:value-type="float">
            <text:p>88.33</text:p>
          </table:table-cell>
          <table:table-cell/>
          <table:table-cell table:formula="of:=[$Project.L37]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`05231027</text:p>
          </table:table-cell>
          <table:table-cell office:value-type="string" calcext:value-type="string">
            <text:p>Gadis Jiemria Amar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.61" calcext:value-type="float">
            <text:p>75.61</text:p>
          </table:table-cell>
          <table:table-cell office:value-type="float" office:value="0" calcext:value-type="float">
            <text:p>0</text:p>
          </table:table-cell>
          <table:table-cell/>
          <table:table-cell table:formula="of:=[$Project.L38]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`05231033</text:p>
          </table:table-cell>
          <table:table-cell office:value-type="string" calcext:value-type="string">
            <text:p>Jamal Nur Fikri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$Project.L39]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`05231036</text:p>
          </table:table-cell>
          <table:table-cell office:value-type="string" calcext:value-type="string">
            <text:p>Joshua Tangke Mangalik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.98" calcext:value-type="float">
            <text:p>60.98</text:p>
          </table:table-cell>
          <table:table-cell office:value-type="float" office:value="0" calcext:value-type="float">
            <text:p>0</text:p>
          </table:table-cell>
          <table:table-cell/>
          <table:table-cell table:formula="of:=[$Project.L40]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`05231037</text:p>
          </table:table-cell>
          <table:table-cell office:value-type="string" calcext:value-type="string">
            <text:p>Julio Firhan Hidayat Gazali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.73" calcext:value-type="float">
            <text:p>70.73</text:p>
          </table:table-cell>
          <table:table-cell office:value-type="float" office:value="83.33" calcext:value-type="float">
            <text:p>83.33</text:p>
          </table:table-cell>
          <table:table-cell/>
          <table:table-cell table:formula="of:=[$Project.L41]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`05231049</text:p>
          </table:table-cell>
          <table:table-cell office:value-type="string" calcext:value-type="string">
            <text:p>Maria Rhevalina More Nggeri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17" calcext:value-type="float">
            <text:p>73.17</text:p>
          </table:table-cell>
          <table:table-cell office:value-type="float" office:value="76.67" calcext:value-type="float">
            <text:p>76.67</text:p>
          </table:table-cell>
          <table:table-cell/>
          <table:table-cell table:formula="of:=[$Project.L42]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`05231054</text:p>
          </table:table-cell>
          <table:table-cell office:value-type="string" calcext:value-type="string">
            <text:p>Muhammad Firdaus Mursalim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51.22" calcext:value-type="float">
            <text:p>51.22</text:p>
          </table:table-cell>
          <table:table-cell office:value-type="float" office:value="81.67" calcext:value-type="float">
            <text:p>81.67</text:p>
          </table:table-cell>
          <table:table-cell/>
          <table:table-cell table:formula="of:=[$Project.L43]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`05231057</text:p>
          </table:table-cell>
          <table:table-cell office:value-type="string" calcext:value-type="string">
            <text:p>Muhammad Rachmansyah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61" calcext:value-type="float">
            <text:p>75.61</text:p>
          </table:table-cell>
          <table:table-cell office:value-type="float" office:value="0" calcext:value-type="float">
            <text:p>0</text:p>
          </table:table-cell>
          <table:table-cell/>
          <table:table-cell table:formula="of:=[$Project.L44]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`05231058</text:p>
          </table:table-cell>
          <table:table-cell office:value-type="string" calcext:value-type="string">
            <text:p>Muhammad Rafi Alvaro Putra C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0.49" calcext:value-type="float">
            <text:p>80.49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$Project.L45]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`05231069</text:p>
          </table:table-cell>
          <table:table-cell office:value-type="string" calcext:value-type="string">
            <text:p>Nur Rahmadani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60.98" calcext:value-type="float">
            <text:p>60.98</text:p>
          </table:table-cell>
          <table:table-cell office:value-type="float" office:value="93.33" calcext:value-type="float">
            <text:p>93.33</text:p>
          </table:table-cell>
          <table:table-cell/>
          <table:table-cell table:formula="of:=[$Project.L46]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`05231075</text:p>
          </table:table-cell>
          <table:table-cell office:value-type="string" calcext:value-type="string">
            <text:p>Rifka Diah Pratiwi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.29" calcext:value-type="float">
            <text:p>68.29</text:p>
          </table:table-cell>
          <table:table-cell office:value-type="float" office:value="0" calcext:value-type="float">
            <text:p>0</text:p>
          </table:table-cell>
          <table:table-cell/>
          <table:table-cell table:formula="of:=[$Project.L47]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`05231078</text:p>
          </table:table-cell>
          <table:table-cell office:value-type="string" calcext:value-type="string">
            <text:p>Rismadani Rismadani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54" calcext:value-type="float">
            <text:p>58.54</text:p>
          </table:table-cell>
          <table:table-cell office:value-type="float" office:value="0" calcext:value-type="float">
            <text:p>0</text:p>
          </table:table-cell>
          <table:table-cell/>
          <table:table-cell table:formula="of:=[$Project.L48]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`05231079</text:p>
          </table:table-cell>
          <table:table-cell office:value-type="string" calcext:value-type="string">
            <text:p>Risti Hestining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70.73" calcext:value-type="float">
            <text:p>70.73</text:p>
          </table:table-cell>
          <table:table-cell office:value-type="float" office:value="0" calcext:value-type="float">
            <text:p>0</text:p>
          </table:table-cell>
          <table:table-cell/>
          <table:table-cell table:formula="of:=[$Project.L49]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`05231083</text:p>
          </table:table-cell>
          <table:table-cell office:value-type="string" calcext:value-type="string">
            <text:p>Roy Francisco Kurniawan Aruan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85" calcext:value-type="float">
            <text:p>65.85</text:p>
          </table:table-cell>
          <table:table-cell office:value-type="float" office:value="0" calcext:value-type="float">
            <text:p>0</text:p>
          </table:table-cell>
          <table:table-cell/>
          <table:table-cell table:formula="of:=[$Project.L50]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`05231090</text:p>
          </table:table-cell>
          <table:table-cell office:value-type="string" calcext:value-type="string">
            <text:p>Titiek Nuraziza</text:p>
          </table:table-cell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80.49" calcext:value-type="float">
            <text:p>80.49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$Project.L51]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`05231094</text:p>
          </table:table-cell>
          <table:table-cell office:value-type="string" calcext:value-type="string">
            <text:p>Yudhistira Firmana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54" calcext:value-type="float">
            <text:p>58.54</text:p>
          </table:table-cell>
          <table:table-cell office:value-type="float" office:value="0" calcext:value-type="float">
            <text:p>0</text:p>
          </table:table-cell>
          <table:table-cell/>
          <table:table-cell table:formula="of:=[$Project.L52]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`05231095</text:p>
          </table:table-cell>
          <table:table-cell office:value-type="string" calcext:value-type="string">
            <text:p>Yuwandari Adna Fika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.73" calcext:value-type="float">
            <text:p>70.73</text:p>
          </table:table-cell>
          <table:table-cell office:value-type="float" office:value="0" calcext:value-type="float">
            <text:p>0</text:p>
          </table:table-cell>
          <table:table-cell/>
          <table:table-cell table:formula="of:=[$Project.L53]" office:value-type="float" office:value="0" calcext:value-type="float">
            <text:p>0</text:p>
          </table:table-cell>
          <table:table-cell table:number-columns-repeated="16374"/>
        </table:table-row>
      </table:table>
      <table:table table:name="Project" table:style-name="ta1"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" table:default-cell-style-name="Default"/>
        <table:table-row table:style-name="ro3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IM</text:p>
          </table:table-cell>
          <table:table-cell table:style-name="ce2" office:value-type="string" calcext:value-type="string">
            <text:p>Nama</text:p>
          </table:table-cell>
          <table:table-cell table:style-name="ce2" office:value-type="string" calcext:value-type="string">
            <text:p>Tugas Lab</text:p>
          </table:table-cell>
          <table:table-cell table:style-name="ce2" office:value-type="string" calcext:value-type="string">
            <text:p>Asistensi Proposal</text:p>
          </table:table-cell>
          <table:table-cell table:style-name="ce2" office:value-type="string" calcext:value-type="string">
            <text:p>Dokumen Proposal</text:p>
          </table:table-cell>
          <table:table-cell table:style-name="ce2" office:value-type="string" calcext:value-type="string">
            <text:p>Presentasi Proposal</text:p>
          </table:table-cell>
          <table:table-cell table:style-name="ce2" office:value-type="string" calcext:value-type="string">
            <text:p>Progres 1</text:p>
          </table:table-cell>
          <table:table-cell table:style-name="ce2" office:value-type="string" calcext:value-type="string">
            <text:p>Progres 2</text:p>
          </table:table-cell>
          <table:table-cell table:style-name="ce2" office:value-type="string" calcext:value-type="string">
            <text:p>Demo Prototipe</text:p>
          </table:table-cell>
          <table:table-cell table:style-name="ce2" office:value-type="string" calcext:value-type="string">
            <text:p>Laporan Akhir</text:p>
          </table:table-cell>
          <table:table-cell table:style-name="ce2" office:value-type="string" calcext:value-type="string">
            <text:p>TOTAL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`03231001</text:p>
          </table:table-cell>
          <table:table-cell office:value-type="string" calcext:value-type="string">
            <text:p>Abdillah Rizqi</text:p>
          </table:table-cell>
          <table:table-cell table:number-columns-repeated="8"/>
          <table:table-cell table:formula="of:=[.D2]*0.1+[.E2]*0.2+[.F2]*0.1+[.G2]*0.1+[.H2]*0.1+[.I2]*0.2+[.J2]*0.1+[.K2]*0.1" office:value-type="float" office:value="0" calcext:value-type="float">
            <text:p>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`03231002</text:p>
          </table:table-cell>
          <table:table-cell office:value-type="string" calcext:value-type="string">
            <text:p>Abdul Azis Zakariyya Johandi</text:p>
          </table:table-cell>
          <table:table-cell table:number-columns-repeated="8"/>
          <table:table-cell table:formula="of:=[.D3]*0.1+[.E3]*0.2+[.F3]*0.1+[.G3]*0.1+[.H3]*0.1+[.I3]*0.2+[.J3]*0.1+[.K3]*0.1" office:value-type="float" office:value="0" calcext:value-type="float">
            <text:p>0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`03231005</text:p>
          </table:table-cell>
          <table:table-cell office:value-type="string" calcext:value-type="string">
            <text:p>Adiya Ilham</text:p>
          </table:table-cell>
          <table:table-cell table:number-columns-repeated="8"/>
          <table:table-cell table:formula="of:=[.D4]*0.1+[.E4]*0.2+[.F4]*0.1+[.G4]*0.1+[.H4]*0.1+[.I4]*0.2+[.J4]*0.1+[.K4]*0.1" office:value-type="float" office:value="0" calcext:value-type="float">
            <text:p>0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`03231009</text:p>
          </table:table-cell>
          <table:table-cell office:value-type="string" calcext:value-type="string">
            <text:p>Alev Putra Alfandy</text:p>
          </table:table-cell>
          <table:table-cell table:number-columns-repeated="8"/>
          <table:table-cell table:formula="of:=[.D5]*0.1+[.E5]*0.2+[.F5]*0.1+[.G5]*0.1+[.H5]*0.1+[.I5]*0.2+[.J5]*0.1+[.K5]*0.1" office:value-type="float" office:value="0" calcext:value-type="float">
            <text:p>0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`03231010</text:p>
          </table:table-cell>
          <table:table-cell office:value-type="string" calcext:value-type="string">
            <text:p>Alwi Jayansyah</text:p>
          </table:table-cell>
          <table:table-cell table:number-columns-repeated="8"/>
          <table:table-cell table:formula="of:=[.D6]*0.1+[.E6]*0.2+[.F6]*0.1+[.G6]*0.1+[.H6]*0.1+[.I6]*0.2+[.J6]*0.1+[.K6]*0.1" office:value-type="float" office:value="0" calcext:value-type="float">
            <text:p>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`03231013</text:p>
          </table:table-cell>
          <table:table-cell office:value-type="string" calcext:value-type="string">
            <text:p>Arif Budi Laksono</text:p>
          </table:table-cell>
          <table:table-cell table:number-columns-repeated="8"/>
          <table:table-cell table:formula="of:=[.D7]*0.1+[.E7]*0.2+[.F7]*0.1+[.G7]*0.1+[.H7]*0.1+[.I7]*0.2+[.J7]*0.1+[.K7]*0.1" office:value-type="float" office:value="0" calcext:value-type="float">
            <text:p>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`03231014</text:p>
          </table:table-cell>
          <table:table-cell office:value-type="string" calcext:value-type="string">
            <text:p>Arini Anggraini Aris</text:p>
          </table:table-cell>
          <table:table-cell table:number-columns-repeated="8"/>
          <table:table-cell table:formula="of:=[.D8]*0.1+[.E8]*0.2+[.F8]*0.1+[.G8]*0.1+[.H8]*0.1+[.I8]*0.2+[.J8]*0.1+[.K8]*0.1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`03231018</text:p>
          </table:table-cell>
          <table:table-cell office:value-type="string" calcext:value-type="string">
            <text:p>Arta Dharma Kusuma</text:p>
          </table:table-cell>
          <table:table-cell table:number-columns-repeated="8"/>
          <table:table-cell table:formula="of:=[.D9]*0.1+[.E9]*0.2+[.F9]*0.1+[.G9]*0.1+[.H9]*0.1+[.I9]*0.2+[.J9]*0.1+[.K9]*0.1" office:value-type="float" office:value="0" calcext:value-type="float">
            <text:p>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`03231026</text:p>
          </table:table-cell>
          <table:table-cell office:value-type="string" calcext:value-type="string">
            <text:p>David Antonio Sihite</text:p>
          </table:table-cell>
          <table:table-cell table:number-columns-repeated="8"/>
          <table:table-cell table:formula="of:=[.D10]*0.1+[.E10]*0.2+[.F10]*0.1+[.G10]*0.1+[.H10]*0.1+[.I10]*0.2+[.J10]*0.1+[.K10]*0.1" office:value-type="float" office:value="0" calcext:value-type="float">
            <text:p>0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`03231030</text:p>
          </table:table-cell>
          <table:table-cell office:value-type="string" calcext:value-type="string">
            <text:p>Eangie Livia Cleantha</text:p>
          </table:table-cell>
          <table:table-cell table:number-columns-repeated="8"/>
          <table:table-cell table:formula="of:=[.D11]*0.1+[.E11]*0.2+[.F11]*0.1+[.G11]*0.1+[.H11]*0.1+[.I11]*0.2+[.J11]*0.1+[.K11]*0.1" office:value-type="float" office:value="0" calcext:value-type="float">
            <text:p>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`03231031</text:p>
          </table:table-cell>
          <table:table-cell office:value-type="string" calcext:value-type="string">
            <text:p>Erwin Dharmawan</text:p>
          </table:table-cell>
          <table:table-cell table:number-columns-repeated="8"/>
          <table:table-cell table:formula="of:=[.D12]*0.1+[.E12]*0.2+[.F12]*0.1+[.G12]*0.1+[.H12]*0.1+[.I12]*0.2+[.J12]*0.1+[.K12]*0.1"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`03231034</text:p>
          </table:table-cell>
          <table:table-cell office:value-type="string" calcext:value-type="string">
            <text:p>Firmansyah</text:p>
          </table:table-cell>
          <table:table-cell table:number-columns-repeated="8"/>
          <table:table-cell table:formula="of:=[.D13]*0.1+[.E13]*0.2+[.F13]*0.1+[.G13]*0.1+[.H13]*0.1+[.I13]*0.2+[.J13]*0.1+[.K13]*0.1" office:value-type="float" office:value="0" calcext:value-type="float">
            <text:p>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`03231035</text:p>
          </table:table-cell>
          <table:table-cell office:value-type="string" calcext:value-type="string">
            <text:p>Firson Adam Nicolas</text:p>
          </table:table-cell>
          <table:table-cell table:number-columns-repeated="8"/>
          <table:table-cell table:formula="of:=[.D14]*0.1+[.E14]*0.2+[.F14]*0.1+[.G14]*0.1+[.H14]*0.1+[.I14]*0.2+[.J14]*0.1+[.K14]*0.1" office:value-type="float" office:value="0" calcext:value-type="float">
            <text:p>0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`03231038</text:p>
          </table:table-cell>
          <table:table-cell office:value-type="string" calcext:value-type="string">
            <text:p>Garcia Stevendia Saragih</text:p>
          </table:table-cell>
          <table:table-cell table:number-columns-repeated="8"/>
          <table:table-cell table:formula="of:=[.D15]*0.1+[.E15]*0.2+[.F15]*0.1+[.G15]*0.1+[.H15]*0.1+[.I15]*0.2+[.J15]*0.1+[.K15]*0.1" office:value-type="float" office:value="0" calcext:value-type="float">
            <text:p>0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`03231039</text:p>
          </table:table-cell>
          <table:table-cell office:value-type="string" calcext:value-type="string">
            <text:p>Habibi Wahba Zuhaili</text:p>
          </table:table-cell>
          <table:table-cell table:number-columns-repeated="8"/>
          <table:table-cell table:formula="of:=[.D16]*0.1+[.E16]*0.2+[.F16]*0.1+[.G16]*0.1+[.H16]*0.1+[.I16]*0.2+[.J16]*0.1+[.K16]*0.1" office:value-type="float" office:value="0" calcext:value-type="float">
            <text:p>0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`03231042</text:p>
          </table:table-cell>
          <table:table-cell office:value-type="string" calcext:value-type="string">
            <text:p>Ibram Maulana</text:p>
          </table:table-cell>
          <table:table-cell table:number-columns-repeated="8"/>
          <table:table-cell table:formula="of:=[.D17]*0.1+[.E17]*0.2+[.F17]*0.1+[.G17]*0.1+[.H17]*0.1+[.I17]*0.2+[.J17]*0.1+[.K17]*0.1" office:value-type="float" office:value="0" calcext:value-type="float">
            <text:p>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`03231043</text:p>
          </table:table-cell>
          <table:table-cell office:value-type="string" calcext:value-type="string">
            <text:p>Kelvin Febriano Wiranata Suisman</text:p>
          </table:table-cell>
          <table:table-cell table:number-columns-repeated="8"/>
          <table:table-cell table:formula="of:=[.D18]*0.1+[.E18]*0.2+[.F18]*0.1+[.G18]*0.1+[.H18]*0.1+[.I18]*0.2+[.J18]*0.1+[.K18]*0.1" office:value-type="float" office:value="0" calcext:value-type="float">
            <text:p>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`03231046</text:p>
          </table:table-cell>
          <table:table-cell office:value-type="string" calcext:value-type="string">
            <text:p>Marcelo Antonio Eglesias Dala</text:p>
          </table:table-cell>
          <table:table-cell table:number-columns-repeated="8"/>
          <table:table-cell table:formula="of:=[.D19]*0.1+[.E19]*0.2+[.F19]*0.1+[.G19]*0.1+[.H19]*0.1+[.I19]*0.2+[.J19]*0.1+[.K19]*0.1"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`03231051</text:p>
          </table:table-cell>
          <table:table-cell office:value-type="string" calcext:value-type="string">
            <text:p>Muhammad Ahnaf Taufik Baihaqi</text:p>
          </table:table-cell>
          <table:table-cell table:number-columns-repeated="8"/>
          <table:table-cell table:formula="of:=[.D20]*0.1+[.E20]*0.2+[.F20]*0.1+[.G20]*0.1+[.H20]*0.1+[.I20]*0.2+[.J20]*0.1+[.K20]*0.1" office:value-type="float" office:value="0" calcext:value-type="float">
            <text:p>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`03231052</text:p>
          </table:table-cell>
          <table:table-cell office:value-type="string" calcext:value-type="string">
            <text:p>Muhammad Arif Choirul Rijal</text:p>
          </table:table-cell>
          <table:table-cell table:number-columns-repeated="8"/>
          <table:table-cell table:formula="of:=[.D21]*0.1+[.E21]*0.2+[.F21]*0.1+[.G21]*0.1+[.H21]*0.1+[.I21]*0.2+[.J21]*0.1+[.K21]*0.1" office:value-type="float" office:value="0" calcext:value-type="float">
            <text:p>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`03231056</text:p>
          </table:table-cell>
          <table:table-cell office:value-type="string" calcext:value-type="string">
            <text:p>Muhammad Eridho Triwahyuda</text:p>
          </table:table-cell>
          <table:table-cell table:number-columns-repeated="8"/>
          <table:table-cell table:formula="of:=[.D22]*0.1+[.E22]*0.2+[.F22]*0.1+[.G22]*0.1+[.H22]*0.1+[.I22]*0.2+[.J22]*0.1+[.K22]*0.1" office:value-type="float" office:value="0" calcext:value-type="float">
            <text:p>0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`03231060</text:p>
          </table:table-cell>
          <table:table-cell office:value-type="string" calcext:value-type="string">
            <text:p>Muhammad Irza Al Baihaqi</text:p>
          </table:table-cell>
          <table:table-cell table:number-columns-repeated="8"/>
          <table:table-cell table:formula="of:=[.D23]*0.1+[.E23]*0.2+[.F23]*0.1+[.G23]*0.1+[.H23]*0.1+[.I23]*0.2+[.J23]*0.1+[.K23]*0.1" office:value-type="float" office:value="0" calcext:value-type="float">
            <text:p>0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`03231067</text:p>
          </table:table-cell>
          <table:table-cell office:value-type="string" calcext:value-type="string">
            <text:p>Muhammad Taufik Rachman</text:p>
          </table:table-cell>
          <table:table-cell table:number-columns-repeated="8"/>
          <table:table-cell table:formula="of:=[.D24]*0.1+[.E24]*0.2+[.F24]*0.1+[.G24]*0.1+[.H24]*0.1+[.I24]*0.2+[.J24]*0.1+[.K24]*0.1" office:value-type="float" office:value="0" calcext:value-type="float">
            <text:p>0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`03231068</text:p>
          </table:table-cell>
          <table:table-cell office:value-type="string" calcext:value-type="string">
            <text:p>Muhammad Wafy</text:p>
          </table:table-cell>
          <table:table-cell table:number-columns-repeated="8"/>
          <table:table-cell table:formula="of:=[.D25]*0.1+[.E25]*0.2+[.F25]*0.1+[.G25]*0.1+[.H25]*0.1+[.I25]*0.2+[.J25]*0.1+[.K25]*0.1" office:value-type="float" office:value="0" calcext:value-type="float">
            <text:p>0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`03231072</text:p>
          </table:table-cell>
          <table:table-cell office:value-type="string" calcext:value-type="string">
            <text:p>Nicolaus Yanri Tonanda</text:p>
          </table:table-cell>
          <table:table-cell table:number-columns-repeated="8"/>
          <table:table-cell table:formula="of:=[.D26]*0.1+[.E26]*0.2+[.F26]*0.1+[.G26]*0.1+[.H26]*0.1+[.I26]*0.2+[.J26]*0.1+[.K26]*0.1" office:value-type="float" office:value="0" calcext:value-type="float">
            <text:p>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`03231075</text:p>
          </table:table-cell>
          <table:table-cell office:value-type="string" calcext:value-type="string">
            <text:p>Raihan Dimas Prasetyo</text:p>
          </table:table-cell>
          <table:table-cell table:number-columns-repeated="8"/>
          <table:table-cell table:formula="of:=[.D27]*0.1+[.E27]*0.2+[.F27]*0.1+[.G27]*0.1+[.H27]*0.1+[.I27]*0.2+[.J27]*0.1+[.K27]*0.1" office:value-type="float" office:value="0" calcext:value-type="float">
            <text:p>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`03231076</text:p>
          </table:table-cell>
          <table:table-cell office:value-type="string" calcext:value-type="string">
            <text:p>Randi Eka Permana</text:p>
          </table:table-cell>
          <table:table-cell table:number-columns-repeated="8"/>
          <table:table-cell table:formula="of:=[.D28]*0.1+[.E28]*0.2+[.F28]*0.1+[.G28]*0.1+[.H28]*0.1+[.I28]*0.2+[.J28]*0.1+[.K28]*0.1" office:value-type="float" office:value="0" calcext:value-type="float">
            <text:p>0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`03231079</text:p>
          </table:table-cell>
          <table:table-cell office:value-type="string" calcext:value-type="string">
            <text:p>Reyhan Putra Perdana</text:p>
          </table:table-cell>
          <table:table-cell table:number-columns-repeated="8"/>
          <table:table-cell table:formula="of:=[.D29]*0.1+[.E29]*0.2+[.F29]*0.1+[.G29]*0.1+[.H29]*0.1+[.I29]*0.2+[.J29]*0.1+[.K29]*0.1" office:value-type="float" office:value="0" calcext:value-type="float">
            <text:p>0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`03231080</text:p>
          </table:table-cell>
          <table:table-cell office:value-type="string" calcext:value-type="string">
            <text:p>Rino Pandu Aryo Wigati</text:p>
          </table:table-cell>
          <table:table-cell table:number-columns-repeated="8"/>
          <table:table-cell table:formula="of:=[.D30]*0.1+[.E30]*0.2+[.F30]*0.1+[.G30]*0.1+[.H30]*0.1+[.I30]*0.2+[.J30]*0.1+[.K30]*0.1" office:value-type="float" office:value="0" calcext:value-type="float">
            <text:p>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`03231088</text:p>
          </table:table-cell>
          <table:table-cell office:value-type="string" calcext:value-type="string">
            <text:p>Tri Ahmad Jumain</text:p>
          </table:table-cell>
          <table:table-cell table:number-columns-repeated="8"/>
          <table:table-cell table:formula="of:=[.D31]*0.1+[.E31]*0.2+[.F31]*0.1+[.G31]*0.1+[.H31]*0.1+[.I31]*0.2+[.J31]*0.1+[.K31]*0.1" office:value-type="float" office:value="0" calcext:value-type="float">
            <text:p>0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`03231092</text:p>
          </table:table-cell>
          <table:table-cell office:value-type="string" calcext:value-type="string">
            <text:p>Windi Sugi Karni</text:p>
          </table:table-cell>
          <table:table-cell table:number-columns-repeated="8"/>
          <table:table-cell table:formula="of:=[.D32]*0.1+[.E32]*0.2+[.F32]*0.1+[.G32]*0.1+[.H32]*0.1+[.I32]*0.2+[.J32]*0.1+[.K32]*0.1" office:value-type="float" office:value="0" calcext:value-type="float">
            <text:p>0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`03231093</text:p>
          </table:table-cell>
          <table:table-cell office:value-type="string" calcext:value-type="string">
            <text:p>Yopansyah Nabila</text:p>
          </table:table-cell>
          <table:table-cell table:number-columns-repeated="8"/>
          <table:table-cell table:formula="of:=[.D33]*0.1+[.E33]*0.2+[.F33]*0.1+[.G33]*0.1+[.H33]*0.1+[.I33]*0.2+[.J33]*0.1+[.K33]*0.1"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`05231004</text:p>
          </table:table-cell>
          <table:table-cell office:value-type="string" calcext:value-type="string">
            <text:p>Amalia Amanda Putri</text:p>
          </table:table-cell>
          <table:table-cell table:number-columns-repeated="8"/>
          <table:table-cell table:formula="of:=[.D34]*0.1+[.E34]*0.2+[.F34]*0.1+[.G34]*0.1+[.H34]*0.1+[.I34]*0.2+[.J34]*0.1+[.K34]*0.1" office:value-type="float" office:value="0" calcext:value-type="float">
            <text:p>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`05231009</text:p>
          </table:table-cell>
          <table:table-cell office:value-type="string" calcext:value-type="string">
            <text:p>Arif Fadhlur Rohman</text:p>
          </table:table-cell>
          <table:table-cell table:number-columns-repeated="8"/>
          <table:table-cell table:formula="of:=[.D35]*0.1+[.E35]*0.2+[.F35]*0.1+[.G35]*0.1+[.H35]*0.1+[.I35]*0.2+[.J35]*0.1+[.K35]*0.1" office:value-type="float" office:value="0" calcext:value-type="float">
            <text:p>0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`05231013</text:p>
          </table:table-cell>
          <table:table-cell office:value-type="string" calcext:value-type="string">
            <text:p>Azizah Nazwa Safira</text:p>
          </table:table-cell>
          <table:table-cell table:number-columns-repeated="8"/>
          <table:table-cell table:formula="of:=[.D36]*0.1+[.E36]*0.2+[.F36]*0.1+[.G36]*0.1+[.H36]*0.1+[.I36]*0.2+[.J36]*0.1+[.K36]*0.1" office:value-type="float" office:value="0" calcext:value-type="float">
            <text:p>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`05231014</text:p>
          </table:table-cell>
          <table:table-cell office:value-type="string" calcext:value-type="string">
            <text:p>Bagas Arsyafath</text:p>
          </table:table-cell>
          <table:table-cell table:number-columns-repeated="8"/>
          <table:table-cell table:formula="of:=[.D37]*0.1+[.E37]*0.2+[.F37]*0.1+[.G37]*0.1+[.H37]*0.1+[.I37]*0.2+[.J37]*0.1+[.K37]*0.1" office:value-type="float" office:value="0" calcext:value-type="float">
            <text:p>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`05231027</text:p>
          </table:table-cell>
          <table:table-cell office:value-type="string" calcext:value-type="string">
            <text:p>Gadis Jiemria Amara</text:p>
          </table:table-cell>
          <table:table-cell table:number-columns-repeated="8"/>
          <table:table-cell table:formula="of:=[.D38]*0.1+[.E38]*0.2+[.F38]*0.1+[.G38]*0.1+[.H38]*0.1+[.I38]*0.2+[.J38]*0.1+[.K38]*0.1" office:value-type="float" office:value="0" calcext:value-type="float">
            <text:p>0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`05231033</text:p>
          </table:table-cell>
          <table:table-cell office:value-type="string" calcext:value-type="string">
            <text:p>Jamal Nur Fikri</text:p>
          </table:table-cell>
          <table:table-cell table:number-columns-repeated="8"/>
          <table:table-cell table:formula="of:=[.D39]*0.1+[.E39]*0.2+[.F39]*0.1+[.G39]*0.1+[.H39]*0.1+[.I39]*0.2+[.J39]*0.1+[.K39]*0.1" office:value-type="float" office:value="0" calcext:value-type="float">
            <text:p>0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`05231036</text:p>
          </table:table-cell>
          <table:table-cell office:value-type="string" calcext:value-type="string">
            <text:p>Joshua Tangke Mangalik</text:p>
          </table:table-cell>
          <table:table-cell table:number-columns-repeated="8"/>
          <table:table-cell table:formula="of:=[.D40]*0.1+[.E40]*0.2+[.F40]*0.1+[.G40]*0.1+[.H40]*0.1+[.I40]*0.2+[.J40]*0.1+[.K40]*0.1" office:value-type="float" office:value="0" calcext:value-type="float">
            <text:p>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`05231037</text:p>
          </table:table-cell>
          <table:table-cell office:value-type="string" calcext:value-type="string">
            <text:p>Julio Firhan Hidayat Gazali</text:p>
          </table:table-cell>
          <table:table-cell table:number-columns-repeated="8"/>
          <table:table-cell table:formula="of:=[.D41]*0.1+[.E41]*0.2+[.F41]*0.1+[.G41]*0.1+[.H41]*0.1+[.I41]*0.2+[.J41]*0.1+[.K41]*0.1" office:value-type="float" office:value="0" calcext:value-type="float">
            <text:p>0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`05231049</text:p>
          </table:table-cell>
          <table:table-cell office:value-type="string" calcext:value-type="string">
            <text:p>Maria Rhevalina More Nggeri</text:p>
          </table:table-cell>
          <table:table-cell table:number-columns-repeated="8"/>
          <table:table-cell table:formula="of:=[.D42]*0.1+[.E42]*0.2+[.F42]*0.1+[.G42]*0.1+[.H42]*0.1+[.I42]*0.2+[.J42]*0.1+[.K42]*0.1" office:value-type="float" office:value="0" calcext:value-type="float">
            <text:p>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`05231054</text:p>
          </table:table-cell>
          <table:table-cell office:value-type="string" calcext:value-type="string">
            <text:p>Muhammad Firdaus Mursalim</text:p>
          </table:table-cell>
          <table:table-cell table:number-columns-repeated="8"/>
          <table:table-cell table:formula="of:=[.D43]*0.1+[.E43]*0.2+[.F43]*0.1+[.G43]*0.1+[.H43]*0.1+[.I43]*0.2+[.J43]*0.1+[.K43]*0.1" office:value-type="float" office:value="0" calcext:value-type="float">
            <text:p>0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`05231057</text:p>
          </table:table-cell>
          <table:table-cell office:value-type="string" calcext:value-type="string">
            <text:p>Muhammad Rachmansyah</text:p>
          </table:table-cell>
          <table:table-cell table:number-columns-repeated="8"/>
          <table:table-cell table:formula="of:=[.D44]*0.1+[.E44]*0.2+[.F44]*0.1+[.G44]*0.1+[.H44]*0.1+[.I44]*0.2+[.J44]*0.1+[.K44]*0.1" office:value-type="float" office:value="0" calcext:value-type="float">
            <text:p>0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`05231058</text:p>
          </table:table-cell>
          <table:table-cell office:value-type="string" calcext:value-type="string">
            <text:p>Muhammad Rafi Alvaro Putra C</text:p>
          </table:table-cell>
          <table:table-cell table:number-columns-repeated="8"/>
          <table:table-cell table:formula="of:=[.D45]*0.1+[.E45]*0.2+[.F45]*0.1+[.G45]*0.1+[.H45]*0.1+[.I45]*0.2+[.J45]*0.1+[.K45]*0.1" office:value-type="float" office:value="0" calcext:value-type="float">
            <text:p>0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`05231069</text:p>
          </table:table-cell>
          <table:table-cell office:value-type="string" calcext:value-type="string">
            <text:p>Nur Rahmadani</text:p>
          </table:table-cell>
          <table:table-cell table:number-columns-repeated="8"/>
          <table:table-cell table:formula="of:=[.D46]*0.1+[.E46]*0.2+[.F46]*0.1+[.G46]*0.1+[.H46]*0.1+[.I46]*0.2+[.J46]*0.1+[.K46]*0.1" office:value-type="float" office:value="0" calcext:value-type="float">
            <text:p>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`05231075</text:p>
          </table:table-cell>
          <table:table-cell office:value-type="string" calcext:value-type="string">
            <text:p>Rifka Diah Pratiwi</text:p>
          </table:table-cell>
          <table:table-cell table:number-columns-repeated="8"/>
          <table:table-cell table:formula="of:=[.D47]*0.1+[.E47]*0.2+[.F47]*0.1+[.G47]*0.1+[.H47]*0.1+[.I47]*0.2+[.J47]*0.1+[.K47]*0.1" office:value-type="float" office:value="0" calcext:value-type="float">
            <text:p>0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`05231078</text:p>
          </table:table-cell>
          <table:table-cell office:value-type="string" calcext:value-type="string">
            <text:p>Rismadani Rismadani</text:p>
          </table:table-cell>
          <table:table-cell table:number-columns-repeated="8"/>
          <table:table-cell table:formula="of:=[.D48]*0.1+[.E48]*0.2+[.F48]*0.1+[.G48]*0.1+[.H48]*0.1+[.I48]*0.2+[.J48]*0.1+[.K48]*0.1" office:value-type="float" office:value="0" calcext:value-type="float">
            <text:p>0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`05231079</text:p>
          </table:table-cell>
          <table:table-cell office:value-type="string" calcext:value-type="string">
            <text:p>Risti Hestining</text:p>
          </table:table-cell>
          <table:table-cell table:number-columns-repeated="8"/>
          <table:table-cell table:formula="of:=[.D49]*0.1+[.E49]*0.2+[.F49]*0.1+[.G49]*0.1+[.H49]*0.1+[.I49]*0.2+[.J49]*0.1+[.K49]*0.1" office:value-type="float" office:value="0" calcext:value-type="float">
            <text:p>0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`05231083</text:p>
          </table:table-cell>
          <table:table-cell office:value-type="string" calcext:value-type="string">
            <text:p>Roy Francisco Kurniawan Aruan</text:p>
          </table:table-cell>
          <table:table-cell table:number-columns-repeated="8"/>
          <table:table-cell table:formula="of:=[.D50]*0.1+[.E50]*0.2+[.F50]*0.1+[.G50]*0.1+[.H50]*0.1+[.I50]*0.2+[.J50]*0.1+[.K50]*0.1" office:value-type="float" office:value="0" calcext:value-type="float">
            <text:p>0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`05231090</text:p>
          </table:table-cell>
          <table:table-cell office:value-type="string" calcext:value-type="string">
            <text:p>Titiek Nuraziza</text:p>
          </table:table-cell>
          <table:table-cell table:number-columns-repeated="8"/>
          <table:table-cell table:formula="of:=[.D51]*0.1+[.E51]*0.2+[.F51]*0.1+[.G51]*0.1+[.H51]*0.1+[.I51]*0.2+[.J51]*0.1+[.K51]*0.1" office:value-type="float" office:value="0" calcext:value-type="float">
            <text:p>0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`05231094</text:p>
          </table:table-cell>
          <table:table-cell office:value-type="string" calcext:value-type="string">
            <text:p>Yudhistira Firmana</text:p>
          </table:table-cell>
          <table:table-cell table:number-columns-repeated="8"/>
          <table:table-cell table:formula="of:=[.D52]*0.1+[.E52]*0.2+[.F52]*0.1+[.G52]*0.1+[.H52]*0.1+[.I52]*0.2+[.J52]*0.1+[.K52]*0.1"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`05231095</text:p>
          </table:table-cell>
          <table:table-cell office:value-type="string" calcext:value-type="string">
            <text:p>Yuwandari Adna Fika</text:p>
          </table:table-cell>
          <table:table-cell table:number-columns-repeated="8"/>
          <table:table-cell table:formula="of:=[.D53]*0.1+[.E53]*0.2+[.F53]*0.1+[.G53]*0.1+[.H53]*0.1+[.I53]*0.2+[.J53]*0.1+[.K53]*0.1" office:value-type="float" office:value="0" calcext:value-type="float">
            <text:p>0</text:p>
          </table:table-cell>
        </table:table-row>
      </table:table>
      <table:table table:name="Nilai per Sub CPMK" table:style-name="ta1">
        <table:table-column table:style-name="co11" table:visibility="collapse" table:default-cell-style-name="Default"/>
        <table:table-column table:style-name="co12" table:default-cell-style-name="Default"/>
        <table:table-column table:style-name="co13" table:number-columns-repeated="9" table:default-cell-style-name="Default"/>
        <table:table-column table:style-name="co14" table:default-cell-style-name="Default"/>
        <table:table-column table:style-name="co1" table:number-columns-repeated="2" table:default-cell-style-name="ce10"/>
        <table:table-column table:style-name="co15" table:default-cell-style-name="Default"/>
        <table:table-column table:style-name="co1" table:number-columns-repeated="16369" table:default-cell-style-name="Default"/>
        <table:table-row table:style-name="ro2">
          <table:table-cell table:style-name="ce3" office:value-type="string" calcext:value-type="string" table:number-columns-spanned="14" table:number-rows-spanned="1">
            <text:p>KU1218 - Algoritme Pemrograman - Kelas: G - Jurusan: Tahap Persiapan Bersama - Tahun: 2023 - Sem: 2</text:p>
          </table:table-cell>
          <table:covered-table-cell table:number-columns-repeated="11" table:style-name="ce5"/>
          <table:covered-table-cell table:number-columns-repeated="2" table:style-name="ce7"/>
          <table:table-cell table:number-columns-repeated="16370"/>
        </table:table-row>
        <table:table-row table:style-name="ro4">
          <table:table-cell table:style-name="ce4" office:value-type="string" calcext:value-type="string">
            <text:p>ID</text:p>
          </table:table-cell>
          <table:table-cell table:style-name="ce6" office:value-type="string" calcext:value-type="string">
            <text:p>NRP - Nama Lengkap</text:p>
          </table:table-cell>
          <table:table-cell table:style-name="ce4" office:value-type="string" calcext:value-type="string">
            <text:p>Sub CPMK 1 (5%)</text:p>
          </table:table-cell>
          <table:table-cell table:style-name="ce4" office:value-type="string" calcext:value-type="string">
            <text:p>Sub CPMK 2 (5%)</text:p>
          </table:table-cell>
          <table:table-cell table:style-name="ce4" office:value-type="string" calcext:value-type="string">
            <text:p>Sub CPMK 3 (10%)</text:p>
          </table:table-cell>
          <table:table-cell table:style-name="ce4" office:value-type="string" calcext:value-type="string">
            <text:p>Sub CPMK 4 (16%)</text:p>
          </table:table-cell>
          <table:table-cell table:style-name="ce4" office:value-type="string" calcext:value-type="string">
            <text:p>Sub CPMK 5 (11%)</text:p>
          </table:table-cell>
          <table:table-cell table:style-name="ce4" office:value-type="string" calcext:value-type="string">
            <text:p>Sub CPMK 6 (9%)</text:p>
          </table:table-cell>
          <table:table-cell table:style-name="ce4" office:value-type="string" calcext:value-type="string">
            <text:p>Sub CPMK 7 (9%)</text:p>
          </table:table-cell>
          <table:table-cell table:style-name="ce4" office:value-type="string" calcext:value-type="string">
            <text:p>Sub CPMK 8 (16%)</text:p>
          </table:table-cell>
          <table:table-cell table:style-name="ce4" office:value-type="string" calcext:value-type="string">
            <text:p>Sub CPMK 9 (8%)</text:p>
          </table:table-cell>
          <table:table-cell table:style-name="ce4" office:value-type="string" calcext:value-type="string">
            <text:p>Sub CPMK 10 (11%)</text:p>
          </table:table-cell>
          <table:table-cell table:style-name="ce8" office:value-type="string" calcext:value-type="string">
            <text:p>Nilai Akhir</text:p>
          </table:table-cell>
          <table:table-cell table:style-name="ce8" office:value-type="string" calcext:value-type="string">
            <text:p>Grade</text:p>
          </table:table-cell>
          <table:table-cell table:style-name="ce11"/>
          <table:table-cell table:style-name="ce12" office:value-type="string" calcext:value-type="string">
            <text:p>NILAI ANGKA</text:p>
          </table:table-cell>
          <table:table-cell table:style-name="ce12" office:value-type="string" calcext:value-type="string">
            <text:p>NILAI HURUF</text:p>
          </table:table-cell>
          <table:table-cell table:style-name="ce11" table:number-columns-repeated="16367"/>
        </table:table-row>
        <table:table-row table:style-name="ro2">
          <table:table-cell table:style-name="ce5" office:value-type="string" calcext:value-type="string">
            <text:p>3323103001</text:p>
          </table:table-cell>
          <table:table-cell table:style-name="ce5" office:value-type="string" calcext:value-type="string">
            <text:p>03231001 - Abdillah rizqi</text:p>
          </table:table-cell>
          <table:table-cell table:style-name="ce5" table:formula="of:=ROUND(0.05*[$'Nilai per Evaluasi'.G2])" office:value-type="float" office:value="4" calcext:value-type="float">
            <text:p>4</text:p>
          </table:table-cell>
          <table:table-cell table:style-name="ce5" table:formula="of:=ROUND(0.03*[$'Nilai per Evaluasi'.D2]+0.02*[$'Nilai per Evaluasi'.H2])" office:value-type="float" office:value="4" calcext:value-type="float">
            <text:p>4</text:p>
          </table:table-cell>
          <table:table-cell table:style-name="ce5" table:formula="of:=ROUND(0.03*[$'Nilai per Evaluasi'.E2]+0.02*[$'Nilai per Evaluasi'.H2]+0.05*[$'Nilai per Evaluasi'.I2])" office:value-type="float" office:value="2" calcext:value-type="float">
            <text:p>2</text:p>
          </table:table-cell>
          <table:table-cell table:style-name="ce5" table:formula="of:=ROUND(0.04*[$'Nilai per Evaluasi'.F2]+0.05*[$'Nilai per Evaluasi'.G2]+0.02*[$'Nilai per Evaluasi'.H2]+0.05*[$'Nilai per Evaluasi'.J2])" office:value-type="float" office:value="7" calcext:value-type="float">
            <text:p>7</text:p>
          </table:table-cell>
          <table:table-cell table:style-name="ce5" table:formula="of:=ROUND(0.04*[$'Nilai per Evaluasi'.H2]+0.07*[$'Nilai per Evaluasi'.J2])" office:value-type="float" office:value="3" calcext:value-type="float">
            <text:p>3</text:p>
          </table:table-cell>
          <table:table-cell table:style-name="ce5" table:formula="of:=ROUND(0.02*[$'Nilai per Evaluasi'.I2]+0.07*[$'Nilai per Evaluasi'.J2])" office:value-type="float" office:value="0" calcext:value-type="float">
            <text:p>0</text:p>
          </table:table-cell>
          <table:table-cell table:style-name="ce5" table:formula="of:=ROUND(0.02*[$'Nilai per Evaluasi'.I2]+0.07*[$'Nilai per Evaluasi'.J2])" office:value-type="float" office:value="0" calcext:value-type="float">
            <text:p>0</text:p>
          </table:table-cell>
          <table:table-cell table:style-name="ce5" table:formula="of:=ROUND(0.04*[$'Nilai per Evaluasi'.I2]+0.12*[$'Nilai per Evaluasi'.J2])" office:value-type="float" office:value="0" calcext:value-type="float">
            <text:p>0</text:p>
          </table:table-cell>
          <table:table-cell table:style-name="ce5" table:formula="of:=ROUND(0.02*[$'Nilai per Evaluasi'.I2]+0.06*[$'Nilai per Evaluasi'.J2])" office:value-type="float" office:value="0" calcext:value-type="float">
            <text:p>0</text:p>
          </table:table-cell>
          <table:table-cell table:style-name="ce5" table:formula="of:=ROUND(0.11*[$'Nilai per Evaluasi'.J2])" office:value-type="float" office:value="0" calcext:value-type="float">
            <text:p>0</text:p>
          </table:table-cell>
          <table:table-cell table:style-name="ce9" table:formula="of:=SUM([.C3:.L3])" office:value-type="float" office:value="20" calcext:value-type="float">
            <text:p>20</text:p>
          </table:table-cell>
          <table:table-cell table:style-name="ce9" table:formula="of:=VLOOKUP([.M3];[.$P$3:.$Q$9];2)" office:value-type="string" office:string-value="E" calcext:value-type="string">
            <text:p>E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E</text:p>
          </table:table-cell>
          <table:table-cell table:number-columns-repeated="16367"/>
        </table:table-row>
        <table:table-row table:style-name="ro2">
          <table:table-cell table:style-name="ce5" office:value-type="string" calcext:value-type="string">
            <text:p>3323103002</text:p>
          </table:table-cell>
          <table:table-cell table:style-name="ce5" office:value-type="string" calcext:value-type="string">
            <text:p>03231002 - ABDUL AZIS ZAKARIYYA JOHANDI</text:p>
          </table:table-cell>
          <table:table-cell table:style-name="ce5" table:formula="of:=ROUND(0.05*[$'Nilai per Evaluasi'.G3])" office:value-type="float" office:value="3" calcext:value-type="float">
            <text:p>3</text:p>
          </table:table-cell>
          <table:table-cell table:style-name="ce5" table:formula="of:=ROUND(0.03*[$'Nilai per Evaluasi'.D3]+0.02*[$'Nilai per Evaluasi'.H3])" office:value-type="float" office:value="3" calcext:value-type="float">
            <text:p>3</text:p>
          </table:table-cell>
          <table:table-cell table:style-name="ce5" table:formula="of:=ROUND(0.03*[$'Nilai per Evaluasi'.E3]+0.02*[$'Nilai per Evaluasi'.H3]+0.05*[$'Nilai per Evaluasi'.I3])" office:value-type="float" office:value="1" calcext:value-type="float">
            <text:p>1</text:p>
          </table:table-cell>
          <table:table-cell table:style-name="ce5" table:formula="of:=ROUND(0.04*[$'Nilai per Evaluasi'.F3]+0.05*[$'Nilai per Evaluasi'.G3]+0.02*[$'Nilai per Evaluasi'.H3]+0.05*[$'Nilai per Evaluasi'.J3])" office:value-type="float" office:value="5" calcext:value-type="float">
            <text:p>5</text:p>
          </table:table-cell>
          <table:table-cell table:style-name="ce5" table:formula="of:=ROUND(0.04*[$'Nilai per Evaluasi'.H3]+0.07*[$'Nilai per Evaluasi'.J3])" office:value-type="float" office:value="0" calcext:value-type="float">
            <text:p>0</text:p>
          </table:table-cell>
          <table:table-cell table:style-name="ce5" table:formula="of:=ROUND(0.02*[$'Nilai per Evaluasi'.I3]+0.07*[$'Nilai per Evaluasi'.J3])" office:value-type="float" office:value="0" calcext:value-type="float">
            <text:p>0</text:p>
          </table:table-cell>
          <table:table-cell table:style-name="ce5" table:formula="of:=ROUND(0.02*[$'Nilai per Evaluasi'.I3]+0.07*[$'Nilai per Evaluasi'.J3])" office:value-type="float" office:value="0" calcext:value-type="float">
            <text:p>0</text:p>
          </table:table-cell>
          <table:table-cell table:style-name="ce5" table:formula="of:=ROUND(0.04*[$'Nilai per Evaluasi'.I3]+0.12*[$'Nilai per Evaluasi'.J3])" office:value-type="float" office:value="0" calcext:value-type="float">
            <text:p>0</text:p>
          </table:table-cell>
          <table:table-cell table:style-name="ce5" table:formula="of:=ROUND(0.02*[$'Nilai per Evaluasi'.I3]+0.06*[$'Nilai per Evaluasi'.J3])" office:value-type="float" office:value="0" calcext:value-type="float">
            <text:p>0</text:p>
          </table:table-cell>
          <table:table-cell table:style-name="ce5" table:formula="of:=ROUND(0.11*[$'Nilai per Evaluasi'.J3])" office:value-type="float" office:value="0" calcext:value-type="float">
            <text:p>0</text:p>
          </table:table-cell>
          <table:table-cell table:style-name="ce9" table:formula="of:=SUM([.C4:.L4])" office:value-type="float" office:value="12" calcext:value-type="float">
            <text:p>12</text:p>
          </table:table-cell>
          <table:table-cell table:style-name="ce9" table:formula="of:=VLOOKUP([.M4];[.$P$3:.$Q$9];2)" office:value-type="string" office:string-value="E" calcext:value-type="string">
            <text:p>E</text:p>
          </table:table-cell>
          <table:table-cell/>
          <table:table-cell table:style-name="ce13" office:value-type="float" office:value="41" calcext:value-type="float">
            <text:p>41</text:p>
          </table:table-cell>
          <table:table-cell table:style-name="ce15" office:value-type="string" calcext:value-type="string">
            <text:p>D</text:p>
          </table:table-cell>
          <table:table-cell table:number-columns-repeated="16367"/>
        </table:table-row>
        <table:table-row table:style-name="ro2">
          <table:table-cell table:style-name="ce5" office:value-type="string" calcext:value-type="string">
            <text:p>3323103005</text:p>
          </table:table-cell>
          <table:table-cell table:style-name="ce5" office:value-type="string" calcext:value-type="string">
            <text:p>03231005 - Adiya Ilham</text:p>
          </table:table-cell>
          <table:table-cell table:style-name="ce5" table:formula="of:=ROUND(0.05*[$'Nilai per Evaluasi'.G4])" office:value-type="float" office:value="3" calcext:value-type="float">
            <text:p>3</text:p>
          </table:table-cell>
          <table:table-cell table:style-name="ce5" table:formula="of:=ROUND(0.03*[$'Nilai per Evaluasi'.D4]+0.02*[$'Nilai per Evaluasi'.H4])" office:value-type="float" office:value="2" calcext:value-type="float">
            <text:p>2</text:p>
          </table:table-cell>
          <table:table-cell table:style-name="ce5" table:formula="of:=ROUND(0.03*[$'Nilai per Evaluasi'.E4]+0.02*[$'Nilai per Evaluasi'.H4]+0.05*[$'Nilai per Evaluasi'.I4])" office:value-type="float" office:value="0" calcext:value-type="float">
            <text:p>0</text:p>
          </table:table-cell>
          <table:table-cell table:style-name="ce5" table:formula="of:=ROUND(0.04*[$'Nilai per Evaluasi'.F4]+0.05*[$'Nilai per Evaluasi'.G4]+0.02*[$'Nilai per Evaluasi'.H4]+0.05*[$'Nilai per Evaluasi'.J4])" office:value-type="float" office:value="5" calcext:value-type="float">
            <text:p>5</text:p>
          </table:table-cell>
          <table:table-cell table:style-name="ce5" table:formula="of:=ROUND(0.04*[$'Nilai per Evaluasi'.H4]+0.07*[$'Nilai per Evaluasi'.J4])" office:value-type="float" office:value="0" calcext:value-type="float">
            <text:p>0</text:p>
          </table:table-cell>
          <table:table-cell table:style-name="ce5" table:formula="of:=ROUND(0.02*[$'Nilai per Evaluasi'.I4]+0.07*[$'Nilai per Evaluasi'.J4])" office:value-type="float" office:value="0" calcext:value-type="float">
            <text:p>0</text:p>
          </table:table-cell>
          <table:table-cell table:style-name="ce5" table:formula="of:=ROUND(0.02*[$'Nilai per Evaluasi'.I4]+0.07*[$'Nilai per Evaluasi'.J4])" office:value-type="float" office:value="0" calcext:value-type="float">
            <text:p>0</text:p>
          </table:table-cell>
          <table:table-cell table:style-name="ce5" table:formula="of:=ROUND(0.04*[$'Nilai per Evaluasi'.I4]+0.12*[$'Nilai per Evaluasi'.J4])" office:value-type="float" office:value="0" calcext:value-type="float">
            <text:p>0</text:p>
          </table:table-cell>
          <table:table-cell table:style-name="ce5" table:formula="of:=ROUND(0.02*[$'Nilai per Evaluasi'.I4]+0.06*[$'Nilai per Evaluasi'.J4])" office:value-type="float" office:value="0" calcext:value-type="float">
            <text:p>0</text:p>
          </table:table-cell>
          <table:table-cell table:style-name="ce5" table:formula="of:=ROUND(0.11*[$'Nilai per Evaluasi'.J4])" office:value-type="float" office:value="0" calcext:value-type="float">
            <text:p>0</text:p>
          </table:table-cell>
          <table:table-cell table:style-name="ce9" table:formula="of:=SUM([.C5:.L5])" office:value-type="float" office:value="10" calcext:value-type="float">
            <text:p>10</text:p>
          </table:table-cell>
          <table:table-cell table:style-name="ce9" table:formula="of:=VLOOKUP([.M5];[.$P$3:.$Q$9];2)" office:value-type="string" office:string-value="E" calcext:value-type="string">
            <text:p>E</text:p>
          </table:table-cell>
          <table:table-cell/>
          <table:table-cell table:style-name="ce14" office:value-type="float" office:value="51" calcext:value-type="float">
            <text:p>51</text:p>
          </table:table-cell>
          <table:table-cell table:style-name="ce16" office:value-type="string" calcext:value-type="string">
            <text:p>C</text:p>
          </table:table-cell>
          <table:table-cell table:number-columns-repeated="16367"/>
        </table:table-row>
        <table:table-row table:style-name="ro2">
          <table:table-cell table:style-name="ce5" office:value-type="string" calcext:value-type="string">
            <text:p>3323103009</text:p>
          </table:table-cell>
          <table:table-cell table:style-name="ce5" office:value-type="string" calcext:value-type="string">
            <text:p>03231009 - Alev Putra Alfandy</text:p>
          </table:table-cell>
          <table:table-cell table:style-name="ce5" table:formula="of:=ROUND(0.05*[$'Nilai per Evaluasi'.G5])" office:value-type="float" office:value="2" calcext:value-type="float">
            <text:p>2</text:p>
          </table:table-cell>
          <table:table-cell table:style-name="ce5" table:formula="of:=ROUND(0.03*[$'Nilai per Evaluasi'.D5]+0.02*[$'Nilai per Evaluasi'.H5])" office:value-type="float" office:value="0" calcext:value-type="float">
            <text:p>0</text:p>
          </table:table-cell>
          <table:table-cell table:style-name="ce5" table:formula="of:=ROUND(0.03*[$'Nilai per Evaluasi'.E5]+0.02*[$'Nilai per Evaluasi'.H5]+0.05*[$'Nilai per Evaluasi'.I5])" office:value-type="float" office:value="0" calcext:value-type="float">
            <text:p>0</text:p>
          </table:table-cell>
          <table:table-cell table:style-name="ce5" table:formula="of:=ROUND(0.04*[$'Nilai per Evaluasi'.F5]+0.05*[$'Nilai per Evaluasi'.G5]+0.02*[$'Nilai per Evaluasi'.H5]+0.05*[$'Nilai per Evaluasi'.J5])" office:value-type="float" office:value="2" calcext:value-type="float">
            <text:p>2</text:p>
          </table:table-cell>
          <table:table-cell table:style-name="ce5" table:formula="of:=ROUND(0.04*[$'Nilai per Evaluasi'.H5]+0.07*[$'Nilai per Evaluasi'.J5])" office:value-type="float" office:value="0" calcext:value-type="float">
            <text:p>0</text:p>
          </table:table-cell>
          <table:table-cell table:style-name="ce5" table:formula="of:=ROUND(0.02*[$'Nilai per Evaluasi'.I5]+0.07*[$'Nilai per Evaluasi'.J5])" office:value-type="float" office:value="0" calcext:value-type="float">
            <text:p>0</text:p>
          </table:table-cell>
          <table:table-cell table:style-name="ce5" table:formula="of:=ROUND(0.02*[$'Nilai per Evaluasi'.I5]+0.07*[$'Nilai per Evaluasi'.J5])" office:value-type="float" office:value="0" calcext:value-type="float">
            <text:p>0</text:p>
          </table:table-cell>
          <table:table-cell table:style-name="ce5" table:formula="of:=ROUND(0.04*[$'Nilai per Evaluasi'.I5]+0.12*[$'Nilai per Evaluasi'.J5])" office:value-type="float" office:value="0" calcext:value-type="float">
            <text:p>0</text:p>
          </table:table-cell>
          <table:table-cell table:style-name="ce5" table:formula="of:=ROUND(0.02*[$'Nilai per Evaluasi'.I5]+0.06*[$'Nilai per Evaluasi'.J5])" office:value-type="float" office:value="0" calcext:value-type="float">
            <text:p>0</text:p>
          </table:table-cell>
          <table:table-cell table:style-name="ce5" table:formula="of:=ROUND(0.11*[$'Nilai per Evaluasi'.J5])" office:value-type="float" office:value="0" calcext:value-type="float">
            <text:p>0</text:p>
          </table:table-cell>
          <table:table-cell table:style-name="ce9" table:formula="of:=SUM([.C6:.L6])" office:value-type="float" office:value="4" calcext:value-type="float">
            <text:p>4</text:p>
          </table:table-cell>
          <table:table-cell table:style-name="ce9" table:formula="of:=VLOOKUP([.M6];[.$P$3:.$Q$9];2)" office:value-type="string" office:string-value="E" calcext:value-type="string">
            <text:p>E</text:p>
          </table:table-cell>
          <table:table-cell/>
          <table:table-cell table:style-name="ce14" office:value-type="float" office:value="56" calcext:value-type="float">
            <text:p>56</text:p>
          </table:table-cell>
          <table:table-cell table:style-name="ce16" office:value-type="string" calcext:value-type="string">
            <text:p>BC</text:p>
          </table:table-cell>
          <table:table-cell table:number-columns-repeated="16367"/>
        </table:table-row>
        <table:table-row table:style-name="ro2">
          <table:table-cell table:style-name="ce5" office:value-type="string" calcext:value-type="string">
            <text:p>3323103010</text:p>
          </table:table-cell>
          <table:table-cell table:style-name="ce5" office:value-type="string" calcext:value-type="string">
            <text:p>03231010 - Alwi Jayansyah</text:p>
          </table:table-cell>
          <table:table-cell table:style-name="ce5" table:formula="of:=ROUND(0.05*[$'Nilai per Evaluasi'.G6])" office:value-type="float" office:value="3" calcext:value-type="float">
            <text:p>3</text:p>
          </table:table-cell>
          <table:table-cell table:style-name="ce5" table:formula="of:=ROUND(0.03*[$'Nilai per Evaluasi'.D6]+0.02*[$'Nilai per Evaluasi'.H6])" office:value-type="float" office:value="4" calcext:value-type="float">
            <text:p>4</text:p>
          </table:table-cell>
          <table:table-cell table:style-name="ce5" table:formula="of:=ROUND(0.03*[$'Nilai per Evaluasi'.E6]+0.02*[$'Nilai per Evaluasi'.H6]+0.05*[$'Nilai per Evaluasi'.I6])" office:value-type="float" office:value="2" calcext:value-type="float">
            <text:p>2</text:p>
          </table:table-cell>
          <table:table-cell table:style-name="ce5" table:formula="of:=ROUND(0.04*[$'Nilai per Evaluasi'.F6]+0.05*[$'Nilai per Evaluasi'.G6]+0.02*[$'Nilai per Evaluasi'.H6]+0.05*[$'Nilai per Evaluasi'.J6])" office:value-type="float" office:value="6" calcext:value-type="float">
            <text:p>6</text:p>
          </table:table-cell>
          <table:table-cell table:style-name="ce5" table:formula="of:=ROUND(0.04*[$'Nilai per Evaluasi'.H6]+0.07*[$'Nilai per Evaluasi'.J6])" office:value-type="float" office:value="3" calcext:value-type="float">
            <text:p>3</text:p>
          </table:table-cell>
          <table:table-cell table:style-name="ce5" table:formula="of:=ROUND(0.02*[$'Nilai per Evaluasi'.I6]+0.07*[$'Nilai per Evaluasi'.J6])" office:value-type="float" office:value="0" calcext:value-type="float">
            <text:p>0</text:p>
          </table:table-cell>
          <table:table-cell table:style-name="ce5" table:formula="of:=ROUND(0.02*[$'Nilai per Evaluasi'.I6]+0.07*[$'Nilai per Evaluasi'.J6])" office:value-type="float" office:value="0" calcext:value-type="float">
            <text:p>0</text:p>
          </table:table-cell>
          <table:table-cell table:style-name="ce5" table:formula="of:=ROUND(0.04*[$'Nilai per Evaluasi'.I6]+0.12*[$'Nilai per Evaluasi'.J6])" office:value-type="float" office:value="0" calcext:value-type="float">
            <text:p>0</text:p>
          </table:table-cell>
          <table:table-cell table:style-name="ce5" table:formula="of:=ROUND(0.02*[$'Nilai per Evaluasi'.I6]+0.06*[$'Nilai per Evaluasi'.J6])" office:value-type="float" office:value="0" calcext:value-type="float">
            <text:p>0</text:p>
          </table:table-cell>
          <table:table-cell table:style-name="ce5" table:formula="of:=ROUND(0.11*[$'Nilai per Evaluasi'.J6])" office:value-type="float" office:value="0" calcext:value-type="float">
            <text:p>0</text:p>
          </table:table-cell>
          <table:table-cell table:style-name="ce9" table:formula="of:=SUM([.C7:.L7])" office:value-type="float" office:value="18" calcext:value-type="float">
            <text:p>18</text:p>
          </table:table-cell>
          <table:table-cell table:style-name="ce9" table:formula="of:=VLOOKUP([.M7];[.$P$3:.$Q$9];2)" office:value-type="string" office:string-value="E" calcext:value-type="string">
            <text:p>E</text:p>
          </table:table-cell>
          <table:table-cell/>
          <table:table-cell table:style-name="ce14" office:value-type="float" office:value="66" calcext:value-type="float">
            <text:p>66</text:p>
          </table:table-cell>
          <table:table-cell table:style-name="ce16" office:value-type="string" calcext:value-type="string">
            <text:p>B</text:p>
          </table:table-cell>
          <table:table-cell table:number-columns-repeated="16367"/>
        </table:table-row>
        <table:table-row table:style-name="ro2">
          <table:table-cell table:style-name="ce5" office:value-type="string" calcext:value-type="string">
            <text:p>3323103014</text:p>
          </table:table-cell>
          <table:table-cell table:style-name="ce5" office:value-type="string" calcext:value-type="string">
            <text:p>03231014 - Arini Anggraini Aris</text:p>
          </table:table-cell>
          <table:table-cell table:style-name="ce5" table:formula="of:=ROUND(0.05*[$'Nilai per Evaluasi'.G7])" office:value-type="float" office:value="0" calcext:value-type="float">
            <text:p>0</text:p>
          </table:table-cell>
          <table:table-cell table:style-name="ce5" table:formula="of:=ROUND(0.03*[$'Nilai per Evaluasi'.D7]+0.02*[$'Nilai per Evaluasi'.H7])" office:value-type="float" office:value="0" calcext:value-type="float">
            <text:p>0</text:p>
          </table:table-cell>
          <table:table-cell table:style-name="ce5" table:formula="of:=ROUND(0.03*[$'Nilai per Evaluasi'.E7]+0.02*[$'Nilai per Evaluasi'.H7]+0.05*[$'Nilai per Evaluasi'.I7])" office:value-type="float" office:value="0" calcext:value-type="float">
            <text:p>0</text:p>
          </table:table-cell>
          <table:table-cell table:style-name="ce5" table:formula="of:=ROUND(0.04*[$'Nilai per Evaluasi'.F7]+0.05*[$'Nilai per Evaluasi'.G7]+0.02*[$'Nilai per Evaluasi'.H7]+0.05*[$'Nilai per Evaluasi'.J7])" office:value-type="float" office:value="0" calcext:value-type="float">
            <text:p>0</text:p>
          </table:table-cell>
          <table:table-cell table:style-name="ce5" table:formula="of:=ROUND(0.04*[$'Nilai per Evaluasi'.H7]+0.07*[$'Nilai per Evaluasi'.J7])" office:value-type="float" office:value="0" calcext:value-type="float">
            <text:p>0</text:p>
          </table:table-cell>
          <table:table-cell table:style-name="ce5" table:formula="of:=ROUND(0.02*[$'Nilai per Evaluasi'.I7]+0.07*[$'Nilai per Evaluasi'.J7])" office:value-type="float" office:value="0" calcext:value-type="float">
            <text:p>0</text:p>
          </table:table-cell>
          <table:table-cell table:style-name="ce5" table:formula="of:=ROUND(0.02*[$'Nilai per Evaluasi'.I7]+0.07*[$'Nilai per Evaluasi'.J7])" office:value-type="float" office:value="0" calcext:value-type="float">
            <text:p>0</text:p>
          </table:table-cell>
          <table:table-cell table:style-name="ce5" table:formula="of:=ROUND(0.04*[$'Nilai per Evaluasi'.I7]+0.12*[$'Nilai per Evaluasi'.J7])" office:value-type="float" office:value="0" calcext:value-type="float">
            <text:p>0</text:p>
          </table:table-cell>
          <table:table-cell table:style-name="ce5" table:formula="of:=ROUND(0.02*[$'Nilai per Evaluasi'.I7]+0.06*[$'Nilai per Evaluasi'.J7])" office:value-type="float" office:value="0" calcext:value-type="float">
            <text:p>0</text:p>
          </table:table-cell>
          <table:table-cell table:style-name="ce5" table:formula="of:=ROUND(0.11*[$'Nilai per Evaluasi'.J7])" office:value-type="float" office:value="0" calcext:value-type="float">
            <text:p>0</text:p>
          </table:table-cell>
          <table:table-cell table:style-name="ce9" table:formula="of:=SUM([.C8:.L8])" office:value-type="float" office:value="0" calcext:value-type="float">
            <text:p>0</text:p>
          </table:table-cell>
          <table:table-cell table:style-name="ce9" table:formula="of:=VLOOKUP([.M8];[.$P$3:.$Q$9];2)" office:value-type="string" office:string-value="E" calcext:value-type="string">
            <text:p>E</text:p>
          </table:table-cell>
          <table:table-cell/>
          <table:table-cell table:style-name="ce14" office:value-type="float" office:value="76" calcext:value-type="float">
            <text:p>76</text:p>
          </table:table-cell>
          <table:table-cell table:style-name="ce16" office:value-type="string" calcext:value-type="string">
            <text:p>AB</text:p>
          </table:table-cell>
          <table:table-cell table:number-columns-repeated="16367"/>
        </table:table-row>
        <table:table-row table:style-name="ro2">
          <table:table-cell table:style-name="ce5" office:value-type="string" calcext:value-type="string">
            <text:p>3323103018</text:p>
          </table:table-cell>
          <table:table-cell table:style-name="ce5" office:value-type="string" calcext:value-type="string">
            <text:p>03231018 - Arta Dharma Kusuma</text:p>
          </table:table-cell>
          <table:table-cell table:style-name="ce5" table:formula="of:=ROUND(0.05*[$'Nilai per Evaluasi'.G8])" office:value-type="float" office:value="4" calcext:value-type="float">
            <text:p>4</text:p>
          </table:table-cell>
          <table:table-cell table:style-name="ce5" table:formula="of:=ROUND(0.03*[$'Nilai per Evaluasi'.D8]+0.02*[$'Nilai per Evaluasi'.H8])" office:value-type="float" office:value="4" calcext:value-type="float">
            <text:p>4</text:p>
          </table:table-cell>
          <table:table-cell table:style-name="ce5" table:formula="of:=ROUND(0.03*[$'Nilai per Evaluasi'.E8]+0.02*[$'Nilai per Evaluasi'.H8]+0.05*[$'Nilai per Evaluasi'.I8])" office:value-type="float" office:value="2" calcext:value-type="float">
            <text:p>2</text:p>
          </table:table-cell>
          <table:table-cell table:style-name="ce5" table:formula="of:=ROUND(0.04*[$'Nilai per Evaluasi'.F8]+0.05*[$'Nilai per Evaluasi'.G8]+0.02*[$'Nilai per Evaluasi'.H8]+0.05*[$'Nilai per Evaluasi'.J8])" office:value-type="float" office:value="7" calcext:value-type="float">
            <text:p>7</text:p>
          </table:table-cell>
          <table:table-cell table:style-name="ce5" table:formula="of:=ROUND(0.04*[$'Nilai per Evaluasi'.H8]+0.07*[$'Nilai per Evaluasi'.J8])" office:value-type="float" office:value="3" calcext:value-type="float">
            <text:p>3</text:p>
          </table:table-cell>
          <table:table-cell table:style-name="ce5" table:formula="of:=ROUND(0.02*[$'Nilai per Evaluasi'.I8]+0.07*[$'Nilai per Evaluasi'.J8])" office:value-type="float" office:value="0" calcext:value-type="float">
            <text:p>0</text:p>
          </table:table-cell>
          <table:table-cell table:style-name="ce5" table:formula="of:=ROUND(0.02*[$'Nilai per Evaluasi'.I8]+0.07*[$'Nilai per Evaluasi'.J8])" office:value-type="float" office:value="0" calcext:value-type="float">
            <text:p>0</text:p>
          </table:table-cell>
          <table:table-cell table:style-name="ce5" table:formula="of:=ROUND(0.04*[$'Nilai per Evaluasi'.I8]+0.12*[$'Nilai per Evaluasi'.J8])" office:value-type="float" office:value="0" calcext:value-type="float">
            <text:p>0</text:p>
          </table:table-cell>
          <table:table-cell table:style-name="ce5" table:formula="of:=ROUND(0.02*[$'Nilai per Evaluasi'.I8]+0.06*[$'Nilai per Evaluasi'.J8])" office:value-type="float" office:value="0" calcext:value-type="float">
            <text:p>0</text:p>
          </table:table-cell>
          <table:table-cell table:style-name="ce5" table:formula="of:=ROUND(0.11*[$'Nilai per Evaluasi'.J8])" office:value-type="float" office:value="0" calcext:value-type="float">
            <text:p>0</text:p>
          </table:table-cell>
          <table:table-cell table:style-name="ce9" table:formula="of:=SUM([.C9:.L9])" office:value-type="float" office:value="20" calcext:value-type="float">
            <text:p>20</text:p>
          </table:table-cell>
          <table:table-cell table:style-name="ce9" table:formula="of:=VLOOKUP([.M9];[.$P$3:.$Q$9];2)" office:value-type="string" office:string-value="E" calcext:value-type="string">
            <text:p>E</text:p>
          </table:table-cell>
          <table:table-cell/>
          <table:table-cell table:style-name="ce14" office:value-type="float" office:value="86" calcext:value-type="float">
            <text:p>86</text:p>
          </table:table-cell>
          <table:table-cell table:style-name="ce16" office:value-type="string" calcext:value-type="string">
            <text:p>A</text:p>
          </table:table-cell>
          <table:table-cell table:number-columns-repeated="16367"/>
        </table:table-row>
        <table:table-row table:style-name="ro2">
          <table:table-cell table:style-name="ce5" office:value-type="string" calcext:value-type="string">
            <text:p>3323103026</text:p>
          </table:table-cell>
          <table:table-cell table:style-name="ce5" office:value-type="string" calcext:value-type="string">
            <text:p>03231026 - David Antonio Sihite</text:p>
          </table:table-cell>
          <table:table-cell table:style-name="ce5" table:formula="of:=ROUND(0.05*[$'Nilai per Evaluasi'.G9])" office:value-type="float" office:value="3" calcext:value-type="float">
            <text:p>3</text:p>
          </table:table-cell>
          <table:table-cell table:style-name="ce5" table:formula="of:=ROUND(0.03*[$'Nilai per Evaluasi'.D9]+0.02*[$'Nilai per Evaluasi'.H9])" office:value-type="float" office:value="1" calcext:value-type="float">
            <text:p>1</text:p>
          </table:table-cell>
          <table:table-cell table:style-name="ce5" table:formula="of:=ROUND(0.03*[$'Nilai per Evaluasi'.E9]+0.02*[$'Nilai per Evaluasi'.H9]+0.05*[$'Nilai per Evaluasi'.I9])" office:value-type="float" office:value="1" calcext:value-type="float">
            <text:p>1</text:p>
          </table:table-cell>
          <table:table-cell table:style-name="ce5" table:formula="of:=ROUND(0.04*[$'Nilai per Evaluasi'.F9]+0.05*[$'Nilai per Evaluasi'.G9]+0.02*[$'Nilai per Evaluasi'.H9]+0.05*[$'Nilai per Evaluasi'.J9])" office:value-type="float" office:value="4" calcext:value-type="float">
            <text:p>4</text:p>
          </table:table-cell>
          <table:table-cell table:style-name="ce5" table:formula="of:=ROUND(0.04*[$'Nilai per Evaluasi'.H9]+0.07*[$'Nilai per Evaluasi'.J9])" office:value-type="float" office:value="3" calcext:value-type="float">
            <text:p>3</text:p>
          </table:table-cell>
          <table:table-cell table:style-name="ce5" table:formula="of:=ROUND(0.02*[$'Nilai per Evaluasi'.I9]+0.07*[$'Nilai per Evaluasi'.J9])" office:value-type="float" office:value="0" calcext:value-type="float">
            <text:p>0</text:p>
          </table:table-cell>
          <table:table-cell table:style-name="ce5" table:formula="of:=ROUND(0.02*[$'Nilai per Evaluasi'.I9]+0.07*[$'Nilai per Evaluasi'.J9])" office:value-type="float" office:value="0" calcext:value-type="float">
            <text:p>0</text:p>
          </table:table-cell>
          <table:table-cell table:style-name="ce5" table:formula="of:=ROUND(0.04*[$'Nilai per Evaluasi'.I9]+0.12*[$'Nilai per Evaluasi'.J9])" office:value-type="float" office:value="0" calcext:value-type="float">
            <text:p>0</text:p>
          </table:table-cell>
          <table:table-cell table:style-name="ce5" table:formula="of:=ROUND(0.02*[$'Nilai per Evaluasi'.I9]+0.06*[$'Nilai per Evaluasi'.J9])" office:value-type="float" office:value="0" calcext:value-type="float">
            <text:p>0</text:p>
          </table:table-cell>
          <table:table-cell table:style-name="ce5" table:formula="of:=ROUND(0.11*[$'Nilai per Evaluasi'.J9])" office:value-type="float" office:value="0" calcext:value-type="float">
            <text:p>0</text:p>
          </table:table-cell>
          <table:table-cell table:style-name="ce9" table:formula="of:=SUM([.C10:.L10])" office:value-type="float" office:value="12" calcext:value-type="float">
            <text:p>12</text:p>
          </table:table-cell>
          <table:table-cell table:style-name="ce9" table:formula="of:=VLOOKUP([.M10];[.$P$3:.$Q$9];2)" office:value-type="string" office:string-value="E" calcext:value-type="string">
            <text:p>E</text:p>
          </table:table-cell>
          <table:table-cell table:number-columns-repeated="16370"/>
        </table:table-row>
        <table:table-row table:style-name="ro2">
          <table:table-cell table:style-name="ce5" office:value-type="string" calcext:value-type="string">
            <text:p>3323103030</text:p>
          </table:table-cell>
          <table:table-cell table:style-name="ce5" office:value-type="string" calcext:value-type="string">
            <text:p>03231030 - Eangie Livia Cleantha</text:p>
          </table:table-cell>
          <table:table-cell table:style-name="ce5" table:formula="of:=ROUND(0.05*[$'Nilai per Evaluasi'.G10])" office:value-type="float" office:value="4" calcext:value-type="float">
            <text:p>4</text:p>
          </table:table-cell>
          <table:table-cell table:style-name="ce5" table:formula="of:=ROUND(0.03*[$'Nilai per Evaluasi'.D10]+0.02*[$'Nilai per Evaluasi'.H10])" office:value-type="float" office:value="3" calcext:value-type="float">
            <text:p>3</text:p>
          </table:table-cell>
          <table:table-cell table:style-name="ce5" table:formula="of:=ROUND(0.03*[$'Nilai per Evaluasi'.E10]+0.02*[$'Nilai per Evaluasi'.H10]+0.05*[$'Nilai per Evaluasi'.I10])" office:value-type="float" office:value="0" calcext:value-type="float">
            <text:p>0</text:p>
          </table:table-cell>
          <table:table-cell table:style-name="ce5" table:formula="of:=ROUND(0.04*[$'Nilai per Evaluasi'.F10]+0.05*[$'Nilai per Evaluasi'.G10]+0.02*[$'Nilai per Evaluasi'.H10]+0.05*[$'Nilai per Evaluasi'.J10])" office:value-type="float" office:value="4" calcext:value-type="float">
            <text:p>4</text:p>
          </table:table-cell>
          <table:table-cell table:style-name="ce5" table:formula="of:=ROUND(0.04*[$'Nilai per Evaluasi'.H10]+0.07*[$'Nilai per Evaluasi'.J10])" office:value-type="float" office:value="0" calcext:value-type="float">
            <text:p>0</text:p>
          </table:table-cell>
          <table:table-cell table:style-name="ce5" table:formula="of:=ROUND(0.02*[$'Nilai per Evaluasi'.I10]+0.07*[$'Nilai per Evaluasi'.J10])" office:value-type="float" office:value="0" calcext:value-type="float">
            <text:p>0</text:p>
          </table:table-cell>
          <table:table-cell table:style-name="ce5" table:formula="of:=ROUND(0.02*[$'Nilai per Evaluasi'.I10]+0.07*[$'Nilai per Evaluasi'.J10])" office:value-type="float" office:value="0" calcext:value-type="float">
            <text:p>0</text:p>
          </table:table-cell>
          <table:table-cell table:style-name="ce5" table:formula="of:=ROUND(0.04*[$'Nilai per Evaluasi'.I10]+0.12*[$'Nilai per Evaluasi'.J10])" office:value-type="float" office:value="0" calcext:value-type="float">
            <text:p>0</text:p>
          </table:table-cell>
          <table:table-cell table:style-name="ce5" table:formula="of:=ROUND(0.02*[$'Nilai per Evaluasi'.I10]+0.06*[$'Nilai per Evaluasi'.J10])" office:value-type="float" office:value="0" calcext:value-type="float">
            <text:p>0</text:p>
          </table:table-cell>
          <table:table-cell table:style-name="ce5" table:formula="of:=ROUND(0.11*[$'Nilai per Evaluasi'.J10])" office:value-type="float" office:value="0" calcext:value-type="float">
            <text:p>0</text:p>
          </table:table-cell>
          <table:table-cell table:style-name="ce9" table:formula="of:=SUM([.C11:.L11])" office:value-type="float" office:value="11" calcext:value-type="float">
            <text:p>11</text:p>
          </table:table-cell>
          <table:table-cell table:style-name="ce9" table:formula="of:=VLOOKUP([.M11];[.$P$3:.$Q$9];2)" office:value-type="string" office:string-value="E" calcext:value-type="string">
            <text:p>E</text:p>
          </table:table-cell>
          <table:table-cell table:number-columns-repeated="16370"/>
        </table:table-row>
        <table:table-row table:style-name="ro2">
          <table:table-cell table:style-name="ce5" office:value-type="string" calcext:value-type="string">
            <text:p>3323103031</text:p>
          </table:table-cell>
          <table:table-cell table:style-name="ce5" office:value-type="string" calcext:value-type="string">
            <text:p>03231031 - ERWIN DHARMAWAN</text:p>
          </table:table-cell>
          <table:table-cell table:style-name="ce5" table:formula="of:=ROUND(0.05*[$'Nilai per Evaluasi'.G11])" office:value-type="float" office:value="4" calcext:value-type="float">
            <text:p>4</text:p>
          </table:table-cell>
          <table:table-cell table:style-name="ce5" table:formula="of:=ROUND(0.03*[$'Nilai per Evaluasi'.D11]+0.02*[$'Nilai per Evaluasi'.H11])" office:value-type="float" office:value="2" calcext:value-type="float">
            <text:p>2</text:p>
          </table:table-cell>
          <table:table-cell table:style-name="ce5" table:formula="of:=ROUND(0.03*[$'Nilai per Evaluasi'.E11]+0.02*[$'Nilai per Evaluasi'.H11]+0.05*[$'Nilai per Evaluasi'.I11])" office:value-type="float" office:value="1" calcext:value-type="float">
            <text:p>1</text:p>
          </table:table-cell>
          <table:table-cell table:style-name="ce5" table:formula="of:=ROUND(0.04*[$'Nilai per Evaluasi'.F11]+0.05*[$'Nilai per Evaluasi'.G11]+0.02*[$'Nilai per Evaluasi'.H11]+0.05*[$'Nilai per Evaluasi'.J11])" office:value-type="float" office:value="5" calcext:value-type="float">
            <text:p>5</text:p>
          </table:table-cell>
          <table:table-cell table:style-name="ce5" table:formula="of:=ROUND(0.04*[$'Nilai per Evaluasi'.H11]+0.07*[$'Nilai per Evaluasi'.J11])" office:value-type="float" office:value="0" calcext:value-type="float">
            <text:p>0</text:p>
          </table:table-cell>
          <table:table-cell table:style-name="ce5" table:formula="of:=ROUND(0.02*[$'Nilai per Evaluasi'.I11]+0.07*[$'Nilai per Evaluasi'.J11])" office:value-type="float" office:value="0" calcext:value-type="float">
            <text:p>0</text:p>
          </table:table-cell>
          <table:table-cell table:style-name="ce5" table:formula="of:=ROUND(0.02*[$'Nilai per Evaluasi'.I11]+0.07*[$'Nilai per Evaluasi'.J11])" office:value-type="float" office:value="0" calcext:value-type="float">
            <text:p>0</text:p>
          </table:table-cell>
          <table:table-cell table:style-name="ce5" table:formula="of:=ROUND(0.04*[$'Nilai per Evaluasi'.I11]+0.12*[$'Nilai per Evaluasi'.J11])" office:value-type="float" office:value="0" calcext:value-type="float">
            <text:p>0</text:p>
          </table:table-cell>
          <table:table-cell table:style-name="ce5" table:formula="of:=ROUND(0.02*[$'Nilai per Evaluasi'.I11]+0.06*[$'Nilai per Evaluasi'.J11])" office:value-type="float" office:value="0" calcext:value-type="float">
            <text:p>0</text:p>
          </table:table-cell>
          <table:table-cell table:style-name="ce5" table:formula="of:=ROUND(0.11*[$'Nilai per Evaluasi'.J11])" office:value-type="float" office:value="0" calcext:value-type="float">
            <text:p>0</text:p>
          </table:table-cell>
          <table:table-cell table:style-name="ce9" table:formula="of:=SUM([.C12:.L12])" office:value-type="float" office:value="12" calcext:value-type="float">
            <text:p>12</text:p>
          </table:table-cell>
          <table:table-cell table:style-name="ce9" table:formula="of:=VLOOKUP([.M12];[.$P$3:.$Q$9];2)" office:value-type="string" office:string-value="E" calcext:value-type="string">
            <text:p>E</text:p>
          </table:table-cell>
          <table:table-cell table:number-columns-repeated="16370"/>
        </table:table-row>
        <table:table-row table:style-name="ro2">
          <table:table-cell table:style-name="ce5" office:value-type="string" calcext:value-type="string">
            <text:p>3323103034</text:p>
          </table:table-cell>
          <table:table-cell table:style-name="ce5" office:value-type="string" calcext:value-type="string">
            <text:p>03231034 - Firmansyah</text:p>
          </table:table-cell>
          <table:table-cell table:style-name="ce5" table:formula="of:=ROUND(0.05*[$'Nilai per Evaluasi'.G12])" office:value-type="float" office:value="2" calcext:value-type="float">
            <text:p>2</text:p>
          </table:table-cell>
          <table:table-cell table:style-name="ce5" table:formula="of:=ROUND(0.03*[$'Nilai per Evaluasi'.D12]+0.02*[$'Nilai per Evaluasi'.H12])" office:value-type="float" office:value="0" calcext:value-type="float">
            <text:p>0</text:p>
          </table:table-cell>
          <table:table-cell table:style-name="ce5" table:formula="of:=ROUND(0.03*[$'Nilai per Evaluasi'.E12]+0.02*[$'Nilai per Evaluasi'.H12]+0.05*[$'Nilai per Evaluasi'.I12])" office:value-type="float" office:value="0" calcext:value-type="float">
            <text:p>0</text:p>
          </table:table-cell>
          <table:table-cell table:style-name="ce5" table:formula="of:=ROUND(0.04*[$'Nilai per Evaluasi'.F12]+0.05*[$'Nilai per Evaluasi'.G12]+0.02*[$'Nilai per Evaluasi'.H12]+0.05*[$'Nilai per Evaluasi'.J12])" office:value-type="float" office:value="2" calcext:value-type="float">
            <text:p>2</text:p>
          </table:table-cell>
          <table:table-cell table:style-name="ce5" table:formula="of:=ROUND(0.04*[$'Nilai per Evaluasi'.H12]+0.07*[$'Nilai per Evaluasi'.J12])" office:value-type="float" office:value="0" calcext:value-type="float">
            <text:p>0</text:p>
          </table:table-cell>
          <table:table-cell table:style-name="ce5" table:formula="of:=ROUND(0.02*[$'Nilai per Evaluasi'.I12]+0.07*[$'Nilai per Evaluasi'.J12])" office:value-type="float" office:value="0" calcext:value-type="float">
            <text:p>0</text:p>
          </table:table-cell>
          <table:table-cell table:style-name="ce5" table:formula="of:=ROUND(0.02*[$'Nilai per Evaluasi'.I12]+0.07*[$'Nilai per Evaluasi'.J12])" office:value-type="float" office:value="0" calcext:value-type="float">
            <text:p>0</text:p>
          </table:table-cell>
          <table:table-cell table:style-name="ce5" table:formula="of:=ROUND(0.04*[$'Nilai per Evaluasi'.I12]+0.12*[$'Nilai per Evaluasi'.J12])" office:value-type="float" office:value="0" calcext:value-type="float">
            <text:p>0</text:p>
          </table:table-cell>
          <table:table-cell table:style-name="ce5" table:formula="of:=ROUND(0.02*[$'Nilai per Evaluasi'.I12]+0.06*[$'Nilai per Evaluasi'.J12])" office:value-type="float" office:value="0" calcext:value-type="float">
            <text:p>0</text:p>
          </table:table-cell>
          <table:table-cell table:style-name="ce5" table:formula="of:=ROUND(0.11*[$'Nilai per Evaluasi'.J12])" office:value-type="float" office:value="0" calcext:value-type="float">
            <text:p>0</text:p>
          </table:table-cell>
          <table:table-cell table:style-name="ce9" table:formula="of:=SUM([.C13:.L13])" office:value-type="float" office:value="4" calcext:value-type="float">
            <text:p>4</text:p>
          </table:table-cell>
          <table:table-cell table:style-name="ce9" table:formula="of:=VLOOKUP([.M13];[.$P$3:.$Q$9];2)" office:value-type="string" office:string-value="E" calcext:value-type="string">
            <text:p>E</text:p>
          </table:table-cell>
          <table:table-cell table:number-columns-repeated="16370"/>
        </table:table-row>
        <table:table-row table:style-name="ro2">
          <table:table-cell table:style-name="ce5" office:value-type="string" calcext:value-type="string">
            <text:p>3323103035</text:p>
          </table:table-cell>
          <table:table-cell table:style-name="ce5" office:value-type="string" calcext:value-type="string">
            <text:p>03231035 - FIRSON ADAM NICOLAS</text:p>
          </table:table-cell>
          <table:table-cell table:style-name="ce5" table:formula="of:=ROUND(0.05*[$'Nilai per Evaluasi'.G13])" office:value-type="float" office:value="3" calcext:value-type="float">
            <text:p>3</text:p>
          </table:table-cell>
          <table:table-cell table:style-name="ce5" table:formula="of:=ROUND(0.03*[$'Nilai per Evaluasi'.D13]+0.02*[$'Nilai per Evaluasi'.H13])" office:value-type="float" office:value="1" calcext:value-type="float">
            <text:p>1</text:p>
          </table:table-cell>
          <table:table-cell table:style-name="ce5" table:formula="of:=ROUND(0.03*[$'Nilai per Evaluasi'.E13]+0.02*[$'Nilai per Evaluasi'.H13]+0.05*[$'Nilai per Evaluasi'.I13])" office:value-type="float" office:value="2" calcext:value-type="float">
            <text:p>2</text:p>
          </table:table-cell>
          <table:table-cell table:style-name="ce5" table:formula="of:=ROUND(0.04*[$'Nilai per Evaluasi'.F13]+0.05*[$'Nilai per Evaluasi'.G13]+0.02*[$'Nilai per Evaluasi'.H13]+0.05*[$'Nilai per Evaluasi'.J13])" office:value-type="float" office:value="5" calcext:value-type="float">
            <text:p>5</text:p>
          </table:table-cell>
          <table:table-cell table:style-name="ce5" table:formula="of:=ROUND(0.04*[$'Nilai per Evaluasi'.H13]+0.07*[$'Nilai per Evaluasi'.J13])" office:value-type="float" office:value="3" calcext:value-type="float">
            <text:p>3</text:p>
          </table:table-cell>
          <table:table-cell table:style-name="ce5" table:formula="of:=ROUND(0.02*[$'Nilai per Evaluasi'.I13]+0.07*[$'Nilai per Evaluasi'.J13])" office:value-type="float" office:value="0" calcext:value-type="float">
            <text:p>0</text:p>
          </table:table-cell>
          <table:table-cell table:style-name="ce5" table:formula="of:=ROUND(0.02*[$'Nilai per Evaluasi'.I13]+0.07*[$'Nilai per Evaluasi'.J13])" office:value-type="float" office:value="0" calcext:value-type="float">
            <text:p>0</text:p>
          </table:table-cell>
          <table:table-cell table:style-name="ce5" table:formula="of:=ROUND(0.04*[$'Nilai per Evaluasi'.I13]+0.12*[$'Nilai per Evaluasi'.J13])" office:value-type="float" office:value="0" calcext:value-type="float">
            <text:p>0</text:p>
          </table:table-cell>
          <table:table-cell table:style-name="ce5" table:formula="of:=ROUND(0.02*[$'Nilai per Evaluasi'.I13]+0.06*[$'Nilai per Evaluasi'.J13])" office:value-type="float" office:value="0" calcext:value-type="float">
            <text:p>0</text:p>
          </table:table-cell>
          <table:table-cell table:style-name="ce5" table:formula="of:=ROUND(0.11*[$'Nilai per Evaluasi'.J13])" office:value-type="float" office:value="0" calcext:value-type="float">
            <text:p>0</text:p>
          </table:table-cell>
          <table:table-cell table:style-name="ce9" table:formula="of:=SUM([.C14:.L14])" office:value-type="float" office:value="14" calcext:value-type="float">
            <text:p>14</text:p>
          </table:table-cell>
          <table:table-cell table:style-name="ce9" table:formula="of:=VLOOKUP([.M14];[.$P$3:.$Q$9];2)" office:value-type="string" office:string-value="E" calcext:value-type="string">
            <text:p>E</text:p>
          </table:table-cell>
          <table:table-cell table:number-columns-repeated="16370"/>
        </table:table-row>
        <table:table-row table:style-name="ro2">
          <table:table-cell table:style-name="ce5" office:value-type="string" calcext:value-type="string">
            <text:p>3323103038</text:p>
          </table:table-cell>
          <table:table-cell table:style-name="ce5" office:value-type="string" calcext:value-type="string">
            <text:p>03231038 - Garcia Stevendia Saragih</text:p>
          </table:table-cell>
          <table:table-cell table:style-name="ce5" table:formula="of:=ROUND(0.05*[$'Nilai per Evaluasi'.G14])" office:value-type="float" office:value="3" calcext:value-type="float">
            <text:p>3</text:p>
          </table:table-cell>
          <table:table-cell table:style-name="ce5" table:formula="of:=ROUND(0.03*[$'Nilai per Evaluasi'.D14]+0.02*[$'Nilai per Evaluasi'.H14])" office:value-type="float" office:value="0" calcext:value-type="float">
            <text:p>0</text:p>
          </table:table-cell>
          <table:table-cell table:style-name="ce5" table:formula="of:=ROUND(0.03*[$'Nilai per Evaluasi'.E14]+0.02*[$'Nilai per Evaluasi'.H14]+0.05*[$'Nilai per Evaluasi'.I14])" office:value-type="float" office:value="0" calcext:value-type="float">
            <text:p>0</text:p>
          </table:table-cell>
          <table:table-cell table:style-name="ce5" table:formula="of:=ROUND(0.04*[$'Nilai per Evaluasi'.F14]+0.05*[$'Nilai per Evaluasi'.G14]+0.02*[$'Nilai per Evaluasi'.H14]+0.05*[$'Nilai per Evaluasi'.J14])" office:value-type="float" office:value="3" calcext:value-type="float">
            <text:p>3</text:p>
          </table:table-cell>
          <table:table-cell table:style-name="ce5" table:formula="of:=ROUND(0.04*[$'Nilai per Evaluasi'.H14]+0.07*[$'Nilai per Evaluasi'.J14])" office:value-type="float" office:value="0" calcext:value-type="float">
            <text:p>0</text:p>
          </table:table-cell>
          <table:table-cell table:style-name="ce5" table:formula="of:=ROUND(0.02*[$'Nilai per Evaluasi'.I14]+0.07*[$'Nilai per Evaluasi'.J14])" office:value-type="float" office:value="0" calcext:value-type="float">
            <text:p>0</text:p>
          </table:table-cell>
          <table:table-cell table:style-name="ce5" table:formula="of:=ROUND(0.02*[$'Nilai per Evaluasi'.I14]+0.07*[$'Nilai per Evaluasi'.J14])" office:value-type="float" office:value="0" calcext:value-type="float">
            <text:p>0</text:p>
          </table:table-cell>
          <table:table-cell table:style-name="ce5" table:formula="of:=ROUND(0.04*[$'Nilai per Evaluasi'.I14]+0.12*[$'Nilai per Evaluasi'.J14])" office:value-type="float" office:value="0" calcext:value-type="float">
            <text:p>0</text:p>
          </table:table-cell>
          <table:table-cell table:style-name="ce5" table:formula="of:=ROUND(0.02*[$'Nilai per Evaluasi'.I14]+0.06*[$'Nilai per Evaluasi'.J14])" office:value-type="float" office:value="0" calcext:value-type="float">
            <text:p>0</text:p>
          </table:table-cell>
          <table:table-cell table:style-name="ce5" table:formula="of:=ROUND(0.11*[$'Nilai per Evaluasi'.J14])" office:value-type="float" office:value="0" calcext:value-type="float">
            <text:p>0</text:p>
          </table:table-cell>
          <table:table-cell table:style-name="ce9" table:formula="of:=SUM([.C15:.L15])" office:value-type="float" office:value="6" calcext:value-type="float">
            <text:p>6</text:p>
          </table:table-cell>
          <table:table-cell table:style-name="ce9" table:formula="of:=VLOOKUP([.M15];[.$P$3:.$Q$9];2)" office:value-type="string" office:string-value="E" calcext:value-type="string">
            <text:p>E</text:p>
          </table:table-cell>
          <table:table-cell table:number-columns-repeated="16370"/>
        </table:table-row>
        <table:table-row table:style-name="ro2">
          <table:table-cell table:style-name="ce5" office:value-type="string" calcext:value-type="string">
            <text:p>3323103042</text:p>
          </table:table-cell>
          <table:table-cell table:style-name="ce5" office:value-type="string" calcext:value-type="string">
            <text:p>03231042 - Ibram Maulana</text:p>
          </table:table-cell>
          <table:table-cell table:style-name="ce5" table:formula="of:=ROUND(0.05*[$'Nilai per Evaluasi'.G15])" office:value-type="float" office:value="3" calcext:value-type="float">
            <text:p>3</text:p>
          </table:table-cell>
          <table:table-cell table:style-name="ce5" table:formula="of:=ROUND(0.03*[$'Nilai per Evaluasi'.D15]+0.02*[$'Nilai per Evaluasi'.H15])" office:value-type="float" office:value="0" calcext:value-type="float">
            <text:p>0</text:p>
          </table:table-cell>
          <table:table-cell table:style-name="ce5" table:formula="of:=ROUND(0.03*[$'Nilai per Evaluasi'.E15]+0.02*[$'Nilai per Evaluasi'.H15]+0.05*[$'Nilai per Evaluasi'.I15])" office:value-type="float" office:value="0" calcext:value-type="float">
            <text:p>0</text:p>
          </table:table-cell>
          <table:table-cell table:style-name="ce5" table:formula="of:=ROUND(0.04*[$'Nilai per Evaluasi'.F15]+0.05*[$'Nilai per Evaluasi'.G15]+0.02*[$'Nilai per Evaluasi'.H15]+0.05*[$'Nilai per Evaluasi'.J15])" office:value-type="float" office:value="3" calcext:value-type="float">
            <text:p>3</text:p>
          </table:table-cell>
          <table:table-cell table:style-name="ce5" table:formula="of:=ROUND(0.04*[$'Nilai per Evaluasi'.H15]+0.07*[$'Nilai per Evaluasi'.J15])" office:value-type="float" office:value="0" calcext:value-type="float">
            <text:p>0</text:p>
          </table:table-cell>
          <table:table-cell table:style-name="ce5" table:formula="of:=ROUND(0.02*[$'Nilai per Evaluasi'.I15]+0.07*[$'Nilai per Evaluasi'.J15])" office:value-type="float" office:value="0" calcext:value-type="float">
            <text:p>0</text:p>
          </table:table-cell>
          <table:table-cell table:style-name="ce5" table:formula="of:=ROUND(0.02*[$'Nilai per Evaluasi'.I15]+0.07*[$'Nilai per Evaluasi'.J15])" office:value-type="float" office:value="0" calcext:value-type="float">
            <text:p>0</text:p>
          </table:table-cell>
          <table:table-cell table:style-name="ce5" table:formula="of:=ROUND(0.04*[$'Nilai per Evaluasi'.I15]+0.12*[$'Nilai per Evaluasi'.J15])" office:value-type="float" office:value="0" calcext:value-type="float">
            <text:p>0</text:p>
          </table:table-cell>
          <table:table-cell table:style-name="ce5" table:formula="of:=ROUND(0.02*[$'Nilai per Evaluasi'.I15]+0.06*[$'Nilai per Evaluasi'.J15])" office:value-type="float" office:value="0" calcext:value-type="float">
            <text:p>0</text:p>
          </table:table-cell>
          <table:table-cell table:style-name="ce5" table:formula="of:=ROUND(0.11*[$'Nilai per Evaluasi'.J15])" office:value-type="float" office:value="0" calcext:value-type="float">
            <text:p>0</text:p>
          </table:table-cell>
          <table:table-cell table:style-name="ce9" table:formula="of:=SUM([.C16:.L16])" office:value-type="float" office:value="6" calcext:value-type="float">
            <text:p>6</text:p>
          </table:table-cell>
          <table:table-cell table:style-name="ce9" table:formula="of:=VLOOKUP([.M16];[.$P$3:.$Q$9];2)" office:value-type="string" office:string-value="E" calcext:value-type="string">
            <text:p>E</text:p>
          </table:table-cell>
          <table:table-cell table:number-columns-repeated="16370"/>
        </table:table-row>
        <table:table-row table:style-name="ro2">
          <table:table-cell table:style-name="ce5" office:value-type="string" calcext:value-type="string">
            <text:p>3323103043</text:p>
          </table:table-cell>
          <table:table-cell table:style-name="ce5" office:value-type="string" calcext:value-type="string">
            <text:p>03231043 - Kelvin Febriano Wiranata Suisman</text:p>
          </table:table-cell>
          <table:table-cell table:style-name="ce5" table:formula="of:=ROUND(0.05*[$'Nilai per Evaluasi'.G16])" office:value-type="float" office:value="0" calcext:value-type="float">
            <text:p>0</text:p>
          </table:table-cell>
          <table:table-cell table:style-name="ce5" table:formula="of:=ROUND(0.03*[$'Nilai per Evaluasi'.D16]+0.02*[$'Nilai per Evaluasi'.H16])" office:value-type="float" office:value="0" calcext:value-type="float">
            <text:p>0</text:p>
          </table:table-cell>
          <table:table-cell table:style-name="ce5" table:formula="of:=ROUND(0.03*[$'Nilai per Evaluasi'.E16]+0.02*[$'Nilai per Evaluasi'.H16]+0.05*[$'Nilai per Evaluasi'.I16])" office:value-type="float" office:value="0" calcext:value-type="float">
            <text:p>0</text:p>
          </table:table-cell>
          <table:table-cell table:style-name="ce5" table:formula="of:=ROUND(0.04*[$'Nilai per Evaluasi'.F16]+0.05*[$'Nilai per Evaluasi'.G16]+0.02*[$'Nilai per Evaluasi'.H16]+0.05*[$'Nilai per Evaluasi'.J16])" office:value-type="float" office:value="0" calcext:value-type="float">
            <text:p>0</text:p>
          </table:table-cell>
          <table:table-cell table:style-name="ce5" table:formula="of:=ROUND(0.04*[$'Nilai per Evaluasi'.H16]+0.07*[$'Nilai per Evaluasi'.J16])" office:value-type="float" office:value="0" calcext:value-type="float">
            <text:p>0</text:p>
          </table:table-cell>
          <table:table-cell table:style-name="ce5" table:formula="of:=ROUND(0.02*[$'Nilai per Evaluasi'.I16]+0.07*[$'Nilai per Evaluasi'.J16])" office:value-type="float" office:value="0" calcext:value-type="float">
            <text:p>0</text:p>
          </table:table-cell>
          <table:table-cell table:style-name="ce5" table:formula="of:=ROUND(0.02*[$'Nilai per Evaluasi'.I16]+0.07*[$'Nilai per Evaluasi'.J16])" office:value-type="float" office:value="0" calcext:value-type="float">
            <text:p>0</text:p>
          </table:table-cell>
          <table:table-cell table:style-name="ce5" table:formula="of:=ROUND(0.04*[$'Nilai per Evaluasi'.I16]+0.12*[$'Nilai per Evaluasi'.J16])" office:value-type="float" office:value="0" calcext:value-type="float">
            <text:p>0</text:p>
          </table:table-cell>
          <table:table-cell table:style-name="ce5" table:formula="of:=ROUND(0.02*[$'Nilai per Evaluasi'.I16]+0.06*[$'Nilai per Evaluasi'.J16])" office:value-type="float" office:value="0" calcext:value-type="float">
            <text:p>0</text:p>
          </table:table-cell>
          <table:table-cell table:style-name="ce5" table:formula="of:=ROUND(0.11*[$'Nilai per Evaluasi'.J16])" office:value-type="float" office:value="0" calcext:value-type="float">
            <text:p>0</text:p>
          </table:table-cell>
          <table:table-cell table:style-name="ce9" table:formula="of:=SUM([.C17:.L17])" office:value-type="float" office:value="0" calcext:value-type="float">
            <text:p>0</text:p>
          </table:table-cell>
          <table:table-cell table:style-name="ce9" table:formula="of:=VLOOKUP([.M17];[.$P$3:.$Q$9];2)" office:value-type="string" office:string-value="E" calcext:value-type="string">
            <text:p>E</text:p>
          </table:table-cell>
          <table:table-cell table:number-columns-repeated="16370"/>
        </table:table-row>
        <table:table-row table:style-name="ro2">
          <table:table-cell table:style-name="ce5" office:value-type="string" calcext:value-type="string">
            <text:p>3323103046</text:p>
          </table:table-cell>
          <table:table-cell table:style-name="ce5" office:value-type="string" calcext:value-type="string">
            <text:p>03231046 - Marcelo Antonio Eglesias Dala</text:p>
          </table:table-cell>
          <table:table-cell table:style-name="ce5" table:formula="of:=ROUND(0.05*[$'Nilai per Evaluasi'.G17])" office:value-type="float" office:value="3" calcext:value-type="float">
            <text:p>3</text:p>
          </table:table-cell>
          <table:table-cell table:style-name="ce5" table:formula="of:=ROUND(0.03*[$'Nilai per Evaluasi'.D17]+0.02*[$'Nilai per Evaluasi'.H17])" office:value-type="float" office:value="0" calcext:value-type="float">
            <text:p>0</text:p>
          </table:table-cell>
          <table:table-cell table:style-name="ce5" table:formula="of:=ROUND(0.03*[$'Nilai per Evaluasi'.E17]+0.02*[$'Nilai per Evaluasi'.H17]+0.05*[$'Nilai per Evaluasi'.I17])" office:value-type="float" office:value="0" calcext:value-type="float">
            <text:p>0</text:p>
          </table:table-cell>
          <table:table-cell table:style-name="ce5" table:formula="of:=ROUND(0.04*[$'Nilai per Evaluasi'.F17]+0.05*[$'Nilai per Evaluasi'.G17]+0.02*[$'Nilai per Evaluasi'.H17]+0.05*[$'Nilai per Evaluasi'.J17])" office:value-type="float" office:value="3" calcext:value-type="float">
            <text:p>3</text:p>
          </table:table-cell>
          <table:table-cell table:style-name="ce5" table:formula="of:=ROUND(0.04*[$'Nilai per Evaluasi'.H17]+0.07*[$'Nilai per Evaluasi'.J17])" office:value-type="float" office:value="0" calcext:value-type="float">
            <text:p>0</text:p>
          </table:table-cell>
          <table:table-cell table:style-name="ce5" table:formula="of:=ROUND(0.02*[$'Nilai per Evaluasi'.I17]+0.07*[$'Nilai per Evaluasi'.J17])" office:value-type="float" office:value="0" calcext:value-type="float">
            <text:p>0</text:p>
          </table:table-cell>
          <table:table-cell table:style-name="ce5" table:formula="of:=ROUND(0.02*[$'Nilai per Evaluasi'.I17]+0.07*[$'Nilai per Evaluasi'.J17])" office:value-type="float" office:value="0" calcext:value-type="float">
            <text:p>0</text:p>
          </table:table-cell>
          <table:table-cell table:style-name="ce5" table:formula="of:=ROUND(0.04*[$'Nilai per Evaluasi'.I17]+0.12*[$'Nilai per Evaluasi'.J17])" office:value-type="float" office:value="0" calcext:value-type="float">
            <text:p>0</text:p>
          </table:table-cell>
          <table:table-cell table:style-name="ce5" table:formula="of:=ROUND(0.02*[$'Nilai per Evaluasi'.I17]+0.06*[$'Nilai per Evaluasi'.J17])" office:value-type="float" office:value="0" calcext:value-type="float">
            <text:p>0</text:p>
          </table:table-cell>
          <table:table-cell table:style-name="ce5" table:formula="of:=ROUND(0.11*[$'Nilai per Evaluasi'.J17])" office:value-type="float" office:value="0" calcext:value-type="float">
            <text:p>0</text:p>
          </table:table-cell>
          <table:table-cell table:style-name="ce9" table:formula="of:=SUM([.C18:.L18])" office:value-type="float" office:value="6" calcext:value-type="float">
            <text:p>6</text:p>
          </table:table-cell>
          <table:table-cell table:style-name="ce9" table:formula="of:=VLOOKUP([.M18];[.$P$3:.$Q$9];2)" office:value-type="string" office:string-value="E" calcext:value-type="string">
            <text:p>E</text:p>
          </table:table-cell>
          <table:table-cell table:number-columns-repeated="16370"/>
        </table:table-row>
        <table:table-row table:style-name="ro2">
          <table:table-cell table:style-name="ce5" office:value-type="string" calcext:value-type="string">
            <text:p>3323103051</text:p>
          </table:table-cell>
          <table:table-cell table:style-name="ce5" office:value-type="string" calcext:value-type="string">
            <text:p>03231051 - Muhammad Ahnaf Taufik Baihaqi</text:p>
          </table:table-cell>
          <table:table-cell table:style-name="ce5" table:formula="of:=ROUND(0.05*[$'Nilai per Evaluasi'.G18])" office:value-type="float" office:value="4" calcext:value-type="float">
            <text:p>4</text:p>
          </table:table-cell>
          <table:table-cell table:style-name="ce5" table:formula="of:=ROUND(0.03*[$'Nilai per Evaluasi'.D18]+0.02*[$'Nilai per Evaluasi'.H18])" office:value-type="float" office:value="3" calcext:value-type="float">
            <text:p>3</text:p>
          </table:table-cell>
          <table:table-cell table:style-name="ce5" table:formula="of:=ROUND(0.03*[$'Nilai per Evaluasi'.E18]+0.02*[$'Nilai per Evaluasi'.H18]+0.05*[$'Nilai per Evaluasi'.I18])" office:value-type="float" office:value="0" calcext:value-type="float">
            <text:p>0</text:p>
          </table:table-cell>
          <table:table-cell table:style-name="ce5" table:formula="of:=ROUND(0.04*[$'Nilai per Evaluasi'.F18]+0.05*[$'Nilai per Evaluasi'.G18]+0.02*[$'Nilai per Evaluasi'.H18]+0.05*[$'Nilai per Evaluasi'.J18])" office:value-type="float" office:value="4" calcext:value-type="float">
            <text:p>4</text:p>
          </table:table-cell>
          <table:table-cell table:style-name="ce5" table:formula="of:=ROUND(0.04*[$'Nilai per Evaluasi'.H18]+0.07*[$'Nilai per Evaluasi'.J18])" office:value-type="float" office:value="0" calcext:value-type="float">
            <text:p>0</text:p>
          </table:table-cell>
          <table:table-cell table:style-name="ce5" table:formula="of:=ROUND(0.02*[$'Nilai per Evaluasi'.I18]+0.07*[$'Nilai per Evaluasi'.J18])" office:value-type="float" office:value="0" calcext:value-type="float">
            <text:p>0</text:p>
          </table:table-cell>
          <table:table-cell table:style-name="ce5" table:formula="of:=ROUND(0.02*[$'Nilai per Evaluasi'.I18]+0.07*[$'Nilai per Evaluasi'.J18])" office:value-type="float" office:value="0" calcext:value-type="float">
            <text:p>0</text:p>
          </table:table-cell>
          <table:table-cell table:style-name="ce5" table:formula="of:=ROUND(0.04*[$'Nilai per Evaluasi'.I18]+0.12*[$'Nilai per Evaluasi'.J18])" office:value-type="float" office:value="0" calcext:value-type="float">
            <text:p>0</text:p>
          </table:table-cell>
          <table:table-cell table:style-name="ce5" table:formula="of:=ROUND(0.02*[$'Nilai per Evaluasi'.I18]+0.06*[$'Nilai per Evaluasi'.J18])" office:value-type="float" office:value="0" calcext:value-type="float">
            <text:p>0</text:p>
          </table:table-cell>
          <table:table-cell table:style-name="ce5" table:formula="of:=ROUND(0.11*[$'Nilai per Evaluasi'.J18])" office:value-type="float" office:value="0" calcext:value-type="float">
            <text:p>0</text:p>
          </table:table-cell>
          <table:table-cell table:style-name="ce9" table:formula="of:=SUM([.C19:.L19])" office:value-type="float" office:value="11" calcext:value-type="float">
            <text:p>11</text:p>
          </table:table-cell>
          <table:table-cell table:style-name="ce9" table:formula="of:=VLOOKUP([.M19];[.$P$3:.$Q$9];2)" office:value-type="string" office:string-value="E" calcext:value-type="string">
            <text:p>E</text:p>
          </table:table-cell>
          <table:table-cell table:number-columns-repeated="16370"/>
        </table:table-row>
        <table:table-row table:style-name="ro2">
          <table:table-cell table:style-name="ce5" office:value-type="string" calcext:value-type="string">
            <text:p>3323103052</text:p>
          </table:table-cell>
          <table:table-cell table:style-name="ce5" office:value-type="string" calcext:value-type="string">
            <text:p>03231052 - muhammad arif choirul rijal</text:p>
          </table:table-cell>
          <table:table-cell table:style-name="ce5" table:formula="of:=ROUND(0.05*[$'Nilai per Evaluasi'.G19])" office:value-type="float" office:value="4" calcext:value-type="float">
            <text:p>4</text:p>
          </table:table-cell>
          <table:table-cell table:style-name="ce5" table:formula="of:=ROUND(0.03*[$'Nilai per Evaluasi'.D19]+0.02*[$'Nilai per Evaluasi'.H19])" office:value-type="float" office:value="2" calcext:value-type="float">
            <text:p>2</text:p>
          </table:table-cell>
          <table:table-cell table:style-name="ce5" table:formula="of:=ROUND(0.03*[$'Nilai per Evaluasi'.E19]+0.02*[$'Nilai per Evaluasi'.H19]+0.05*[$'Nilai per Evaluasi'.I19])" office:value-type="float" office:value="0" calcext:value-type="float">
            <text:p>0</text:p>
          </table:table-cell>
          <table:table-cell table:style-name="ce5" table:formula="of:=ROUND(0.04*[$'Nilai per Evaluasi'.F19]+0.05*[$'Nilai per Evaluasi'.G19]+0.02*[$'Nilai per Evaluasi'.H19]+0.05*[$'Nilai per Evaluasi'.J19])" office:value-type="float" office:value="4" calcext:value-type="float">
            <text:p>4</text:p>
          </table:table-cell>
          <table:table-cell table:style-name="ce5" table:formula="of:=ROUND(0.04*[$'Nilai per Evaluasi'.H19]+0.07*[$'Nilai per Evaluasi'.J19])" office:value-type="float" office:value="0" calcext:value-type="float">
            <text:p>0</text:p>
          </table:table-cell>
          <table:table-cell table:style-name="ce5" table:formula="of:=ROUND(0.02*[$'Nilai per Evaluasi'.I19]+0.07*[$'Nilai per Evaluasi'.J19])" office:value-type="float" office:value="0" calcext:value-type="float">
            <text:p>0</text:p>
          </table:table-cell>
          <table:table-cell table:style-name="ce5" table:formula="of:=ROUND(0.02*[$'Nilai per Evaluasi'.I19]+0.07*[$'Nilai per Evaluasi'.J19])" office:value-type="float" office:value="0" calcext:value-type="float">
            <text:p>0</text:p>
          </table:table-cell>
          <table:table-cell table:style-name="ce5" table:formula="of:=ROUND(0.04*[$'Nilai per Evaluasi'.I19]+0.12*[$'Nilai per Evaluasi'.J19])" office:value-type="float" office:value="0" calcext:value-type="float">
            <text:p>0</text:p>
          </table:table-cell>
          <table:table-cell table:style-name="ce5" table:formula="of:=ROUND(0.02*[$'Nilai per Evaluasi'.I19]+0.06*[$'Nilai per Evaluasi'.J19])" office:value-type="float" office:value="0" calcext:value-type="float">
            <text:p>0</text:p>
          </table:table-cell>
          <table:table-cell table:style-name="ce5" table:formula="of:=ROUND(0.11*[$'Nilai per Evaluasi'.J19])" office:value-type="float" office:value="0" calcext:value-type="float">
            <text:p>0</text:p>
          </table:table-cell>
          <table:table-cell table:style-name="ce9" table:formula="of:=SUM([.C20:.L20])" office:value-type="float" office:value="10" calcext:value-type="float">
            <text:p>10</text:p>
          </table:table-cell>
          <table:table-cell table:style-name="ce9" table:formula="of:=VLOOKUP([.M20];[.$P$3:.$Q$9];2)" office:value-type="string" office:string-value="E" calcext:value-type="string">
            <text:p>E</text:p>
          </table:table-cell>
          <table:table-cell table:number-columns-repeated="16370"/>
        </table:table-row>
        <table:table-row table:style-name="ro2">
          <table:table-cell table:style-name="ce5" office:value-type="string" calcext:value-type="string">
            <text:p>3323103056</text:p>
          </table:table-cell>
          <table:table-cell table:style-name="ce5" office:value-type="string" calcext:value-type="string">
            <text:p>03231056 - Muhammad Eridho Triwahyuda</text:p>
          </table:table-cell>
          <table:table-cell table:style-name="ce5" table:formula="of:=ROUND(0.05*[$'Nilai per Evaluasi'.G20])" office:value-type="float" office:value="3" calcext:value-type="float">
            <text:p>3</text:p>
          </table:table-cell>
          <table:table-cell table:style-name="ce5" table:formula="of:=ROUND(0.03*[$'Nilai per Evaluasi'.D20]+0.02*[$'Nilai per Evaluasi'.H20])" office:value-type="float" office:value="0" calcext:value-type="float">
            <text:p>0</text:p>
          </table:table-cell>
          <table:table-cell table:style-name="ce5" table:formula="of:=ROUND(0.03*[$'Nilai per Evaluasi'.E20]+0.02*[$'Nilai per Evaluasi'.H20]+0.05*[$'Nilai per Evaluasi'.I20])" office:value-type="float" office:value="0" calcext:value-type="float">
            <text:p>0</text:p>
          </table:table-cell>
          <table:table-cell table:style-name="ce5" table:formula="of:=ROUND(0.04*[$'Nilai per Evaluasi'.F20]+0.05*[$'Nilai per Evaluasi'.G20]+0.02*[$'Nilai per Evaluasi'.H20]+0.05*[$'Nilai per Evaluasi'.J20])" office:value-type="float" office:value="5" calcext:value-type="float">
            <text:p>5</text:p>
          </table:table-cell>
          <table:table-cell table:style-name="ce5" table:formula="of:=ROUND(0.04*[$'Nilai per Evaluasi'.H20]+0.07*[$'Nilai per Evaluasi'.J20])" office:value-type="float" office:value="0" calcext:value-type="float">
            <text:p>0</text:p>
          </table:table-cell>
          <table:table-cell table:style-name="ce5" table:formula="of:=ROUND(0.02*[$'Nilai per Evaluasi'.I20]+0.07*[$'Nilai per Evaluasi'.J20])" office:value-type="float" office:value="0" calcext:value-type="float">
            <text:p>0</text:p>
          </table:table-cell>
          <table:table-cell table:style-name="ce5" table:formula="of:=ROUND(0.02*[$'Nilai per Evaluasi'.I20]+0.07*[$'Nilai per Evaluasi'.J20])" office:value-type="float" office:value="0" calcext:value-type="float">
            <text:p>0</text:p>
          </table:table-cell>
          <table:table-cell table:style-name="ce5" table:formula="of:=ROUND(0.04*[$'Nilai per Evaluasi'.I20]+0.12*[$'Nilai per Evaluasi'.J20])" office:value-type="float" office:value="0" calcext:value-type="float">
            <text:p>0</text:p>
          </table:table-cell>
          <table:table-cell table:style-name="ce5" table:formula="of:=ROUND(0.02*[$'Nilai per Evaluasi'.I20]+0.06*[$'Nilai per Evaluasi'.J20])" office:value-type="float" office:value="0" calcext:value-type="float">
            <text:p>0</text:p>
          </table:table-cell>
          <table:table-cell table:style-name="ce5" table:formula="of:=ROUND(0.11*[$'Nilai per Evaluasi'.J20])" office:value-type="float" office:value="0" calcext:value-type="float">
            <text:p>0</text:p>
          </table:table-cell>
          <table:table-cell table:style-name="ce9" table:formula="of:=SUM([.C21:.L21])" office:value-type="float" office:value="8" calcext:value-type="float">
            <text:p>8</text:p>
          </table:table-cell>
          <table:table-cell table:style-name="ce9" table:formula="of:=VLOOKUP([.M21];[.$P$3:.$Q$9];2)" office:value-type="string" office:string-value="E" calcext:value-type="string">
            <text:p>E</text:p>
          </table:table-cell>
          <table:table-cell table:number-columns-repeated="16370"/>
        </table:table-row>
        <table:table-row table:style-name="ro2">
          <table:table-cell table:style-name="ce5" office:value-type="string" calcext:value-type="string">
            <text:p>3323103060</text:p>
          </table:table-cell>
          <table:table-cell table:style-name="ce5" office:value-type="string" calcext:value-type="string">
            <text:p>03231060 - Muhammad Irza Al Baihaqi</text:p>
          </table:table-cell>
          <table:table-cell table:style-name="ce5" table:formula="of:=ROUND(0.05*[$'Nilai per Evaluasi'.G21])" office:value-type="float" office:value="3" calcext:value-type="float">
            <text:p>3</text:p>
          </table:table-cell>
          <table:table-cell table:style-name="ce5" table:formula="of:=ROUND(0.03*[$'Nilai per Evaluasi'.D21]+0.02*[$'Nilai per Evaluasi'.H21])" office:value-type="float" office:value="4" calcext:value-type="float">
            <text:p>4</text:p>
          </table:table-cell>
          <table:table-cell table:style-name="ce5" table:formula="of:=ROUND(0.03*[$'Nilai per Evaluasi'.E21]+0.02*[$'Nilai per Evaluasi'.H21]+0.05*[$'Nilai per Evaluasi'.I21])" office:value-type="float" office:value="2" calcext:value-type="float">
            <text:p>2</text:p>
          </table:table-cell>
          <table:table-cell table:style-name="ce5" table:formula="of:=ROUND(0.04*[$'Nilai per Evaluasi'.F21]+0.05*[$'Nilai per Evaluasi'.G21]+0.02*[$'Nilai per Evaluasi'.H21]+0.05*[$'Nilai per Evaluasi'.J21])" office:value-type="float" office:value="7" calcext:value-type="float">
            <text:p>7</text:p>
          </table:table-cell>
          <table:table-cell table:style-name="ce5" table:formula="of:=ROUND(0.04*[$'Nilai per Evaluasi'.H21]+0.07*[$'Nilai per Evaluasi'.J21])" office:value-type="float" office:value="3" calcext:value-type="float">
            <text:p>3</text:p>
          </table:table-cell>
          <table:table-cell table:style-name="ce5" table:formula="of:=ROUND(0.02*[$'Nilai per Evaluasi'.I21]+0.07*[$'Nilai per Evaluasi'.J21])" office:value-type="float" office:value="0" calcext:value-type="float">
            <text:p>0</text:p>
          </table:table-cell>
          <table:table-cell table:style-name="ce5" table:formula="of:=ROUND(0.02*[$'Nilai per Evaluasi'.I21]+0.07*[$'Nilai per Evaluasi'.J21])" office:value-type="float" office:value="0" calcext:value-type="float">
            <text:p>0</text:p>
          </table:table-cell>
          <table:table-cell table:style-name="ce5" table:formula="of:=ROUND(0.04*[$'Nilai per Evaluasi'.I21]+0.12*[$'Nilai per Evaluasi'.J21])" office:value-type="float" office:value="0" calcext:value-type="float">
            <text:p>0</text:p>
          </table:table-cell>
          <table:table-cell table:style-name="ce5" table:formula="of:=ROUND(0.02*[$'Nilai per Evaluasi'.I21]+0.06*[$'Nilai per Evaluasi'.J21])" office:value-type="float" office:value="0" calcext:value-type="float">
            <text:p>0</text:p>
          </table:table-cell>
          <table:table-cell table:style-name="ce5" table:formula="of:=ROUND(0.11*[$'Nilai per Evaluasi'.J21])" office:value-type="float" office:value="0" calcext:value-type="float">
            <text:p>0</text:p>
          </table:table-cell>
          <table:table-cell table:style-name="ce9" table:formula="of:=SUM([.C22:.L22])" office:value-type="float" office:value="19" calcext:value-type="float">
            <text:p>19</text:p>
          </table:table-cell>
          <table:table-cell table:style-name="ce9" table:formula="of:=VLOOKUP([.M22];[.$P$3:.$Q$9];2)" office:value-type="string" office:string-value="E" calcext:value-type="string">
            <text:p>E</text:p>
          </table:table-cell>
          <table:table-cell table:number-columns-repeated="16370"/>
        </table:table-row>
        <table:table-row table:style-name="ro2">
          <table:table-cell table:style-name="ce5" office:value-type="string" calcext:value-type="string">
            <text:p>3323103067</text:p>
          </table:table-cell>
          <table:table-cell table:style-name="ce5" office:value-type="string" calcext:value-type="string">
            <text:p>03231067 - Muhammad Taufik Rachman</text:p>
          </table:table-cell>
          <table:table-cell table:style-name="ce5" table:formula="of:=ROUND(0.05*[$'Nilai per Evaluasi'.G22])" office:value-type="float" office:value="4" calcext:value-type="float">
            <text:p>4</text:p>
          </table:table-cell>
          <table:table-cell table:style-name="ce5" table:formula="of:=ROUND(0.03*[$'Nilai per Evaluasi'.D22]+0.02*[$'Nilai per Evaluasi'.H22])" office:value-type="float" office:value="3" calcext:value-type="float">
            <text:p>3</text:p>
          </table:table-cell>
          <table:table-cell table:style-name="ce5" table:formula="of:=ROUND(0.03*[$'Nilai per Evaluasi'.E22]+0.02*[$'Nilai per Evaluasi'.H22]+0.05*[$'Nilai per Evaluasi'.I22])" office:value-type="float" office:value="0" calcext:value-type="float">
            <text:p>0</text:p>
          </table:table-cell>
          <table:table-cell table:style-name="ce5" table:formula="of:=ROUND(0.04*[$'Nilai per Evaluasi'.F22]+0.05*[$'Nilai per Evaluasi'.G22]+0.02*[$'Nilai per Evaluasi'.H22]+0.05*[$'Nilai per Evaluasi'.J22])" office:value-type="float" office:value="5" calcext:value-type="float">
            <text:p>5</text:p>
          </table:table-cell>
          <table:table-cell table:style-name="ce5" table:formula="of:=ROUND(0.04*[$'Nilai per Evaluasi'.H22]+0.07*[$'Nilai per Evaluasi'.J22])" office:value-type="float" office:value="0" calcext:value-type="float">
            <text:p>0</text:p>
          </table:table-cell>
          <table:table-cell table:style-name="ce5" table:formula="of:=ROUND(0.02*[$'Nilai per Evaluasi'.I22]+0.07*[$'Nilai per Evaluasi'.J22])" office:value-type="float" office:value="0" calcext:value-type="float">
            <text:p>0</text:p>
          </table:table-cell>
          <table:table-cell table:style-name="ce5" table:formula="of:=ROUND(0.02*[$'Nilai per Evaluasi'.I22]+0.07*[$'Nilai per Evaluasi'.J22])" office:value-type="float" office:value="0" calcext:value-type="float">
            <text:p>0</text:p>
          </table:table-cell>
          <table:table-cell table:style-name="ce5" table:formula="of:=ROUND(0.04*[$'Nilai per Evaluasi'.I22]+0.12*[$'Nilai per Evaluasi'.J22])" office:value-type="float" office:value="0" calcext:value-type="float">
            <text:p>0</text:p>
          </table:table-cell>
          <table:table-cell table:style-name="ce5" table:formula="of:=ROUND(0.02*[$'Nilai per Evaluasi'.I22]+0.06*[$'Nilai per Evaluasi'.J22])" office:value-type="float" office:value="0" calcext:value-type="float">
            <text:p>0</text:p>
          </table:table-cell>
          <table:table-cell table:style-name="ce5" table:formula="of:=ROUND(0.11*[$'Nilai per Evaluasi'.J22])" office:value-type="float" office:value="0" calcext:value-type="float">
            <text:p>0</text:p>
          </table:table-cell>
          <table:table-cell table:style-name="ce9" table:formula="of:=SUM([.C23:.L23])" office:value-type="float" office:value="12" calcext:value-type="float">
            <text:p>12</text:p>
          </table:table-cell>
          <table:table-cell table:style-name="ce9" table:formula="of:=VLOOKUP([.M23];[.$P$3:.$Q$9];2)" office:value-type="string" office:string-value="E" calcext:value-type="string">
            <text:p>E</text:p>
          </table:table-cell>
          <table:table-cell table:number-columns-repeated="16370"/>
        </table:table-row>
        <table:table-row table:style-name="ro2">
          <table:table-cell table:style-name="ce5" office:value-type="string" calcext:value-type="string">
            <text:p>3323103072</text:p>
          </table:table-cell>
          <table:table-cell table:style-name="ce5" office:value-type="string" calcext:value-type="string">
            <text:p>03231072 - Nicolaus Yanri Tonanda</text:p>
          </table:table-cell>
          <table:table-cell table:style-name="ce5" table:formula="of:=ROUND(0.05*[$'Nilai per Evaluasi'.G23])" office:value-type="float" office:value="3" calcext:value-type="float">
            <text:p>3</text:p>
          </table:table-cell>
          <table:table-cell table:style-name="ce5" table:formula="of:=ROUND(0.03*[$'Nilai per Evaluasi'.D23]+0.02*[$'Nilai per Evaluasi'.H23])" office:value-type="float" office:value="1" calcext:value-type="float">
            <text:p>1</text:p>
          </table:table-cell>
          <table:table-cell table:style-name="ce5" table:formula="of:=ROUND(0.03*[$'Nilai per Evaluasi'.E23]+0.02*[$'Nilai per Evaluasi'.H23]+0.05*[$'Nilai per Evaluasi'.I23])" office:value-type="float" office:value="1" calcext:value-type="float">
            <text:p>1</text:p>
          </table:table-cell>
          <table:table-cell table:style-name="ce5" table:formula="of:=ROUND(0.04*[$'Nilai per Evaluasi'.F23]+0.05*[$'Nilai per Evaluasi'.G23]+0.02*[$'Nilai per Evaluasi'.H23]+0.05*[$'Nilai per Evaluasi'.J23])" office:value-type="float" office:value="4" calcext:value-type="float">
            <text:p>4</text:p>
          </table:table-cell>
          <table:table-cell table:style-name="ce5" table:formula="of:=ROUND(0.04*[$'Nilai per Evaluasi'.H23]+0.07*[$'Nilai per Evaluasi'.J23])" office:value-type="float" office:value="3" calcext:value-type="float">
            <text:p>3</text:p>
          </table:table-cell>
          <table:table-cell table:style-name="ce5" table:formula="of:=ROUND(0.02*[$'Nilai per Evaluasi'.I23]+0.07*[$'Nilai per Evaluasi'.J23])" office:value-type="float" office:value="0" calcext:value-type="float">
            <text:p>0</text:p>
          </table:table-cell>
          <table:table-cell table:style-name="ce5" table:formula="of:=ROUND(0.02*[$'Nilai per Evaluasi'.I23]+0.07*[$'Nilai per Evaluasi'.J23])" office:value-type="float" office:value="0" calcext:value-type="float">
            <text:p>0</text:p>
          </table:table-cell>
          <table:table-cell table:style-name="ce5" table:formula="of:=ROUND(0.04*[$'Nilai per Evaluasi'.I23]+0.12*[$'Nilai per Evaluasi'.J23])" office:value-type="float" office:value="0" calcext:value-type="float">
            <text:p>0</text:p>
          </table:table-cell>
          <table:table-cell table:style-name="ce5" table:formula="of:=ROUND(0.02*[$'Nilai per Evaluasi'.I23]+0.06*[$'Nilai per Evaluasi'.J23])" office:value-type="float" office:value="0" calcext:value-type="float">
            <text:p>0</text:p>
          </table:table-cell>
          <table:table-cell table:style-name="ce5" table:formula="of:=ROUND(0.11*[$'Nilai per Evaluasi'.J23])" office:value-type="float" office:value="0" calcext:value-type="float">
            <text:p>0</text:p>
          </table:table-cell>
          <table:table-cell table:style-name="ce9" table:formula="of:=SUM([.C24:.L24])" office:value-type="float" office:value="12" calcext:value-type="float">
            <text:p>12</text:p>
          </table:table-cell>
          <table:table-cell table:style-name="ce9" table:formula="of:=VLOOKUP([.M24];[.$P$3:.$Q$9];2)" office:value-type="string" office:string-value="E" calcext:value-type="string">
            <text:p>E</text:p>
          </table:table-cell>
          <table:table-cell table:number-columns-repeated="16370"/>
        </table:table-row>
        <table:table-row table:style-name="ro2">
          <table:table-cell table:style-name="ce5" office:value-type="string" calcext:value-type="string">
            <text:p>3323103075</text:p>
          </table:table-cell>
          <table:table-cell table:style-name="ce5" office:value-type="string" calcext:value-type="string">
            <text:p>03231075 - Raihan Dimas Prasetyo</text:p>
          </table:table-cell>
          <table:table-cell table:style-name="ce5" table:formula="of:=ROUND(0.05*[$'Nilai per Evaluasi'.G24])" office:value-type="float" office:value="4" calcext:value-type="float">
            <text:p>4</text:p>
          </table:table-cell>
          <table:table-cell table:style-name="ce5" table:formula="of:=ROUND(0.03*[$'Nilai per Evaluasi'.D24]+0.02*[$'Nilai per Evaluasi'.H24])" office:value-type="float" office:value="2" calcext:value-type="float">
            <text:p>2</text:p>
          </table:table-cell>
          <table:table-cell table:style-name="ce5" table:formula="of:=ROUND(0.03*[$'Nilai per Evaluasi'.E24]+0.02*[$'Nilai per Evaluasi'.H24]+0.05*[$'Nilai per Evaluasi'.I24])" office:value-type="float" office:value="2" calcext:value-type="float">
            <text:p>2</text:p>
          </table:table-cell>
          <table:table-cell table:style-name="ce5" table:formula="of:=ROUND(0.04*[$'Nilai per Evaluasi'.F24]+0.05*[$'Nilai per Evaluasi'.G24]+0.02*[$'Nilai per Evaluasi'.H24]+0.05*[$'Nilai per Evaluasi'.J24])" office:value-type="float" office:value="5" calcext:value-type="float">
            <text:p>5</text:p>
          </table:table-cell>
          <table:table-cell table:style-name="ce5" table:formula="of:=ROUND(0.04*[$'Nilai per Evaluasi'.H24]+0.07*[$'Nilai per Evaluasi'.J24])" office:value-type="float" office:value="4" calcext:value-type="float">
            <text:p>4</text:p>
          </table:table-cell>
          <table:table-cell table:style-name="ce5" table:formula="of:=ROUND(0.02*[$'Nilai per Evaluasi'.I24]+0.07*[$'Nilai per Evaluasi'.J24])" office:value-type="float" office:value="0" calcext:value-type="float">
            <text:p>0</text:p>
          </table:table-cell>
          <table:table-cell table:style-name="ce5" table:formula="of:=ROUND(0.02*[$'Nilai per Evaluasi'.I24]+0.07*[$'Nilai per Evaluasi'.J24])" office:value-type="float" office:value="0" calcext:value-type="float">
            <text:p>0</text:p>
          </table:table-cell>
          <table:table-cell table:style-name="ce5" table:formula="of:=ROUND(0.04*[$'Nilai per Evaluasi'.I24]+0.12*[$'Nilai per Evaluasi'.J24])" office:value-type="float" office:value="0" calcext:value-type="float">
            <text:p>0</text:p>
          </table:table-cell>
          <table:table-cell table:style-name="ce5" table:formula="of:=ROUND(0.02*[$'Nilai per Evaluasi'.I24]+0.06*[$'Nilai per Evaluasi'.J24])" office:value-type="float" office:value="0" calcext:value-type="float">
            <text:p>0</text:p>
          </table:table-cell>
          <table:table-cell table:style-name="ce5" table:formula="of:=ROUND(0.11*[$'Nilai per Evaluasi'.J24])" office:value-type="float" office:value="0" calcext:value-type="float">
            <text:p>0</text:p>
          </table:table-cell>
          <table:table-cell table:style-name="ce9" table:formula="of:=SUM([.C25:.L25])" office:value-type="float" office:value="17" calcext:value-type="float">
            <text:p>17</text:p>
          </table:table-cell>
          <table:table-cell table:style-name="ce9" table:formula="of:=VLOOKUP([.M25];[.$P$3:.$Q$9];2)" office:value-type="string" office:string-value="E" calcext:value-type="string">
            <text:p>E</text:p>
          </table:table-cell>
          <table:table-cell table:number-columns-repeated="16370"/>
        </table:table-row>
        <table:table-row table:style-name="ro2">
          <table:table-cell table:style-name="ce5" office:value-type="string" calcext:value-type="string">
            <text:p>3323103076</text:p>
          </table:table-cell>
          <table:table-cell table:style-name="ce5" office:value-type="string" calcext:value-type="string">
            <text:p>03231076 - Randi Eka Permana</text:p>
          </table:table-cell>
          <table:table-cell table:style-name="ce5" table:formula="of:=ROUND(0.05*[$'Nilai per Evaluasi'.G25])" office:value-type="float" office:value="0" calcext:value-type="float">
            <text:p>0</text:p>
          </table:table-cell>
          <table:table-cell table:style-name="ce5" table:formula="of:=ROUND(0.03*[$'Nilai per Evaluasi'.D25]+0.02*[$'Nilai per Evaluasi'.H25])" office:value-type="float" office:value="0" calcext:value-type="float">
            <text:p>0</text:p>
          </table:table-cell>
          <table:table-cell table:style-name="ce5" table:formula="of:=ROUND(0.03*[$'Nilai per Evaluasi'.E25]+0.02*[$'Nilai per Evaluasi'.H25]+0.05*[$'Nilai per Evaluasi'.I25])" office:value-type="float" office:value="0" calcext:value-type="float">
            <text:p>0</text:p>
          </table:table-cell>
          <table:table-cell table:style-name="ce5" table:formula="of:=ROUND(0.04*[$'Nilai per Evaluasi'.F25]+0.05*[$'Nilai per Evaluasi'.G25]+0.02*[$'Nilai per Evaluasi'.H25]+0.05*[$'Nilai per Evaluasi'.J25])" office:value-type="float" office:value="0" calcext:value-type="float">
            <text:p>0</text:p>
          </table:table-cell>
          <table:table-cell table:style-name="ce5" table:formula="of:=ROUND(0.04*[$'Nilai per Evaluasi'.H25]+0.07*[$'Nilai per Evaluasi'.J25])" office:value-type="float" office:value="0" calcext:value-type="float">
            <text:p>0</text:p>
          </table:table-cell>
          <table:table-cell table:style-name="ce5" table:formula="of:=ROUND(0.02*[$'Nilai per Evaluasi'.I25]+0.07*[$'Nilai per Evaluasi'.J25])" office:value-type="float" office:value="0" calcext:value-type="float">
            <text:p>0</text:p>
          </table:table-cell>
          <table:table-cell table:style-name="ce5" table:formula="of:=ROUND(0.02*[$'Nilai per Evaluasi'.I25]+0.07*[$'Nilai per Evaluasi'.J25])" office:value-type="float" office:value="0" calcext:value-type="float">
            <text:p>0</text:p>
          </table:table-cell>
          <table:table-cell table:style-name="ce5" table:formula="of:=ROUND(0.04*[$'Nilai per Evaluasi'.I25]+0.12*[$'Nilai per Evaluasi'.J25])" office:value-type="float" office:value="0" calcext:value-type="float">
            <text:p>0</text:p>
          </table:table-cell>
          <table:table-cell table:style-name="ce5" table:formula="of:=ROUND(0.02*[$'Nilai per Evaluasi'.I25]+0.06*[$'Nilai per Evaluasi'.J25])" office:value-type="float" office:value="0" calcext:value-type="float">
            <text:p>0</text:p>
          </table:table-cell>
          <table:table-cell table:style-name="ce5" table:formula="of:=ROUND(0.11*[$'Nilai per Evaluasi'.J25])" office:value-type="float" office:value="0" calcext:value-type="float">
            <text:p>0</text:p>
          </table:table-cell>
          <table:table-cell table:style-name="ce9" table:formula="of:=SUM([.C26:.L26])" office:value-type="float" office:value="0" calcext:value-type="float">
            <text:p>0</text:p>
          </table:table-cell>
          <table:table-cell table:style-name="ce9" table:formula="of:=VLOOKUP([.M26];[.$P$3:.$Q$9];2)" office:value-type="string" office:string-value="E" calcext:value-type="string">
            <text:p>E</text:p>
          </table:table-cell>
          <table:table-cell table:number-columns-repeated="16370"/>
        </table:table-row>
        <table:table-row table:style-name="ro2">
          <table:table-cell table:style-name="ce5" office:value-type="string" calcext:value-type="string">
            <text:p>3323103079</text:p>
          </table:table-cell>
          <table:table-cell table:style-name="ce5" office:value-type="string" calcext:value-type="string">
            <text:p>03231079 - Reyhan Putra Perdana</text:p>
          </table:table-cell>
          <table:table-cell table:style-name="ce5" table:formula="of:=ROUND(0.05*[$'Nilai per Evaluasi'.G26])" office:value-type="float" office:value="4" calcext:value-type="float">
            <text:p>4</text:p>
          </table:table-cell>
          <table:table-cell table:style-name="ce5" table:formula="of:=ROUND(0.03*[$'Nilai per Evaluasi'.D26]+0.02*[$'Nilai per Evaluasi'.H26])" office:value-type="float" office:value="0" calcext:value-type="float">
            <text:p>0</text:p>
          </table:table-cell>
          <table:table-cell table:style-name="ce5" table:formula="of:=ROUND(0.03*[$'Nilai per Evaluasi'.E26]+0.02*[$'Nilai per Evaluasi'.H26]+0.05*[$'Nilai per Evaluasi'.I26])" office:value-type="float" office:value="0" calcext:value-type="float">
            <text:p>0</text:p>
          </table:table-cell>
          <table:table-cell table:style-name="ce5" table:formula="of:=ROUND(0.04*[$'Nilai per Evaluasi'.F26]+0.05*[$'Nilai per Evaluasi'.G26]+0.02*[$'Nilai per Evaluasi'.H26]+0.05*[$'Nilai per Evaluasi'.J26])" office:value-type="float" office:value="4" calcext:value-type="float">
            <text:p>4</text:p>
          </table:table-cell>
          <table:table-cell table:style-name="ce5" table:formula="of:=ROUND(0.04*[$'Nilai per Evaluasi'.H26]+0.07*[$'Nilai per Evaluasi'.J26])" office:value-type="float" office:value="0" calcext:value-type="float">
            <text:p>0</text:p>
          </table:table-cell>
          <table:table-cell table:style-name="ce5" table:formula="of:=ROUND(0.02*[$'Nilai per Evaluasi'.I26]+0.07*[$'Nilai per Evaluasi'.J26])" office:value-type="float" office:value="0" calcext:value-type="float">
            <text:p>0</text:p>
          </table:table-cell>
          <table:table-cell table:style-name="ce5" table:formula="of:=ROUND(0.02*[$'Nilai per Evaluasi'.I26]+0.07*[$'Nilai per Evaluasi'.J26])" office:value-type="float" office:value="0" calcext:value-type="float">
            <text:p>0</text:p>
          </table:table-cell>
          <table:table-cell table:style-name="ce5" table:formula="of:=ROUND(0.04*[$'Nilai per Evaluasi'.I26]+0.12*[$'Nilai per Evaluasi'.J26])" office:value-type="float" office:value="0" calcext:value-type="float">
            <text:p>0</text:p>
          </table:table-cell>
          <table:table-cell table:style-name="ce5" table:formula="of:=ROUND(0.02*[$'Nilai per Evaluasi'.I26]+0.06*[$'Nilai per Evaluasi'.J26])" office:value-type="float" office:value="0" calcext:value-type="float">
            <text:p>0</text:p>
          </table:table-cell>
          <table:table-cell table:style-name="ce5" table:formula="of:=ROUND(0.11*[$'Nilai per Evaluasi'.J26])" office:value-type="float" office:value="0" calcext:value-type="float">
            <text:p>0</text:p>
          </table:table-cell>
          <table:table-cell table:style-name="ce9" table:formula="of:=SUM([.C27:.L27])" office:value-type="float" office:value="8" calcext:value-type="float">
            <text:p>8</text:p>
          </table:table-cell>
          <table:table-cell table:style-name="ce9" table:formula="of:=VLOOKUP([.M27];[.$P$3:.$Q$9];2)" office:value-type="string" office:string-value="E" calcext:value-type="string">
            <text:p>E</text:p>
          </table:table-cell>
          <table:table-cell table:number-columns-repeated="16370"/>
        </table:table-row>
        <table:table-row table:style-name="ro2">
          <table:table-cell table:style-name="ce5" office:value-type="string" calcext:value-type="string">
            <text:p>3323103080</text:p>
          </table:table-cell>
          <table:table-cell table:style-name="ce5" office:value-type="string" calcext:value-type="string">
            <text:p>03231080 - Rino Pandu Aryo Wigati</text:p>
          </table:table-cell>
          <table:table-cell table:style-name="ce5" table:formula="of:=ROUND(0.05*[$'Nilai per Evaluasi'.G27])" office:value-type="float" office:value="3" calcext:value-type="float">
            <text:p>3</text:p>
          </table:table-cell>
          <table:table-cell table:style-name="ce5" table:formula="of:=ROUND(0.03*[$'Nilai per Evaluasi'.D27]+0.02*[$'Nilai per Evaluasi'.H27])" office:value-type="float" office:value="0" calcext:value-type="float">
            <text:p>0</text:p>
          </table:table-cell>
          <table:table-cell table:style-name="ce5" table:formula="of:=ROUND(0.03*[$'Nilai per Evaluasi'.E27]+0.02*[$'Nilai per Evaluasi'.H27]+0.05*[$'Nilai per Evaluasi'.I27])" office:value-type="float" office:value="0" calcext:value-type="float">
            <text:p>0</text:p>
          </table:table-cell>
          <table:table-cell table:style-name="ce5" table:formula="of:=ROUND(0.04*[$'Nilai per Evaluasi'.F27]+0.05*[$'Nilai per Evaluasi'.G27]+0.02*[$'Nilai per Evaluasi'.H27]+0.05*[$'Nilai per Evaluasi'.J27])" office:value-type="float" office:value="3" calcext:value-type="float">
            <text:p>3</text:p>
          </table:table-cell>
          <table:table-cell table:style-name="ce5" table:formula="of:=ROUND(0.04*[$'Nilai per Evaluasi'.H27]+0.07*[$'Nilai per Evaluasi'.J27])" office:value-type="float" office:value="0" calcext:value-type="float">
            <text:p>0</text:p>
          </table:table-cell>
          <table:table-cell table:style-name="ce5" table:formula="of:=ROUND(0.02*[$'Nilai per Evaluasi'.I27]+0.07*[$'Nilai per Evaluasi'.J27])" office:value-type="float" office:value="0" calcext:value-type="float">
            <text:p>0</text:p>
          </table:table-cell>
          <table:table-cell table:style-name="ce5" table:formula="of:=ROUND(0.02*[$'Nilai per Evaluasi'.I27]+0.07*[$'Nilai per Evaluasi'.J27])" office:value-type="float" office:value="0" calcext:value-type="float">
            <text:p>0</text:p>
          </table:table-cell>
          <table:table-cell table:style-name="ce5" table:formula="of:=ROUND(0.04*[$'Nilai per Evaluasi'.I27]+0.12*[$'Nilai per Evaluasi'.J27])" office:value-type="float" office:value="0" calcext:value-type="float">
            <text:p>0</text:p>
          </table:table-cell>
          <table:table-cell table:style-name="ce5" table:formula="of:=ROUND(0.02*[$'Nilai per Evaluasi'.I27]+0.06*[$'Nilai per Evaluasi'.J27])" office:value-type="float" office:value="0" calcext:value-type="float">
            <text:p>0</text:p>
          </table:table-cell>
          <table:table-cell table:style-name="ce5" table:formula="of:=ROUND(0.11*[$'Nilai per Evaluasi'.J27])" office:value-type="float" office:value="0" calcext:value-type="float">
            <text:p>0</text:p>
          </table:table-cell>
          <table:table-cell table:style-name="ce9" table:formula="of:=SUM([.C28:.L28])" office:value-type="float" office:value="6" calcext:value-type="float">
            <text:p>6</text:p>
          </table:table-cell>
          <table:table-cell table:style-name="ce9" table:formula="of:=VLOOKUP([.M28];[.$P$3:.$Q$9];2)" office:value-type="string" office:string-value="E" calcext:value-type="string">
            <text:p>E</text:p>
          </table:table-cell>
          <table:table-cell table:number-columns-repeated="16370"/>
        </table:table-row>
        <table:table-row table:style-name="ro2">
          <table:table-cell table:style-name="ce5" office:value-type="string" calcext:value-type="string">
            <text:p>3323103088</text:p>
          </table:table-cell>
          <table:table-cell table:style-name="ce5" office:value-type="string" calcext:value-type="string">
            <text:p>03231088 - Tri Ahmad Jumain</text:p>
          </table:table-cell>
          <table:table-cell table:style-name="ce5" table:formula="of:=ROUND(0.05*[$'Nilai per Evaluasi'.G28])" office:value-type="float" office:value="4" calcext:value-type="float">
            <text:p>4</text:p>
          </table:table-cell>
          <table:table-cell table:style-name="ce5" table:formula="of:=ROUND(0.03*[$'Nilai per Evaluasi'.D28]+0.02*[$'Nilai per Evaluasi'.H28])" office:value-type="float" office:value="2" calcext:value-type="float">
            <text:p>2</text:p>
          </table:table-cell>
          <table:table-cell table:style-name="ce5" table:formula="of:=ROUND(0.03*[$'Nilai per Evaluasi'.E28]+0.02*[$'Nilai per Evaluasi'.H28]+0.05*[$'Nilai per Evaluasi'.I28])" office:value-type="float" office:value="0" calcext:value-type="float">
            <text:p>0</text:p>
          </table:table-cell>
          <table:table-cell table:style-name="ce5" table:formula="of:=ROUND(0.04*[$'Nilai per Evaluasi'.F28]+0.05*[$'Nilai per Evaluasi'.G28]+0.02*[$'Nilai per Evaluasi'.H28]+0.05*[$'Nilai per Evaluasi'.J28])" office:value-type="float" office:value="4" calcext:value-type="float">
            <text:p>4</text:p>
          </table:table-cell>
          <table:table-cell table:style-name="ce5" table:formula="of:=ROUND(0.04*[$'Nilai per Evaluasi'.H28]+0.07*[$'Nilai per Evaluasi'.J28])" office:value-type="float" office:value="0" calcext:value-type="float">
            <text:p>0</text:p>
          </table:table-cell>
          <table:table-cell table:style-name="ce5" table:formula="of:=ROUND(0.02*[$'Nilai per Evaluasi'.I28]+0.07*[$'Nilai per Evaluasi'.J28])" office:value-type="float" office:value="0" calcext:value-type="float">
            <text:p>0</text:p>
          </table:table-cell>
          <table:table-cell table:style-name="ce5" table:formula="of:=ROUND(0.02*[$'Nilai per Evaluasi'.I28]+0.07*[$'Nilai per Evaluasi'.J28])" office:value-type="float" office:value="0" calcext:value-type="float">
            <text:p>0</text:p>
          </table:table-cell>
          <table:table-cell table:style-name="ce5" table:formula="of:=ROUND(0.04*[$'Nilai per Evaluasi'.I28]+0.12*[$'Nilai per Evaluasi'.J28])" office:value-type="float" office:value="0" calcext:value-type="float">
            <text:p>0</text:p>
          </table:table-cell>
          <table:table-cell table:style-name="ce5" table:formula="of:=ROUND(0.02*[$'Nilai per Evaluasi'.I28]+0.06*[$'Nilai per Evaluasi'.J28])" office:value-type="float" office:value="0" calcext:value-type="float">
            <text:p>0</text:p>
          </table:table-cell>
          <table:table-cell table:style-name="ce5" table:formula="of:=ROUND(0.11*[$'Nilai per Evaluasi'.J28])" office:value-type="float" office:value="0" calcext:value-type="float">
            <text:p>0</text:p>
          </table:table-cell>
          <table:table-cell table:style-name="ce9" table:formula="of:=SUM([.C29:.L29])" office:value-type="float" office:value="10" calcext:value-type="float">
            <text:p>10</text:p>
          </table:table-cell>
          <table:table-cell table:style-name="ce9" table:formula="of:=VLOOKUP([.M29];[.$P$3:.$Q$9];2)" office:value-type="string" office:string-value="E" calcext:value-type="string">
            <text:p>E</text:p>
          </table:table-cell>
          <table:table-cell table:number-columns-repeated="16370"/>
        </table:table-row>
        <table:table-row table:style-name="ro2">
          <table:table-cell table:style-name="ce5" office:value-type="string" calcext:value-type="string">
            <text:p>3323103092</text:p>
          </table:table-cell>
          <table:table-cell table:style-name="ce5" office:value-type="string" calcext:value-type="string">
            <text:p>03231092 - Windi Sugi Karni</text:p>
          </table:table-cell>
          <table:table-cell table:style-name="ce5" table:formula="of:=ROUND(0.05*[$'Nilai per Evaluasi'.G29])" office:value-type="float" office:value="4" calcext:value-type="float">
            <text:p>4</text:p>
          </table:table-cell>
          <table:table-cell table:style-name="ce5" table:formula="of:=ROUND(0.03*[$'Nilai per Evaluasi'.D29]+0.02*[$'Nilai per Evaluasi'.H29])" office:value-type="float" office:value="0" calcext:value-type="float">
            <text:p>0</text:p>
          </table:table-cell>
          <table:table-cell table:style-name="ce5" table:formula="of:=ROUND(0.03*[$'Nilai per Evaluasi'.E29]+0.02*[$'Nilai per Evaluasi'.H29]+0.05*[$'Nilai per Evaluasi'.I29])" office:value-type="float" office:value="0" calcext:value-type="float">
            <text:p>0</text:p>
          </table:table-cell>
          <table:table-cell table:style-name="ce5" table:formula="of:=ROUND(0.04*[$'Nilai per Evaluasi'.F29]+0.05*[$'Nilai per Evaluasi'.G29]+0.02*[$'Nilai per Evaluasi'.H29]+0.05*[$'Nilai per Evaluasi'.J29])" office:value-type="float" office:value="4" calcext:value-type="float">
            <text:p>4</text:p>
          </table:table-cell>
          <table:table-cell table:style-name="ce5" table:formula="of:=ROUND(0.04*[$'Nilai per Evaluasi'.H29]+0.07*[$'Nilai per Evaluasi'.J29])" office:value-type="float" office:value="0" calcext:value-type="float">
            <text:p>0</text:p>
          </table:table-cell>
          <table:table-cell table:style-name="ce5" table:formula="of:=ROUND(0.02*[$'Nilai per Evaluasi'.I29]+0.07*[$'Nilai per Evaluasi'.J29])" office:value-type="float" office:value="0" calcext:value-type="float">
            <text:p>0</text:p>
          </table:table-cell>
          <table:table-cell table:style-name="ce5" table:formula="of:=ROUND(0.02*[$'Nilai per Evaluasi'.I29]+0.07*[$'Nilai per Evaluasi'.J29])" office:value-type="float" office:value="0" calcext:value-type="float">
            <text:p>0</text:p>
          </table:table-cell>
          <table:table-cell table:style-name="ce5" table:formula="of:=ROUND(0.04*[$'Nilai per Evaluasi'.I29]+0.12*[$'Nilai per Evaluasi'.J29])" office:value-type="float" office:value="0" calcext:value-type="float">
            <text:p>0</text:p>
          </table:table-cell>
          <table:table-cell table:style-name="ce5" table:formula="of:=ROUND(0.02*[$'Nilai per Evaluasi'.I29]+0.06*[$'Nilai per Evaluasi'.J29])" office:value-type="float" office:value="0" calcext:value-type="float">
            <text:p>0</text:p>
          </table:table-cell>
          <table:table-cell table:style-name="ce5" table:formula="of:=ROUND(0.11*[$'Nilai per Evaluasi'.J29])" office:value-type="float" office:value="0" calcext:value-type="float">
            <text:p>0</text:p>
          </table:table-cell>
          <table:table-cell table:style-name="ce9" table:formula="of:=SUM([.C30:.L30])" office:value-type="float" office:value="8" calcext:value-type="float">
            <text:p>8</text:p>
          </table:table-cell>
          <table:table-cell table:style-name="ce9" table:formula="of:=VLOOKUP([.M30];[.$P$3:.$Q$9];2)" office:value-type="string" office:string-value="E" calcext:value-type="string">
            <text:p>E</text:p>
          </table:table-cell>
          <table:table-cell table:number-columns-repeated="16370"/>
        </table:table-row>
        <table:table-row table:style-name="ro2">
          <table:table-cell table:style-name="ce5" office:value-type="string" calcext:value-type="string">
            <text:p>3323103093</text:p>
          </table:table-cell>
          <table:table-cell table:style-name="ce5" office:value-type="string" calcext:value-type="string">
            <text:p>03231093 - Yopansyah Nabila</text:p>
          </table:table-cell>
          <table:table-cell table:style-name="ce5" table:formula="of:=ROUND(0.05*[$'Nilai per Evaluasi'.G30])" office:value-type="float" office:value="4" calcext:value-type="float">
            <text:p>4</text:p>
          </table:table-cell>
          <table:table-cell table:style-name="ce5" table:formula="of:=ROUND(0.03*[$'Nilai per Evaluasi'.D30]+0.02*[$'Nilai per Evaluasi'.H30])" office:value-type="float" office:value="4" calcext:value-type="float">
            <text:p>4</text:p>
          </table:table-cell>
          <table:table-cell table:style-name="ce5" table:formula="of:=ROUND(0.03*[$'Nilai per Evaluasi'.E30]+0.02*[$'Nilai per Evaluasi'.H30]+0.05*[$'Nilai per Evaluasi'.I30])" office:value-type="float" office:value="2" calcext:value-type="float">
            <text:p>2</text:p>
          </table:table-cell>
          <table:table-cell table:style-name="ce5" table:formula="of:=ROUND(0.04*[$'Nilai per Evaluasi'.F30]+0.05*[$'Nilai per Evaluasi'.G30]+0.02*[$'Nilai per Evaluasi'.H30]+0.05*[$'Nilai per Evaluasi'.J30])" office:value-type="float" office:value="7" calcext:value-type="float">
            <text:p>7</text:p>
          </table:table-cell>
          <table:table-cell table:style-name="ce5" table:formula="of:=ROUND(0.04*[$'Nilai per Evaluasi'.H30]+0.07*[$'Nilai per Evaluasi'.J30])" office:value-type="float" office:value="3" calcext:value-type="float">
            <text:p>3</text:p>
          </table:table-cell>
          <table:table-cell table:style-name="ce5" table:formula="of:=ROUND(0.02*[$'Nilai per Evaluasi'.I30]+0.07*[$'Nilai per Evaluasi'.J30])" office:value-type="float" office:value="0" calcext:value-type="float">
            <text:p>0</text:p>
          </table:table-cell>
          <table:table-cell table:style-name="ce5" table:formula="of:=ROUND(0.02*[$'Nilai per Evaluasi'.I30]+0.07*[$'Nilai per Evaluasi'.J30])" office:value-type="float" office:value="0" calcext:value-type="float">
            <text:p>0</text:p>
          </table:table-cell>
          <table:table-cell table:style-name="ce5" table:formula="of:=ROUND(0.04*[$'Nilai per Evaluasi'.I30]+0.12*[$'Nilai per Evaluasi'.J30])" office:value-type="float" office:value="0" calcext:value-type="float">
            <text:p>0</text:p>
          </table:table-cell>
          <table:table-cell table:style-name="ce5" table:formula="of:=ROUND(0.02*[$'Nilai per Evaluasi'.I30]+0.06*[$'Nilai per Evaluasi'.J30])" office:value-type="float" office:value="0" calcext:value-type="float">
            <text:p>0</text:p>
          </table:table-cell>
          <table:table-cell table:style-name="ce5" table:formula="of:=ROUND(0.11*[$'Nilai per Evaluasi'.J30])" office:value-type="float" office:value="0" calcext:value-type="float">
            <text:p>0</text:p>
          </table:table-cell>
          <table:table-cell table:style-name="ce9" table:formula="of:=SUM([.C31:.L31])" office:value-type="float" office:value="20" calcext:value-type="float">
            <text:p>20</text:p>
          </table:table-cell>
          <table:table-cell table:style-name="ce9" table:formula="of:=VLOOKUP([.M31];[.$P$3:.$Q$9];2)" office:value-type="string" office:string-value="E" calcext:value-type="string">
            <text:p>E</text:p>
          </table:table-cell>
          <table:table-cell table:number-columns-repeated="16370"/>
        </table:table-row>
        <table:table-row table:style-name="ro2">
          <table:table-cell table:style-name="ce5" office:value-type="string" calcext:value-type="string">
            <text:p>3323105004</text:p>
          </table:table-cell>
          <table:table-cell table:style-name="ce5" office:value-type="string" calcext:value-type="string">
            <text:p>05231004 - Amalia Amanda Putri</text:p>
          </table:table-cell>
          <table:table-cell table:style-name="ce5" table:formula="of:=ROUND(0.05*[$'Nilai per Evaluasi'.G31])" office:value-type="float" office:value="4" calcext:value-type="float">
            <text:p>4</text:p>
          </table:table-cell>
          <table:table-cell table:style-name="ce5" table:formula="of:=ROUND(0.03*[$'Nilai per Evaluasi'.D31]+0.02*[$'Nilai per Evaluasi'.H31])" office:value-type="float" office:value="2" calcext:value-type="float">
            <text:p>2</text:p>
          </table:table-cell>
          <table:table-cell table:style-name="ce5" table:formula="of:=ROUND(0.03*[$'Nilai per Evaluasi'.E31]+0.02*[$'Nilai per Evaluasi'.H31]+0.05*[$'Nilai per Evaluasi'.I31])" office:value-type="float" office:value="0" calcext:value-type="float">
            <text:p>0</text:p>
          </table:table-cell>
          <table:table-cell table:style-name="ce5" table:formula="of:=ROUND(0.04*[$'Nilai per Evaluasi'.F31]+0.05*[$'Nilai per Evaluasi'.G31]+0.02*[$'Nilai per Evaluasi'.H31]+0.05*[$'Nilai per Evaluasi'.J31])" office:value-type="float" office:value="6" calcext:value-type="float">
            <text:p>6</text:p>
          </table:table-cell>
          <table:table-cell table:style-name="ce5" table:formula="of:=ROUND(0.04*[$'Nilai per Evaluasi'.H31]+0.07*[$'Nilai per Evaluasi'.J31])" office:value-type="float" office:value="0" calcext:value-type="float">
            <text:p>0</text:p>
          </table:table-cell>
          <table:table-cell table:style-name="ce5" table:formula="of:=ROUND(0.02*[$'Nilai per Evaluasi'.I31]+0.07*[$'Nilai per Evaluasi'.J31])" office:value-type="float" office:value="0" calcext:value-type="float">
            <text:p>0</text:p>
          </table:table-cell>
          <table:table-cell table:style-name="ce5" table:formula="of:=ROUND(0.02*[$'Nilai per Evaluasi'.I31]+0.07*[$'Nilai per Evaluasi'.J31])" office:value-type="float" office:value="0" calcext:value-type="float">
            <text:p>0</text:p>
          </table:table-cell>
          <table:table-cell table:style-name="ce5" table:formula="of:=ROUND(0.04*[$'Nilai per Evaluasi'.I31]+0.12*[$'Nilai per Evaluasi'.J31])" office:value-type="float" office:value="0" calcext:value-type="float">
            <text:p>0</text:p>
          </table:table-cell>
          <table:table-cell table:style-name="ce5" table:formula="of:=ROUND(0.02*[$'Nilai per Evaluasi'.I31]+0.06*[$'Nilai per Evaluasi'.J31])" office:value-type="float" office:value="0" calcext:value-type="float">
            <text:p>0</text:p>
          </table:table-cell>
          <table:table-cell table:style-name="ce5" table:formula="of:=ROUND(0.11*[$'Nilai per Evaluasi'.J31])" office:value-type="float" office:value="0" calcext:value-type="float">
            <text:p>0</text:p>
          </table:table-cell>
          <table:table-cell table:style-name="ce9" table:formula="of:=SUM([.C32:.L32])" office:value-type="float" office:value="12" calcext:value-type="float">
            <text:p>12</text:p>
          </table:table-cell>
          <table:table-cell table:style-name="ce9" table:formula="of:=VLOOKUP([.M32];[.$P$3:.$Q$9];2)" office:value-type="string" office:string-value="E" calcext:value-type="string">
            <text:p>E</text:p>
          </table:table-cell>
          <table:table-cell table:number-columns-repeated="16370"/>
        </table:table-row>
        <table:table-row table:style-name="ro2">
          <table:table-cell table:style-name="ce5" office:value-type="string" calcext:value-type="string">
            <text:p>3323105009</text:p>
          </table:table-cell>
          <table:table-cell table:style-name="ce5" office:value-type="string" calcext:value-type="string">
            <text:p>05231009 - Arif Fadhlur Rohman</text:p>
          </table:table-cell>
          <table:table-cell table:style-name="ce5" table:formula="of:=ROUND(0.05*[$'Nilai per Evaluasi'.G32])" office:value-type="float" office:value="4" calcext:value-type="float">
            <text:p>4</text:p>
          </table:table-cell>
          <table:table-cell table:style-name="ce5" table:formula="of:=ROUND(0.03*[$'Nilai per Evaluasi'.D32]+0.02*[$'Nilai per Evaluasi'.H32])" office:value-type="float" office:value="2" calcext:value-type="float">
            <text:p>2</text:p>
          </table:table-cell>
          <table:table-cell table:style-name="ce5" table:formula="of:=ROUND(0.03*[$'Nilai per Evaluasi'.E32]+0.02*[$'Nilai per Evaluasi'.H32]+0.05*[$'Nilai per Evaluasi'.I32])" office:value-type="float" office:value="1" calcext:value-type="float">
            <text:p>1</text:p>
          </table:table-cell>
          <table:table-cell table:style-name="ce5" table:formula="of:=ROUND(0.04*[$'Nilai per Evaluasi'.F32]+0.05*[$'Nilai per Evaluasi'.G32]+0.02*[$'Nilai per Evaluasi'.H32]+0.05*[$'Nilai per Evaluasi'.J32])" office:value-type="float" office:value="5" calcext:value-type="float">
            <text:p>5</text:p>
          </table:table-cell>
          <table:table-cell table:style-name="ce5" table:formula="of:=ROUND(0.04*[$'Nilai per Evaluasi'.H32]+0.07*[$'Nilai per Evaluasi'.J32])" office:value-type="float" office:value="0" calcext:value-type="float">
            <text:p>0</text:p>
          </table:table-cell>
          <table:table-cell table:style-name="ce5" table:formula="of:=ROUND(0.02*[$'Nilai per Evaluasi'.I32]+0.07*[$'Nilai per Evaluasi'.J32])" office:value-type="float" office:value="0" calcext:value-type="float">
            <text:p>0</text:p>
          </table:table-cell>
          <table:table-cell table:style-name="ce5" table:formula="of:=ROUND(0.02*[$'Nilai per Evaluasi'.I32]+0.07*[$'Nilai per Evaluasi'.J32])" office:value-type="float" office:value="0" calcext:value-type="float">
            <text:p>0</text:p>
          </table:table-cell>
          <table:table-cell table:style-name="ce5" table:formula="of:=ROUND(0.04*[$'Nilai per Evaluasi'.I32]+0.12*[$'Nilai per Evaluasi'.J32])" office:value-type="float" office:value="0" calcext:value-type="float">
            <text:p>0</text:p>
          </table:table-cell>
          <table:table-cell table:style-name="ce5" table:formula="of:=ROUND(0.02*[$'Nilai per Evaluasi'.I32]+0.06*[$'Nilai per Evaluasi'.J32])" office:value-type="float" office:value="0" calcext:value-type="float">
            <text:p>0</text:p>
          </table:table-cell>
          <table:table-cell table:style-name="ce5" table:formula="of:=ROUND(0.11*[$'Nilai per Evaluasi'.J32])" office:value-type="float" office:value="0" calcext:value-type="float">
            <text:p>0</text:p>
          </table:table-cell>
          <table:table-cell table:style-name="ce9" table:formula="of:=SUM([.C33:.L33])" office:value-type="float" office:value="12" calcext:value-type="float">
            <text:p>12</text:p>
          </table:table-cell>
          <table:table-cell table:style-name="ce9" table:formula="of:=VLOOKUP([.M33];[.$P$3:.$Q$9];2)" office:value-type="string" office:string-value="E" calcext:value-type="string">
            <text:p>E</text:p>
          </table:table-cell>
          <table:table-cell table:number-columns-repeated="16370"/>
        </table:table-row>
        <table:table-row table:style-name="ro2">
          <table:table-cell table:style-name="ce5" office:value-type="string" calcext:value-type="string">
            <text:p>3323105013</text:p>
          </table:table-cell>
          <table:table-cell table:style-name="ce5" office:value-type="string" calcext:value-type="string">
            <text:p>05231013 - Azizah Nazwa Safira</text:p>
          </table:table-cell>
          <table:table-cell table:style-name="ce5" table:formula="of:=ROUND(0.05*[$'Nilai per Evaluasi'.G33])" office:value-type="float" office:value="4" calcext:value-type="float">
            <text:p>4</text:p>
          </table:table-cell>
          <table:table-cell table:style-name="ce5" table:formula="of:=ROUND(0.03*[$'Nilai per Evaluasi'.D33]+0.02*[$'Nilai per Evaluasi'.H33])" office:value-type="float" office:value="2" calcext:value-type="float">
            <text:p>2</text:p>
          </table:table-cell>
          <table:table-cell table:style-name="ce5" table:formula="of:=ROUND(0.03*[$'Nilai per Evaluasi'.E33]+0.02*[$'Nilai per Evaluasi'.H33]+0.05*[$'Nilai per Evaluasi'.I33])" office:value-type="float" office:value="2" calcext:value-type="float">
            <text:p>2</text:p>
          </table:table-cell>
          <table:table-cell table:style-name="ce5" table:formula="of:=ROUND(0.04*[$'Nilai per Evaluasi'.F33]+0.05*[$'Nilai per Evaluasi'.G33]+0.02*[$'Nilai per Evaluasi'.H33]+0.05*[$'Nilai per Evaluasi'.J33])" office:value-type="float" office:value="5" calcext:value-type="float">
            <text:p>5</text:p>
          </table:table-cell>
          <table:table-cell table:style-name="ce5" table:formula="of:=ROUND(0.04*[$'Nilai per Evaluasi'.H33]+0.07*[$'Nilai per Evaluasi'.J33])" office:value-type="float" office:value="3" calcext:value-type="float">
            <text:p>3</text:p>
          </table:table-cell>
          <table:table-cell table:style-name="ce5" table:formula="of:=ROUND(0.02*[$'Nilai per Evaluasi'.I33]+0.07*[$'Nilai per Evaluasi'.J33])" office:value-type="float" office:value="0" calcext:value-type="float">
            <text:p>0</text:p>
          </table:table-cell>
          <table:table-cell table:style-name="ce5" table:formula="of:=ROUND(0.02*[$'Nilai per Evaluasi'.I33]+0.07*[$'Nilai per Evaluasi'.J33])" office:value-type="float" office:value="0" calcext:value-type="float">
            <text:p>0</text:p>
          </table:table-cell>
          <table:table-cell table:style-name="ce5" table:formula="of:=ROUND(0.04*[$'Nilai per Evaluasi'.I33]+0.12*[$'Nilai per Evaluasi'.J33])" office:value-type="float" office:value="0" calcext:value-type="float">
            <text:p>0</text:p>
          </table:table-cell>
          <table:table-cell table:style-name="ce5" table:formula="of:=ROUND(0.02*[$'Nilai per Evaluasi'.I33]+0.06*[$'Nilai per Evaluasi'.J33])" office:value-type="float" office:value="0" calcext:value-type="float">
            <text:p>0</text:p>
          </table:table-cell>
          <table:table-cell table:style-name="ce5" table:formula="of:=ROUND(0.11*[$'Nilai per Evaluasi'.J33])" office:value-type="float" office:value="0" calcext:value-type="float">
            <text:p>0</text:p>
          </table:table-cell>
          <table:table-cell table:style-name="ce9" table:formula="of:=SUM([.C34:.L34])" office:value-type="float" office:value="16" calcext:value-type="float">
            <text:p>16</text:p>
          </table:table-cell>
          <table:table-cell table:style-name="ce9" table:formula="of:=VLOOKUP([.M34];[.$P$3:.$Q$9];2)" office:value-type="string" office:string-value="E" calcext:value-type="string">
            <text:p>E</text:p>
          </table:table-cell>
          <table:table-cell table:number-columns-repeated="16370"/>
        </table:table-row>
        <table:table-row table:style-name="ro2">
          <table:table-cell table:style-name="ce5" office:value-type="string" calcext:value-type="string">
            <text:p>3323105014</text:p>
          </table:table-cell>
          <table:table-cell table:style-name="ce5" office:value-type="string" calcext:value-type="string">
            <text:p>05231014 - Bagas Arsyafath</text:p>
          </table:table-cell>
          <table:table-cell table:style-name="ce5" table:formula="of:=ROUND(0.05*[$'Nilai per Evaluasi'.G34])" office:value-type="float" office:value="4" calcext:value-type="float">
            <text:p>4</text:p>
          </table:table-cell>
          <table:table-cell table:style-name="ce5" table:formula="of:=ROUND(0.03*[$'Nilai per Evaluasi'.D34]+0.02*[$'Nilai per Evaluasi'.H34])" office:value-type="float" office:value="3" calcext:value-type="float">
            <text:p>3</text:p>
          </table:table-cell>
          <table:table-cell table:style-name="ce5" table:formula="of:=ROUND(0.03*[$'Nilai per Evaluasi'.E34]+0.02*[$'Nilai per Evaluasi'.H34]+0.05*[$'Nilai per Evaluasi'.I34])" office:value-type="float" office:value="1" calcext:value-type="float">
            <text:p>1</text:p>
          </table:table-cell>
          <table:table-cell table:style-name="ce5" table:formula="of:=ROUND(0.04*[$'Nilai per Evaluasi'.F34]+0.05*[$'Nilai per Evaluasi'.G34]+0.02*[$'Nilai per Evaluasi'.H34]+0.05*[$'Nilai per Evaluasi'.J34])" office:value-type="float" office:value="6" calcext:value-type="float">
            <text:p>6</text:p>
          </table:table-cell>
          <table:table-cell table:style-name="ce5" table:formula="of:=ROUND(0.04*[$'Nilai per Evaluasi'.H34]+0.07*[$'Nilai per Evaluasi'.J34])" office:value-type="float" office:value="0" calcext:value-type="float">
            <text:p>0</text:p>
          </table:table-cell>
          <table:table-cell table:style-name="ce5" table:formula="of:=ROUND(0.02*[$'Nilai per Evaluasi'.I34]+0.07*[$'Nilai per Evaluasi'.J34])" office:value-type="float" office:value="0" calcext:value-type="float">
            <text:p>0</text:p>
          </table:table-cell>
          <table:table-cell table:style-name="ce5" table:formula="of:=ROUND(0.02*[$'Nilai per Evaluasi'.I34]+0.07*[$'Nilai per Evaluasi'.J34])" office:value-type="float" office:value="0" calcext:value-type="float">
            <text:p>0</text:p>
          </table:table-cell>
          <table:table-cell table:style-name="ce5" table:formula="of:=ROUND(0.04*[$'Nilai per Evaluasi'.I34]+0.12*[$'Nilai per Evaluasi'.J34])" office:value-type="float" office:value="0" calcext:value-type="float">
            <text:p>0</text:p>
          </table:table-cell>
          <table:table-cell table:style-name="ce5" table:formula="of:=ROUND(0.02*[$'Nilai per Evaluasi'.I34]+0.06*[$'Nilai per Evaluasi'.J34])" office:value-type="float" office:value="0" calcext:value-type="float">
            <text:p>0</text:p>
          </table:table-cell>
          <table:table-cell table:style-name="ce5" table:formula="of:=ROUND(0.11*[$'Nilai per Evaluasi'.J34])" office:value-type="float" office:value="0" calcext:value-type="float">
            <text:p>0</text:p>
          </table:table-cell>
          <table:table-cell table:style-name="ce9" table:formula="of:=SUM([.C35:.L35])" office:value-type="float" office:value="14" calcext:value-type="float">
            <text:p>14</text:p>
          </table:table-cell>
          <table:table-cell table:style-name="ce9" table:formula="of:=VLOOKUP([.M35];[.$P$3:.$Q$9];2)" office:value-type="string" office:string-value="E" calcext:value-type="string">
            <text:p>E</text:p>
          </table:table-cell>
          <table:table-cell table:number-columns-repeated="16370"/>
        </table:table-row>
        <table:table-row table:style-name="ro2">
          <table:table-cell table:style-name="ce5" office:value-type="string" calcext:value-type="string">
            <text:p>3323105027</text:p>
          </table:table-cell>
          <table:table-cell table:style-name="ce5" office:value-type="string" calcext:value-type="string">
            <text:p>05231027 - Gadis Jiemria Amara</text:p>
          </table:table-cell>
          <table:table-cell table:style-name="ce5" table:formula="of:=ROUND(0.05*[$'Nilai per Evaluasi'.G35])" office:value-type="float" office:value="4" calcext:value-type="float">
            <text:p>4</text:p>
          </table:table-cell>
          <table:table-cell table:style-name="ce5" table:formula="of:=ROUND(0.03*[$'Nilai per Evaluasi'.D35]+0.02*[$'Nilai per Evaluasi'.H35])" office:value-type="float" office:value="3" calcext:value-type="float">
            <text:p>3</text:p>
          </table:table-cell>
          <table:table-cell table:style-name="ce5" table:formula="of:=ROUND(0.03*[$'Nilai per Evaluasi'.E35]+0.02*[$'Nilai per Evaluasi'.H35]+0.05*[$'Nilai per Evaluasi'.I35])" office:value-type="float" office:value="0" calcext:value-type="float">
            <text:p>0</text:p>
          </table:table-cell>
          <table:table-cell table:style-name="ce5" table:formula="of:=ROUND(0.04*[$'Nilai per Evaluasi'.F35]+0.05*[$'Nilai per Evaluasi'.G35]+0.02*[$'Nilai per Evaluasi'.H35]+0.05*[$'Nilai per Evaluasi'.J35])" office:value-type="float" office:value="4" calcext:value-type="float">
            <text:p>4</text:p>
          </table:table-cell>
          <table:table-cell table:style-name="ce5" table:formula="of:=ROUND(0.04*[$'Nilai per Evaluasi'.H35]+0.07*[$'Nilai per Evaluasi'.J35])" office:value-type="float" office:value="0" calcext:value-type="float">
            <text:p>0</text:p>
          </table:table-cell>
          <table:table-cell table:style-name="ce5" table:formula="of:=ROUND(0.02*[$'Nilai per Evaluasi'.I35]+0.07*[$'Nilai per Evaluasi'.J35])" office:value-type="float" office:value="0" calcext:value-type="float">
            <text:p>0</text:p>
          </table:table-cell>
          <table:table-cell table:style-name="ce5" table:formula="of:=ROUND(0.02*[$'Nilai per Evaluasi'.I35]+0.07*[$'Nilai per Evaluasi'.J35])" office:value-type="float" office:value="0" calcext:value-type="float">
            <text:p>0</text:p>
          </table:table-cell>
          <table:table-cell table:style-name="ce5" table:formula="of:=ROUND(0.04*[$'Nilai per Evaluasi'.I35]+0.12*[$'Nilai per Evaluasi'.J35])" office:value-type="float" office:value="0" calcext:value-type="float">
            <text:p>0</text:p>
          </table:table-cell>
          <table:table-cell table:style-name="ce5" table:formula="of:=ROUND(0.02*[$'Nilai per Evaluasi'.I35]+0.06*[$'Nilai per Evaluasi'.J35])" office:value-type="float" office:value="0" calcext:value-type="float">
            <text:p>0</text:p>
          </table:table-cell>
          <table:table-cell table:style-name="ce5" table:formula="of:=ROUND(0.11*[$'Nilai per Evaluasi'.J35])" office:value-type="float" office:value="0" calcext:value-type="float">
            <text:p>0</text:p>
          </table:table-cell>
          <table:table-cell table:style-name="ce9" table:formula="of:=SUM([.C36:.L36])" office:value-type="float" office:value="11" calcext:value-type="float">
            <text:p>11</text:p>
          </table:table-cell>
          <table:table-cell table:style-name="ce9" table:formula="of:=VLOOKUP([.M36];[.$P$3:.$Q$9];2)" office:value-type="string" office:string-value="E" calcext:value-type="string">
            <text:p>E</text:p>
          </table:table-cell>
          <table:table-cell table:number-columns-repeated="16370"/>
        </table:table-row>
        <table:table-row table:style-name="ro2">
          <table:table-cell table:style-name="ce5" office:value-type="string" calcext:value-type="string">
            <text:p>3323105033</text:p>
          </table:table-cell>
          <table:table-cell table:style-name="ce5" office:value-type="string" calcext:value-type="string">
            <text:p>05231033 - Jamal Nur Fikri</text:p>
          </table:table-cell>
          <table:table-cell table:style-name="ce5" table:formula="of:=ROUND(0.05*[$'Nilai per Evaluasi'.G36])" office:value-type="float" office:value="4" calcext:value-type="float">
            <text:p>4</text:p>
          </table:table-cell>
          <table:table-cell table:style-name="ce5" table:formula="of:=ROUND(0.03*[$'Nilai per Evaluasi'.D36]+0.02*[$'Nilai per Evaluasi'.H36])" office:value-type="float" office:value="5" calcext:value-type="float">
            <text:p>5</text:p>
          </table:table-cell>
          <table:table-cell table:style-name="ce5" table:formula="of:=ROUND(0.03*[$'Nilai per Evaluasi'.E36]+0.02*[$'Nilai per Evaluasi'.H36]+0.05*[$'Nilai per Evaluasi'.I36])" office:value-type="float" office:value="5" calcext:value-type="float">
            <text:p>5</text:p>
          </table:table-cell>
          <table:table-cell table:style-name="ce5" table:formula="of:=ROUND(0.04*[$'Nilai per Evaluasi'.F36]+0.05*[$'Nilai per Evaluasi'.G36]+0.02*[$'Nilai per Evaluasi'.H36]+0.05*[$'Nilai per Evaluasi'.J36])" office:value-type="float" office:value="7" calcext:value-type="float">
            <text:p>7</text:p>
          </table:table-cell>
          <table:table-cell table:style-name="ce5" table:formula="of:=ROUND(0.04*[$'Nilai per Evaluasi'.H36]+0.07*[$'Nilai per Evaluasi'.J36])" office:value-type="float" office:value="4" calcext:value-type="float">
            <text:p>4</text:p>
          </table:table-cell>
          <table:table-cell table:style-name="ce5" table:formula="of:=ROUND(0.02*[$'Nilai per Evaluasi'.I36]+0.07*[$'Nilai per Evaluasi'.J36])" office:value-type="float" office:value="0" calcext:value-type="float">
            <text:p>0</text:p>
          </table:table-cell>
          <table:table-cell table:style-name="ce5" table:formula="of:=ROUND(0.02*[$'Nilai per Evaluasi'.I36]+0.07*[$'Nilai per Evaluasi'.J36])" office:value-type="float" office:value="0" calcext:value-type="float">
            <text:p>0</text:p>
          </table:table-cell>
          <table:table-cell table:style-name="ce5" table:formula="of:=ROUND(0.04*[$'Nilai per Evaluasi'.I36]+0.12*[$'Nilai per Evaluasi'.J36])" office:value-type="float" office:value="0" calcext:value-type="float">
            <text:p>0</text:p>
          </table:table-cell>
          <table:table-cell table:style-name="ce5" table:formula="of:=ROUND(0.02*[$'Nilai per Evaluasi'.I36]+0.06*[$'Nilai per Evaluasi'.J36])" office:value-type="float" office:value="0" calcext:value-type="float">
            <text:p>0</text:p>
          </table:table-cell>
          <table:table-cell table:style-name="ce5" table:formula="of:=ROUND(0.11*[$'Nilai per Evaluasi'.J36])" office:value-type="float" office:value="0" calcext:value-type="float">
            <text:p>0</text:p>
          </table:table-cell>
          <table:table-cell table:style-name="ce9" table:formula="of:=SUM([.C37:.L37])" office:value-type="float" office:value="25" calcext:value-type="float">
            <text:p>25</text:p>
          </table:table-cell>
          <table:table-cell table:style-name="ce9" table:formula="of:=VLOOKUP([.M37];[.$P$3:.$Q$9];2)" office:value-type="string" office:string-value="E" calcext:value-type="string">
            <text:p>E</text:p>
          </table:table-cell>
          <table:table-cell table:number-columns-repeated="16370"/>
        </table:table-row>
        <table:table-row table:style-name="ro2">
          <table:table-cell table:style-name="ce5" office:value-type="string" calcext:value-type="string">
            <text:p>3323105036</text:p>
          </table:table-cell>
          <table:table-cell table:style-name="ce5" office:value-type="string" calcext:value-type="string">
            <text:p>05231036 - Joshua Tangke Mangalik</text:p>
          </table:table-cell>
          <table:table-cell table:style-name="ce5" table:formula="of:=ROUND(0.05*[$'Nilai per Evaluasi'.G37])" office:value-type="float" office:value="5" calcext:value-type="float">
            <text:p>5</text:p>
          </table:table-cell>
          <table:table-cell table:style-name="ce5" table:formula="of:=ROUND(0.03*[$'Nilai per Evaluasi'.D37]+0.02*[$'Nilai per Evaluasi'.H37])" office:value-type="float" office:value="4" calcext:value-type="float">
            <text:p>4</text:p>
          </table:table-cell>
          <table:table-cell table:style-name="ce5" table:formula="of:=ROUND(0.03*[$'Nilai per Evaluasi'.E37]+0.02*[$'Nilai per Evaluasi'.H37]+0.05*[$'Nilai per Evaluasi'.I37])" office:value-type="float" office:value="2" calcext:value-type="float">
            <text:p>2</text:p>
          </table:table-cell>
          <table:table-cell table:style-name="ce5" table:formula="of:=ROUND(0.04*[$'Nilai per Evaluasi'.F37]+0.05*[$'Nilai per Evaluasi'.G37]+0.02*[$'Nilai per Evaluasi'.H37]+0.05*[$'Nilai per Evaluasi'.J37])" office:value-type="float" office:value="6" calcext:value-type="float">
            <text:p>6</text:p>
          </table:table-cell>
          <table:table-cell table:style-name="ce5" table:formula="of:=ROUND(0.04*[$'Nilai per Evaluasi'.H37]+0.07*[$'Nilai per Evaluasi'.J37])" office:value-type="float" office:value="4" calcext:value-type="float">
            <text:p>4</text:p>
          </table:table-cell>
          <table:table-cell table:style-name="ce5" table:formula="of:=ROUND(0.02*[$'Nilai per Evaluasi'.I37]+0.07*[$'Nilai per Evaluasi'.J37])" office:value-type="float" office:value="0" calcext:value-type="float">
            <text:p>0</text:p>
          </table:table-cell>
          <table:table-cell table:style-name="ce5" table:formula="of:=ROUND(0.02*[$'Nilai per Evaluasi'.I37]+0.07*[$'Nilai per Evaluasi'.J37])" office:value-type="float" office:value="0" calcext:value-type="float">
            <text:p>0</text:p>
          </table:table-cell>
          <table:table-cell table:style-name="ce5" table:formula="of:=ROUND(0.04*[$'Nilai per Evaluasi'.I37]+0.12*[$'Nilai per Evaluasi'.J37])" office:value-type="float" office:value="0" calcext:value-type="float">
            <text:p>0</text:p>
          </table:table-cell>
          <table:table-cell table:style-name="ce5" table:formula="of:=ROUND(0.02*[$'Nilai per Evaluasi'.I37]+0.06*[$'Nilai per Evaluasi'.J37])" office:value-type="float" office:value="0" calcext:value-type="float">
            <text:p>0</text:p>
          </table:table-cell>
          <table:table-cell table:style-name="ce5" table:formula="of:=ROUND(0.11*[$'Nilai per Evaluasi'.J37])" office:value-type="float" office:value="0" calcext:value-type="float">
            <text:p>0</text:p>
          </table:table-cell>
          <table:table-cell table:style-name="ce9" table:formula="of:=SUM([.C38:.L38])" office:value-type="float" office:value="21" calcext:value-type="float">
            <text:p>21</text:p>
          </table:table-cell>
          <table:table-cell table:style-name="ce9" table:formula="of:=VLOOKUP([.M38];[.$P$3:.$Q$9];2)" office:value-type="string" office:string-value="E" calcext:value-type="string">
            <text:p>E</text:p>
          </table:table-cell>
          <table:table-cell table:number-columns-repeated="16370"/>
        </table:table-row>
        <table:table-row table:style-name="ro2">
          <table:table-cell table:style-name="ce5" office:value-type="string" calcext:value-type="string">
            <text:p>3323105037</text:p>
          </table:table-cell>
          <table:table-cell table:style-name="ce5" office:value-type="string" calcext:value-type="string">
            <text:p>05231037 - Julio Firhan Hidayat Gazali</text:p>
          </table:table-cell>
          <table:table-cell table:style-name="ce5" table:formula="of:=ROUND(0.05*[$'Nilai per Evaluasi'.G38])" office:value-type="float" office:value="4" calcext:value-type="float">
            <text:p>4</text:p>
          </table:table-cell>
          <table:table-cell table:style-name="ce5" table:formula="of:=ROUND(0.03*[$'Nilai per Evaluasi'.D38]+0.02*[$'Nilai per Evaluasi'.H38])" office:value-type="float" office:value="0" calcext:value-type="float">
            <text:p>0</text:p>
          </table:table-cell>
          <table:table-cell table:style-name="ce5" table:formula="of:=ROUND(0.03*[$'Nilai per Evaluasi'.E38]+0.02*[$'Nilai per Evaluasi'.H38]+0.05*[$'Nilai per Evaluasi'.I38])" office:value-type="float" office:value="0" calcext:value-type="float">
            <text:p>0</text:p>
          </table:table-cell>
          <table:table-cell table:style-name="ce5" table:formula="of:=ROUND(0.04*[$'Nilai per Evaluasi'.F38]+0.05*[$'Nilai per Evaluasi'.G38]+0.02*[$'Nilai per Evaluasi'.H38]+0.05*[$'Nilai per Evaluasi'.J38])" office:value-type="float" office:value="4" calcext:value-type="float">
            <text:p>4</text:p>
          </table:table-cell>
          <table:table-cell table:style-name="ce5" table:formula="of:=ROUND(0.04*[$'Nilai per Evaluasi'.H38]+0.07*[$'Nilai per Evaluasi'.J38])" office:value-type="float" office:value="0" calcext:value-type="float">
            <text:p>0</text:p>
          </table:table-cell>
          <table:table-cell table:style-name="ce5" table:formula="of:=ROUND(0.02*[$'Nilai per Evaluasi'.I38]+0.07*[$'Nilai per Evaluasi'.J38])" office:value-type="float" office:value="0" calcext:value-type="float">
            <text:p>0</text:p>
          </table:table-cell>
          <table:table-cell table:style-name="ce5" table:formula="of:=ROUND(0.02*[$'Nilai per Evaluasi'.I38]+0.07*[$'Nilai per Evaluasi'.J38])" office:value-type="float" office:value="0" calcext:value-type="float">
            <text:p>0</text:p>
          </table:table-cell>
          <table:table-cell table:style-name="ce5" table:formula="of:=ROUND(0.04*[$'Nilai per Evaluasi'.I38]+0.12*[$'Nilai per Evaluasi'.J38])" office:value-type="float" office:value="0" calcext:value-type="float">
            <text:p>0</text:p>
          </table:table-cell>
          <table:table-cell table:style-name="ce5" table:formula="of:=ROUND(0.02*[$'Nilai per Evaluasi'.I38]+0.06*[$'Nilai per Evaluasi'.J38])" office:value-type="float" office:value="0" calcext:value-type="float">
            <text:p>0</text:p>
          </table:table-cell>
          <table:table-cell table:style-name="ce5" table:formula="of:=ROUND(0.11*[$'Nilai per Evaluasi'.J38])" office:value-type="float" office:value="0" calcext:value-type="float">
            <text:p>0</text:p>
          </table:table-cell>
          <table:table-cell table:style-name="ce9" table:formula="of:=SUM([.C39:.L39])" office:value-type="float" office:value="8" calcext:value-type="float">
            <text:p>8</text:p>
          </table:table-cell>
          <table:table-cell table:style-name="ce9" table:formula="of:=VLOOKUP([.M39];[.$P$3:.$Q$9];2)" office:value-type="string" office:string-value="E" calcext:value-type="string">
            <text:p>E</text:p>
          </table:table-cell>
          <table:table-cell table:number-columns-repeated="16370"/>
        </table:table-row>
        <table:table-row table:style-name="ro2">
          <table:table-cell table:style-name="ce5" office:value-type="string" calcext:value-type="string">
            <text:p>3323105049</text:p>
          </table:table-cell>
          <table:table-cell table:style-name="ce5" office:value-type="string" calcext:value-type="string">
            <text:p>05231049 - MARIA RHEVALINA MORE NGGERI</text:p>
          </table:table-cell>
          <table:table-cell table:style-name="ce5" table:formula="of:=ROUND(0.05*[$'Nilai per Evaluasi'.G39])" office:value-type="float" office:value="0" calcext:value-type="float">
            <text:p>0</text:p>
          </table:table-cell>
          <table:table-cell table:style-name="ce5" table:formula="of:=ROUND(0.03*[$'Nilai per Evaluasi'.D39]+0.02*[$'Nilai per Evaluasi'.H39])" office:value-type="float" office:value="0" calcext:value-type="float">
            <text:p>0</text:p>
          </table:table-cell>
          <table:table-cell table:style-name="ce5" table:formula="of:=ROUND(0.03*[$'Nilai per Evaluasi'.E39]+0.02*[$'Nilai per Evaluasi'.H39]+0.05*[$'Nilai per Evaluasi'.I39])" office:value-type="float" office:value="0" calcext:value-type="float">
            <text:p>0</text:p>
          </table:table-cell>
          <table:table-cell table:style-name="ce5" table:formula="of:=ROUND(0.04*[$'Nilai per Evaluasi'.F39]+0.05*[$'Nilai per Evaluasi'.G39]+0.02*[$'Nilai per Evaluasi'.H39]+0.05*[$'Nilai per Evaluasi'.J39])" office:value-type="float" office:value="0" calcext:value-type="float">
            <text:p>0</text:p>
          </table:table-cell>
          <table:table-cell table:style-name="ce5" table:formula="of:=ROUND(0.04*[$'Nilai per Evaluasi'.H39]+0.07*[$'Nilai per Evaluasi'.J39])" office:value-type="float" office:value="0" calcext:value-type="float">
            <text:p>0</text:p>
          </table:table-cell>
          <table:table-cell table:style-name="ce5" table:formula="of:=ROUND(0.02*[$'Nilai per Evaluasi'.I39]+0.07*[$'Nilai per Evaluasi'.J39])" office:value-type="float" office:value="0" calcext:value-type="float">
            <text:p>0</text:p>
          </table:table-cell>
          <table:table-cell table:style-name="ce5" table:formula="of:=ROUND(0.02*[$'Nilai per Evaluasi'.I39]+0.07*[$'Nilai per Evaluasi'.J39])" office:value-type="float" office:value="0" calcext:value-type="float">
            <text:p>0</text:p>
          </table:table-cell>
          <table:table-cell table:style-name="ce5" table:formula="of:=ROUND(0.04*[$'Nilai per Evaluasi'.I39]+0.12*[$'Nilai per Evaluasi'.J39])" office:value-type="float" office:value="0" calcext:value-type="float">
            <text:p>0</text:p>
          </table:table-cell>
          <table:table-cell table:style-name="ce5" table:formula="of:=ROUND(0.02*[$'Nilai per Evaluasi'.I39]+0.06*[$'Nilai per Evaluasi'.J39])" office:value-type="float" office:value="0" calcext:value-type="float">
            <text:p>0</text:p>
          </table:table-cell>
          <table:table-cell table:style-name="ce5" table:formula="of:=ROUND(0.11*[$'Nilai per Evaluasi'.J39])" office:value-type="float" office:value="0" calcext:value-type="float">
            <text:p>0</text:p>
          </table:table-cell>
          <table:table-cell table:style-name="ce9" table:formula="of:=SUM([.C40:.L40])" office:value-type="float" office:value="0" calcext:value-type="float">
            <text:p>0</text:p>
          </table:table-cell>
          <table:table-cell table:style-name="ce9" table:formula="of:=VLOOKUP([.M40];[.$P$3:.$Q$9];2)" office:value-type="string" office:string-value="E" calcext:value-type="string">
            <text:p>E</text:p>
          </table:table-cell>
          <table:table-cell table:number-columns-repeated="16370"/>
        </table:table-row>
        <table:table-row table:style-name="ro2">
          <table:table-cell table:style-name="ce5" office:value-type="string" calcext:value-type="string">
            <text:p>3323105054</text:p>
          </table:table-cell>
          <table:table-cell table:style-name="ce5" office:value-type="string" calcext:value-type="string">
            <text:p>05231054 - Muhammad Firdaus Mursalim</text:p>
          </table:table-cell>
          <table:table-cell table:style-name="ce5" table:formula="of:=ROUND(0.05*[$'Nilai per Evaluasi'.G40])" office:value-type="float" office:value="3" calcext:value-type="float">
            <text:p>3</text:p>
          </table:table-cell>
          <table:table-cell table:style-name="ce5" table:formula="of:=ROUND(0.03*[$'Nilai per Evaluasi'.D40]+0.02*[$'Nilai per Evaluasi'.H40])" office:value-type="float" office:value="0" calcext:value-type="float">
            <text:p>0</text:p>
          </table:table-cell>
          <table:table-cell table:style-name="ce5" table:formula="of:=ROUND(0.03*[$'Nilai per Evaluasi'.E40]+0.02*[$'Nilai per Evaluasi'.H40]+0.05*[$'Nilai per Evaluasi'.I40])" office:value-type="float" office:value="0" calcext:value-type="float">
            <text:p>0</text:p>
          </table:table-cell>
          <table:table-cell table:style-name="ce5" table:formula="of:=ROUND(0.04*[$'Nilai per Evaluasi'.F40]+0.05*[$'Nilai per Evaluasi'.G40]+0.02*[$'Nilai per Evaluasi'.H40]+0.05*[$'Nilai per Evaluasi'.J40])" office:value-type="float" office:value="3" calcext:value-type="float">
            <text:p>3</text:p>
          </table:table-cell>
          <table:table-cell table:style-name="ce5" table:formula="of:=ROUND(0.04*[$'Nilai per Evaluasi'.H40]+0.07*[$'Nilai per Evaluasi'.J40])" office:value-type="float" office:value="0" calcext:value-type="float">
            <text:p>0</text:p>
          </table:table-cell>
          <table:table-cell table:style-name="ce5" table:formula="of:=ROUND(0.02*[$'Nilai per Evaluasi'.I40]+0.07*[$'Nilai per Evaluasi'.J40])" office:value-type="float" office:value="0" calcext:value-type="float">
            <text:p>0</text:p>
          </table:table-cell>
          <table:table-cell table:style-name="ce5" table:formula="of:=ROUND(0.02*[$'Nilai per Evaluasi'.I40]+0.07*[$'Nilai per Evaluasi'.J40])" office:value-type="float" office:value="0" calcext:value-type="float">
            <text:p>0</text:p>
          </table:table-cell>
          <table:table-cell table:style-name="ce5" table:formula="of:=ROUND(0.04*[$'Nilai per Evaluasi'.I40]+0.12*[$'Nilai per Evaluasi'.J40])" office:value-type="float" office:value="0" calcext:value-type="float">
            <text:p>0</text:p>
          </table:table-cell>
          <table:table-cell table:style-name="ce5" table:formula="of:=ROUND(0.02*[$'Nilai per Evaluasi'.I40]+0.06*[$'Nilai per Evaluasi'.J40])" office:value-type="float" office:value="0" calcext:value-type="float">
            <text:p>0</text:p>
          </table:table-cell>
          <table:table-cell table:style-name="ce5" table:formula="of:=ROUND(0.11*[$'Nilai per Evaluasi'.J40])" office:value-type="float" office:value="0" calcext:value-type="float">
            <text:p>0</text:p>
          </table:table-cell>
          <table:table-cell table:style-name="ce9" table:formula="of:=SUM([.C41:.L41])" office:value-type="float" office:value="6" calcext:value-type="float">
            <text:p>6</text:p>
          </table:table-cell>
          <table:table-cell table:style-name="ce9" table:formula="of:=VLOOKUP([.M41];[.$P$3:.$Q$9];2)" office:value-type="string" office:string-value="E" calcext:value-type="string">
            <text:p>E</text:p>
          </table:table-cell>
          <table:table-cell table:number-columns-repeated="16370"/>
        </table:table-row>
        <table:table-row table:style-name="ro2">
          <table:table-cell table:style-name="ce5" office:value-type="string" calcext:value-type="string">
            <text:p>3323105057</text:p>
          </table:table-cell>
          <table:table-cell table:style-name="ce5" office:value-type="string" calcext:value-type="string">
            <text:p>05231057 - Muhammad Rachmansyah</text:p>
          </table:table-cell>
          <table:table-cell table:style-name="ce5" table:formula="of:=ROUND(0.05*[$'Nilai per Evaluasi'.G41])" office:value-type="float" office:value="4" calcext:value-type="float">
            <text:p>4</text:p>
          </table:table-cell>
          <table:table-cell table:style-name="ce5" table:formula="of:=ROUND(0.03*[$'Nilai per Evaluasi'.D41]+0.02*[$'Nilai per Evaluasi'.H41])" office:value-type="float" office:value="4" calcext:value-type="float">
            <text:p>4</text:p>
          </table:table-cell>
          <table:table-cell table:style-name="ce5" table:formula="of:=ROUND(0.03*[$'Nilai per Evaluasi'.E41]+0.02*[$'Nilai per Evaluasi'.H41]+0.05*[$'Nilai per Evaluasi'.I41])" office:value-type="float" office:value="2" calcext:value-type="float">
            <text:p>2</text:p>
          </table:table-cell>
          <table:table-cell table:style-name="ce5" table:formula="of:=ROUND(0.04*[$'Nilai per Evaluasi'.F41]+0.05*[$'Nilai per Evaluasi'.G41]+0.02*[$'Nilai per Evaluasi'.H41]+0.05*[$'Nilai per Evaluasi'.J41])" office:value-type="float" office:value="5" calcext:value-type="float">
            <text:p>5</text:p>
          </table:table-cell>
          <table:table-cell table:style-name="ce5" table:formula="of:=ROUND(0.04*[$'Nilai per Evaluasi'.H41]+0.07*[$'Nilai per Evaluasi'.J41])" office:value-type="float" office:value="3" calcext:value-type="float">
            <text:p>3</text:p>
          </table:table-cell>
          <table:table-cell table:style-name="ce5" table:formula="of:=ROUND(0.02*[$'Nilai per Evaluasi'.I41]+0.07*[$'Nilai per Evaluasi'.J41])" office:value-type="float" office:value="0" calcext:value-type="float">
            <text:p>0</text:p>
          </table:table-cell>
          <table:table-cell table:style-name="ce5" table:formula="of:=ROUND(0.02*[$'Nilai per Evaluasi'.I41]+0.07*[$'Nilai per Evaluasi'.J41])" office:value-type="float" office:value="0" calcext:value-type="float">
            <text:p>0</text:p>
          </table:table-cell>
          <table:table-cell table:style-name="ce5" table:formula="of:=ROUND(0.04*[$'Nilai per Evaluasi'.I41]+0.12*[$'Nilai per Evaluasi'.J41])" office:value-type="float" office:value="0" calcext:value-type="float">
            <text:p>0</text:p>
          </table:table-cell>
          <table:table-cell table:style-name="ce5" table:formula="of:=ROUND(0.02*[$'Nilai per Evaluasi'.I41]+0.06*[$'Nilai per Evaluasi'.J41])" office:value-type="float" office:value="0" calcext:value-type="float">
            <text:p>0</text:p>
          </table:table-cell>
          <table:table-cell table:style-name="ce5" table:formula="of:=ROUND(0.11*[$'Nilai per Evaluasi'.J41])" office:value-type="float" office:value="0" calcext:value-type="float">
            <text:p>0</text:p>
          </table:table-cell>
          <table:table-cell table:style-name="ce9" table:formula="of:=SUM([.C42:.L42])" office:value-type="float" office:value="18" calcext:value-type="float">
            <text:p>18</text:p>
          </table:table-cell>
          <table:table-cell table:style-name="ce9" table:formula="of:=VLOOKUP([.M42];[.$P$3:.$Q$9];2)" office:value-type="string" office:string-value="E" calcext:value-type="string">
            <text:p>E</text:p>
          </table:table-cell>
          <table:table-cell table:number-columns-repeated="16370"/>
        </table:table-row>
        <table:table-row table:style-name="ro2">
          <table:table-cell table:style-name="ce5" office:value-type="string" calcext:value-type="string">
            <text:p>3323105058</text:p>
          </table:table-cell>
          <table:table-cell table:style-name="ce5" office:value-type="string" calcext:value-type="string">
            <text:p>05231058 - M. RAFI ALVARO PUTRA CHANDRA</text:p>
          </table:table-cell>
          <table:table-cell table:style-name="ce5" table:formula="of:=ROUND(0.05*[$'Nilai per Evaluasi'.G42])" office:value-type="float" office:value="4" calcext:value-type="float">
            <text:p>4</text:p>
          </table:table-cell>
          <table:table-cell table:style-name="ce5" table:formula="of:=ROUND(0.03*[$'Nilai per Evaluasi'.D42]+0.02*[$'Nilai per Evaluasi'.H42])" office:value-type="float" office:value="4" calcext:value-type="float">
            <text:p>4</text:p>
          </table:table-cell>
          <table:table-cell table:style-name="ce5" table:formula="of:=ROUND(0.03*[$'Nilai per Evaluasi'.E42]+0.02*[$'Nilai per Evaluasi'.H42]+0.05*[$'Nilai per Evaluasi'.I42])" office:value-type="float" office:value="2" calcext:value-type="float">
            <text:p>2</text:p>
          </table:table-cell>
          <table:table-cell table:style-name="ce5" table:formula="of:=ROUND(0.04*[$'Nilai per Evaluasi'.F42]+0.05*[$'Nilai per Evaluasi'.G42]+0.02*[$'Nilai per Evaluasi'.H42]+0.05*[$'Nilai per Evaluasi'.J42])" office:value-type="float" office:value="5" calcext:value-type="float">
            <text:p>5</text:p>
          </table:table-cell>
          <table:table-cell table:style-name="ce5" table:formula="of:=ROUND(0.04*[$'Nilai per Evaluasi'.H42]+0.07*[$'Nilai per Evaluasi'.J42])" office:value-type="float" office:value="3" calcext:value-type="float">
            <text:p>3</text:p>
          </table:table-cell>
          <table:table-cell table:style-name="ce5" table:formula="of:=ROUND(0.02*[$'Nilai per Evaluasi'.I42]+0.07*[$'Nilai per Evaluasi'.J42])" office:value-type="float" office:value="0" calcext:value-type="float">
            <text:p>0</text:p>
          </table:table-cell>
          <table:table-cell table:style-name="ce5" table:formula="of:=ROUND(0.02*[$'Nilai per Evaluasi'.I42]+0.07*[$'Nilai per Evaluasi'.J42])" office:value-type="float" office:value="0" calcext:value-type="float">
            <text:p>0</text:p>
          </table:table-cell>
          <table:table-cell table:style-name="ce5" table:formula="of:=ROUND(0.04*[$'Nilai per Evaluasi'.I42]+0.12*[$'Nilai per Evaluasi'.J42])" office:value-type="float" office:value="0" calcext:value-type="float">
            <text:p>0</text:p>
          </table:table-cell>
          <table:table-cell table:style-name="ce5" table:formula="of:=ROUND(0.02*[$'Nilai per Evaluasi'.I42]+0.06*[$'Nilai per Evaluasi'.J42])" office:value-type="float" office:value="0" calcext:value-type="float">
            <text:p>0</text:p>
          </table:table-cell>
          <table:table-cell table:style-name="ce5" table:formula="of:=ROUND(0.11*[$'Nilai per Evaluasi'.J42])" office:value-type="float" office:value="0" calcext:value-type="float">
            <text:p>0</text:p>
          </table:table-cell>
          <table:table-cell table:style-name="ce9" table:formula="of:=SUM([.C43:.L43])" office:value-type="float" office:value="18" calcext:value-type="float">
            <text:p>18</text:p>
          </table:table-cell>
          <table:table-cell table:style-name="ce9" table:formula="of:=VLOOKUP([.M43];[.$P$3:.$Q$9];2)" office:value-type="string" office:string-value="E" calcext:value-type="string">
            <text:p>E</text:p>
          </table:table-cell>
          <table:table-cell table:number-columns-repeated="16370"/>
        </table:table-row>
        <table:table-row table:style-name="ro2">
          <table:table-cell table:style-name="ce5" office:value-type="string" calcext:value-type="string">
            <text:p>3323105069</text:p>
          </table:table-cell>
          <table:table-cell table:style-name="ce5" office:value-type="string" calcext:value-type="string">
            <text:p>05231069 - Nur Rahmadani</text:p>
          </table:table-cell>
          <table:table-cell table:style-name="ce5" table:formula="of:=ROUND(0.05*[$'Nilai per Evaluasi'.G43])" office:value-type="float" office:value="3" calcext:value-type="float">
            <text:p>3</text:p>
          </table:table-cell>
          <table:table-cell table:style-name="ce5" table:formula="of:=ROUND(0.03*[$'Nilai per Evaluasi'.D43]+0.02*[$'Nilai per Evaluasi'.H43])" office:value-type="float" office:value="2" calcext:value-type="float">
            <text:p>2</text:p>
          </table:table-cell>
          <table:table-cell table:style-name="ce5" table:formula="of:=ROUND(0.03*[$'Nilai per Evaluasi'.E43]+0.02*[$'Nilai per Evaluasi'.H43]+0.05*[$'Nilai per Evaluasi'.I43])" office:value-type="float" office:value="3" calcext:value-type="float">
            <text:p>3</text:p>
          </table:table-cell>
          <table:table-cell table:style-name="ce5" table:formula="of:=ROUND(0.04*[$'Nilai per Evaluasi'.F43]+0.05*[$'Nilai per Evaluasi'.G43]+0.02*[$'Nilai per Evaluasi'.H43]+0.05*[$'Nilai per Evaluasi'.J43])" office:value-type="float" office:value="6" calcext:value-type="float">
            <text:p>6</text:p>
          </table:table-cell>
          <table:table-cell table:style-name="ce5" table:formula="of:=ROUND(0.04*[$'Nilai per Evaluasi'.H43]+0.07*[$'Nilai per Evaluasi'.J43])" office:value-type="float" office:value="3" calcext:value-type="float">
            <text:p>3</text:p>
          </table:table-cell>
          <table:table-cell table:style-name="ce5" table:formula="of:=ROUND(0.02*[$'Nilai per Evaluasi'.I43]+0.07*[$'Nilai per Evaluasi'.J43])" office:value-type="float" office:value="0" calcext:value-type="float">
            <text:p>0</text:p>
          </table:table-cell>
          <table:table-cell table:style-name="ce5" table:formula="of:=ROUND(0.02*[$'Nilai per Evaluasi'.I43]+0.07*[$'Nilai per Evaluasi'.J43])" office:value-type="float" office:value="0" calcext:value-type="float">
            <text:p>0</text:p>
          </table:table-cell>
          <table:table-cell table:style-name="ce5" table:formula="of:=ROUND(0.04*[$'Nilai per Evaluasi'.I43]+0.12*[$'Nilai per Evaluasi'.J43])" office:value-type="float" office:value="0" calcext:value-type="float">
            <text:p>0</text:p>
          </table:table-cell>
          <table:table-cell table:style-name="ce5" table:formula="of:=ROUND(0.02*[$'Nilai per Evaluasi'.I43]+0.06*[$'Nilai per Evaluasi'.J43])" office:value-type="float" office:value="0" calcext:value-type="float">
            <text:p>0</text:p>
          </table:table-cell>
          <table:table-cell table:style-name="ce5" table:formula="of:=ROUND(0.11*[$'Nilai per Evaluasi'.J43])" office:value-type="float" office:value="0" calcext:value-type="float">
            <text:p>0</text:p>
          </table:table-cell>
          <table:table-cell table:style-name="ce9" table:formula="of:=SUM([.C44:.L44])" office:value-type="float" office:value="17" calcext:value-type="float">
            <text:p>17</text:p>
          </table:table-cell>
          <table:table-cell table:style-name="ce9" table:formula="of:=VLOOKUP([.M44];[.$P$3:.$Q$9];2)" office:value-type="string" office:string-value="E" calcext:value-type="string">
            <text:p>E</text:p>
          </table:table-cell>
          <table:table-cell table:number-columns-repeated="16370"/>
        </table:table-row>
        <table:table-row table:style-name="ro2">
          <table:table-cell table:style-name="ce5" office:value-type="string" calcext:value-type="string">
            <text:p>3323105075</text:p>
          </table:table-cell>
          <table:table-cell table:style-name="ce5" office:value-type="string" calcext:value-type="string">
            <text:p>05231075 - Rifka Diah Pratiwi</text:p>
          </table:table-cell>
          <table:table-cell table:style-name="ce5" table:formula="of:=ROUND(0.05*[$'Nilai per Evaluasi'.G44])" office:value-type="float" office:value="4" calcext:value-type="float">
            <text:p>4</text:p>
          </table:table-cell>
          <table:table-cell table:style-name="ce5" table:formula="of:=ROUND(0.03*[$'Nilai per Evaluasi'.D44]+0.02*[$'Nilai per Evaluasi'.H44])" office:value-type="float" office:value="2" calcext:value-type="float">
            <text:p>2</text:p>
          </table:table-cell>
          <table:table-cell table:style-name="ce5" table:formula="of:=ROUND(0.03*[$'Nilai per Evaluasi'.E44]+0.02*[$'Nilai per Evaluasi'.H44]+0.05*[$'Nilai per Evaluasi'.I44])" office:value-type="float" office:value="0" calcext:value-type="float">
            <text:p>0</text:p>
          </table:table-cell>
          <table:table-cell table:style-name="ce5" table:formula="of:=ROUND(0.04*[$'Nilai per Evaluasi'.F44]+0.05*[$'Nilai per Evaluasi'.G44]+0.02*[$'Nilai per Evaluasi'.H44]+0.05*[$'Nilai per Evaluasi'.J44])" office:value-type="float" office:value="4" calcext:value-type="float">
            <text:p>4</text:p>
          </table:table-cell>
          <table:table-cell table:style-name="ce5" table:formula="of:=ROUND(0.04*[$'Nilai per Evaluasi'.H44]+0.07*[$'Nilai per Evaluasi'.J44])" office:value-type="float" office:value="0" calcext:value-type="float">
            <text:p>0</text:p>
          </table:table-cell>
          <table:table-cell table:style-name="ce5" table:formula="of:=ROUND(0.02*[$'Nilai per Evaluasi'.I44]+0.07*[$'Nilai per Evaluasi'.J44])" office:value-type="float" office:value="0" calcext:value-type="float">
            <text:p>0</text:p>
          </table:table-cell>
          <table:table-cell table:style-name="ce5" table:formula="of:=ROUND(0.02*[$'Nilai per Evaluasi'.I44]+0.07*[$'Nilai per Evaluasi'.J44])" office:value-type="float" office:value="0" calcext:value-type="float">
            <text:p>0</text:p>
          </table:table-cell>
          <table:table-cell table:style-name="ce5" table:formula="of:=ROUND(0.04*[$'Nilai per Evaluasi'.I44]+0.12*[$'Nilai per Evaluasi'.J44])" office:value-type="float" office:value="0" calcext:value-type="float">
            <text:p>0</text:p>
          </table:table-cell>
          <table:table-cell table:style-name="ce5" table:formula="of:=ROUND(0.02*[$'Nilai per Evaluasi'.I44]+0.06*[$'Nilai per Evaluasi'.J44])" office:value-type="float" office:value="0" calcext:value-type="float">
            <text:p>0</text:p>
          </table:table-cell>
          <table:table-cell table:style-name="ce5" table:formula="of:=ROUND(0.11*[$'Nilai per Evaluasi'.J44])" office:value-type="float" office:value="0" calcext:value-type="float">
            <text:p>0</text:p>
          </table:table-cell>
          <table:table-cell table:style-name="ce9" table:formula="of:=SUM([.C45:.L45])" office:value-type="float" office:value="10" calcext:value-type="float">
            <text:p>10</text:p>
          </table:table-cell>
          <table:table-cell table:style-name="ce9" table:formula="of:=VLOOKUP([.M45];[.$P$3:.$Q$9];2)" office:value-type="string" office:string-value="E" calcext:value-type="string">
            <text:p>E</text:p>
          </table:table-cell>
          <table:table-cell table:number-columns-repeated="16370"/>
        </table:table-row>
        <table:table-row table:style-name="ro2">
          <table:table-cell table:style-name="ce5" office:value-type="string" calcext:value-type="string">
            <text:p>3323105078</text:p>
          </table:table-cell>
          <table:table-cell table:style-name="ce5" office:value-type="string" calcext:value-type="string">
            <text:p>05231078 - RISMADANI</text:p>
          </table:table-cell>
          <table:table-cell table:style-name="ce5" table:formula="of:=ROUND(0.05*[$'Nilai per Evaluasi'.G45])" office:value-type="float" office:value="4" calcext:value-type="float">
            <text:p>4</text:p>
          </table:table-cell>
          <table:table-cell table:style-name="ce5" table:formula="of:=ROUND(0.03*[$'Nilai per Evaluasi'.D45]+0.02*[$'Nilai per Evaluasi'.H45])" office:value-type="float" office:value="5" calcext:value-type="float">
            <text:p>5</text:p>
          </table:table-cell>
          <table:table-cell table:style-name="ce5" table:formula="of:=ROUND(0.03*[$'Nilai per Evaluasi'.E45]+0.02*[$'Nilai per Evaluasi'.H45]+0.05*[$'Nilai per Evaluasi'.I45])" office:value-type="float" office:value="2" calcext:value-type="float">
            <text:p>2</text:p>
          </table:table-cell>
          <table:table-cell table:style-name="ce5" table:formula="of:=ROUND(0.04*[$'Nilai per Evaluasi'.F45]+0.05*[$'Nilai per Evaluasi'.G45]+0.02*[$'Nilai per Evaluasi'.H45]+0.05*[$'Nilai per Evaluasi'.J45])" office:value-type="float" office:value="8" calcext:value-type="float">
            <text:p>8</text:p>
          </table:table-cell>
          <table:table-cell table:style-name="ce5" table:formula="of:=ROUND(0.04*[$'Nilai per Evaluasi'.H45]+0.07*[$'Nilai per Evaluasi'.J45])" office:value-type="float" office:value="3" calcext:value-type="float">
            <text:p>3</text:p>
          </table:table-cell>
          <table:table-cell table:style-name="ce5" table:formula="of:=ROUND(0.02*[$'Nilai per Evaluasi'.I45]+0.07*[$'Nilai per Evaluasi'.J45])" office:value-type="float" office:value="0" calcext:value-type="float">
            <text:p>0</text:p>
          </table:table-cell>
          <table:table-cell table:style-name="ce5" table:formula="of:=ROUND(0.02*[$'Nilai per Evaluasi'.I45]+0.07*[$'Nilai per Evaluasi'.J45])" office:value-type="float" office:value="0" calcext:value-type="float">
            <text:p>0</text:p>
          </table:table-cell>
          <table:table-cell table:style-name="ce5" table:formula="of:=ROUND(0.04*[$'Nilai per Evaluasi'.I45]+0.12*[$'Nilai per Evaluasi'.J45])" office:value-type="float" office:value="0" calcext:value-type="float">
            <text:p>0</text:p>
          </table:table-cell>
          <table:table-cell table:style-name="ce5" table:formula="of:=ROUND(0.02*[$'Nilai per Evaluasi'.I45]+0.06*[$'Nilai per Evaluasi'.J45])" office:value-type="float" office:value="0" calcext:value-type="float">
            <text:p>0</text:p>
          </table:table-cell>
          <table:table-cell table:style-name="ce5" table:formula="of:=ROUND(0.11*[$'Nilai per Evaluasi'.J45])" office:value-type="float" office:value="0" calcext:value-type="float">
            <text:p>0</text:p>
          </table:table-cell>
          <table:table-cell table:style-name="ce9" table:formula="of:=SUM([.C46:.L46])" office:value-type="float" office:value="22" calcext:value-type="float">
            <text:p>22</text:p>
          </table:table-cell>
          <table:table-cell table:style-name="ce9" table:formula="of:=VLOOKUP([.M46];[.$P$3:.$Q$9];2)" office:value-type="string" office:string-value="E" calcext:value-type="string">
            <text:p>E</text:p>
          </table:table-cell>
          <table:table-cell table:number-columns-repeated="16370"/>
        </table:table-row>
        <table:table-row table:style-name="ro2">
          <table:table-cell table:style-name="ce5" office:value-type="string" calcext:value-type="string">
            <text:p>3323105079</text:p>
          </table:table-cell>
          <table:table-cell table:style-name="ce5" office:value-type="string" calcext:value-type="string">
            <text:p>05231079 - Risti Hestining</text:p>
          </table:table-cell>
          <table:table-cell table:style-name="ce5" table:formula="of:=ROUND(0.05*[$'Nilai per Evaluasi'.G46])" office:value-type="float" office:value="3" calcext:value-type="float">
            <text:p>3</text:p>
          </table:table-cell>
          <table:table-cell table:style-name="ce5" table:formula="of:=ROUND(0.03*[$'Nilai per Evaluasi'.D46]+0.02*[$'Nilai per Evaluasi'.H46])" office:value-type="float" office:value="4" calcext:value-type="float">
            <text:p>4</text:p>
          </table:table-cell>
          <table:table-cell table:style-name="ce5" table:formula="of:=ROUND(0.03*[$'Nilai per Evaluasi'.E46]+0.02*[$'Nilai per Evaluasi'.H46]+0.05*[$'Nilai per Evaluasi'.I46])" office:value-type="float" office:value="5" calcext:value-type="float">
            <text:p>5</text:p>
          </table:table-cell>
          <table:table-cell table:style-name="ce5" table:formula="of:=ROUND(0.04*[$'Nilai per Evaluasi'.F46]+0.05*[$'Nilai per Evaluasi'.G46]+0.02*[$'Nilai per Evaluasi'.H46]+0.05*[$'Nilai per Evaluasi'.J46])" office:value-type="float" office:value="7" calcext:value-type="float">
            <text:p>7</text:p>
          </table:table-cell>
          <table:table-cell table:style-name="ce5" table:formula="of:=ROUND(0.04*[$'Nilai per Evaluasi'.H46]+0.07*[$'Nilai per Evaluasi'.J46])" office:value-type="float" office:value="4" calcext:value-type="float">
            <text:p>4</text:p>
          </table:table-cell>
          <table:table-cell table:style-name="ce5" table:formula="of:=ROUND(0.02*[$'Nilai per Evaluasi'.I46]+0.07*[$'Nilai per Evaluasi'.J46])" office:value-type="float" office:value="0" calcext:value-type="float">
            <text:p>0</text:p>
          </table:table-cell>
          <table:table-cell table:style-name="ce5" table:formula="of:=ROUND(0.02*[$'Nilai per Evaluasi'.I46]+0.07*[$'Nilai per Evaluasi'.J46])" office:value-type="float" office:value="0" calcext:value-type="float">
            <text:p>0</text:p>
          </table:table-cell>
          <table:table-cell table:style-name="ce5" table:formula="of:=ROUND(0.04*[$'Nilai per Evaluasi'.I46]+0.12*[$'Nilai per Evaluasi'.J46])" office:value-type="float" office:value="0" calcext:value-type="float">
            <text:p>0</text:p>
          </table:table-cell>
          <table:table-cell table:style-name="ce5" table:formula="of:=ROUND(0.02*[$'Nilai per Evaluasi'.I46]+0.06*[$'Nilai per Evaluasi'.J46])" office:value-type="float" office:value="0" calcext:value-type="float">
            <text:p>0</text:p>
          </table:table-cell>
          <table:table-cell table:style-name="ce5" table:formula="of:=ROUND(0.11*[$'Nilai per Evaluasi'.J46])" office:value-type="float" office:value="0" calcext:value-type="float">
            <text:p>0</text:p>
          </table:table-cell>
          <table:table-cell table:style-name="ce9" table:formula="of:=SUM([.C47:.L47])" office:value-type="float" office:value="23" calcext:value-type="float">
            <text:p>23</text:p>
          </table:table-cell>
          <table:table-cell table:style-name="ce9" table:formula="of:=VLOOKUP([.M47];[.$P$3:.$Q$9];2)" office:value-type="string" office:string-value="E" calcext:value-type="string">
            <text:p>E</text:p>
          </table:table-cell>
          <table:table-cell table:number-columns-repeated="16370"/>
        </table:table-row>
        <table:table-row table:style-name="ro2">
          <table:table-cell table:style-name="ce5" office:value-type="string" calcext:value-type="string">
            <text:p>3323105083</text:p>
          </table:table-cell>
          <table:table-cell table:style-name="ce5" office:value-type="string" calcext:value-type="string">
            <text:p>05231083 - Roy Francisco Kurniawan Aruan</text:p>
          </table:table-cell>
          <table:table-cell table:style-name="ce5" table:formula="of:=ROUND(0.05*[$'Nilai per Evaluasi'.G47])" office:value-type="float" office:value="3" calcext:value-type="float">
            <text:p>3</text:p>
          </table:table-cell>
          <table:table-cell table:style-name="ce5" table:formula="of:=ROUND(0.03*[$'Nilai per Evaluasi'.D47]+0.02*[$'Nilai per Evaluasi'.H47])" office:value-type="float" office:value="3" calcext:value-type="float">
            <text:p>3</text:p>
          </table:table-cell>
          <table:table-cell table:style-name="ce5" table:formula="of:=ROUND(0.03*[$'Nilai per Evaluasi'.E47]+0.02*[$'Nilai per Evaluasi'.H47]+0.05*[$'Nilai per Evaluasi'.I47])" office:value-type="float" office:value="0" calcext:value-type="float">
            <text:p>0</text:p>
          </table:table-cell>
          <table:table-cell table:style-name="ce5" table:formula="of:=ROUND(0.04*[$'Nilai per Evaluasi'.F47]+0.05*[$'Nilai per Evaluasi'.G47]+0.02*[$'Nilai per Evaluasi'.H47]+0.05*[$'Nilai per Evaluasi'.J47])" office:value-type="float" office:value="3" calcext:value-type="float">
            <text:p>3</text:p>
          </table:table-cell>
          <table:table-cell table:style-name="ce5" table:formula="of:=ROUND(0.04*[$'Nilai per Evaluasi'.H47]+0.07*[$'Nilai per Evaluasi'.J47])" office:value-type="float" office:value="0" calcext:value-type="float">
            <text:p>0</text:p>
          </table:table-cell>
          <table:table-cell table:style-name="ce5" table:formula="of:=ROUND(0.02*[$'Nilai per Evaluasi'.I47]+0.07*[$'Nilai per Evaluasi'.J47])" office:value-type="float" office:value="0" calcext:value-type="float">
            <text:p>0</text:p>
          </table:table-cell>
          <table:table-cell table:style-name="ce5" table:formula="of:=ROUND(0.02*[$'Nilai per Evaluasi'.I47]+0.07*[$'Nilai per Evaluasi'.J47])" office:value-type="float" office:value="0" calcext:value-type="float">
            <text:p>0</text:p>
          </table:table-cell>
          <table:table-cell table:style-name="ce5" table:formula="of:=ROUND(0.04*[$'Nilai per Evaluasi'.I47]+0.12*[$'Nilai per Evaluasi'.J47])" office:value-type="float" office:value="0" calcext:value-type="float">
            <text:p>0</text:p>
          </table:table-cell>
          <table:table-cell table:style-name="ce5" table:formula="of:=ROUND(0.02*[$'Nilai per Evaluasi'.I47]+0.06*[$'Nilai per Evaluasi'.J47])" office:value-type="float" office:value="0" calcext:value-type="float">
            <text:p>0</text:p>
          </table:table-cell>
          <table:table-cell table:style-name="ce5" table:formula="of:=ROUND(0.11*[$'Nilai per Evaluasi'.J47])" office:value-type="float" office:value="0" calcext:value-type="float">
            <text:p>0</text:p>
          </table:table-cell>
          <table:table-cell table:style-name="ce9" table:formula="of:=SUM([.C48:.L48])" office:value-type="float" office:value="9" calcext:value-type="float">
            <text:p>9</text:p>
          </table:table-cell>
          <table:table-cell table:style-name="ce9" table:formula="of:=VLOOKUP([.M48];[.$P$3:.$Q$9];2)" office:value-type="string" office:string-value="E" calcext:value-type="string">
            <text:p>E</text:p>
          </table:table-cell>
          <table:table-cell table:number-columns-repeated="16370"/>
        </table:table-row>
        <table:table-row table:style-name="ro2">
          <table:table-cell table:style-name="ce5" office:value-type="string" calcext:value-type="string">
            <text:p>3323105090</text:p>
          </table:table-cell>
          <table:table-cell table:style-name="ce5" office:value-type="string" calcext:value-type="string">
            <text:p>05231090 - Titiek Nuraziza</text:p>
          </table:table-cell>
          <table:table-cell table:style-name="ce5" table:formula="of:=ROUND(0.05*[$'Nilai per Evaluasi'.G48])" office:value-type="float" office:value="3" calcext:value-type="float">
            <text:p>3</text:p>
          </table:table-cell>
          <table:table-cell table:style-name="ce5" table:formula="of:=ROUND(0.03*[$'Nilai per Evaluasi'.D48]+0.02*[$'Nilai per Evaluasi'.H48])" office:value-type="float" office:value="3" calcext:value-type="float">
            <text:p>3</text:p>
          </table:table-cell>
          <table:table-cell table:style-name="ce5" table:formula="of:=ROUND(0.03*[$'Nilai per Evaluasi'.E48]+0.02*[$'Nilai per Evaluasi'.H48]+0.05*[$'Nilai per Evaluasi'.I48])" office:value-type="float" office:value="0" calcext:value-type="float">
            <text:p>0</text:p>
          </table:table-cell>
          <table:table-cell table:style-name="ce5" table:formula="of:=ROUND(0.04*[$'Nilai per Evaluasi'.F48]+0.05*[$'Nilai per Evaluasi'.G48]+0.02*[$'Nilai per Evaluasi'.H48]+0.05*[$'Nilai per Evaluasi'.J48])" office:value-type="float" office:value="3" calcext:value-type="float">
            <text:p>3</text:p>
          </table:table-cell>
          <table:table-cell table:style-name="ce5" table:formula="of:=ROUND(0.04*[$'Nilai per Evaluasi'.H48]+0.07*[$'Nilai per Evaluasi'.J48])" office:value-type="float" office:value="0" calcext:value-type="float">
            <text:p>0</text:p>
          </table:table-cell>
          <table:table-cell table:style-name="ce5" table:formula="of:=ROUND(0.02*[$'Nilai per Evaluasi'.I48]+0.07*[$'Nilai per Evaluasi'.J48])" office:value-type="float" office:value="0" calcext:value-type="float">
            <text:p>0</text:p>
          </table:table-cell>
          <table:table-cell table:style-name="ce5" table:formula="of:=ROUND(0.02*[$'Nilai per Evaluasi'.I48]+0.07*[$'Nilai per Evaluasi'.J48])" office:value-type="float" office:value="0" calcext:value-type="float">
            <text:p>0</text:p>
          </table:table-cell>
          <table:table-cell table:style-name="ce5" table:formula="of:=ROUND(0.04*[$'Nilai per Evaluasi'.I48]+0.12*[$'Nilai per Evaluasi'.J48])" office:value-type="float" office:value="0" calcext:value-type="float">
            <text:p>0</text:p>
          </table:table-cell>
          <table:table-cell table:style-name="ce5" table:formula="of:=ROUND(0.02*[$'Nilai per Evaluasi'.I48]+0.06*[$'Nilai per Evaluasi'.J48])" office:value-type="float" office:value="0" calcext:value-type="float">
            <text:p>0</text:p>
          </table:table-cell>
          <table:table-cell table:style-name="ce5" table:formula="of:=ROUND(0.11*[$'Nilai per Evaluasi'.J48])" office:value-type="float" office:value="0" calcext:value-type="float">
            <text:p>0</text:p>
          </table:table-cell>
          <table:table-cell table:style-name="ce9" table:formula="of:=SUM([.C49:.L49])" office:value-type="float" office:value="9" calcext:value-type="float">
            <text:p>9</text:p>
          </table:table-cell>
          <table:table-cell table:style-name="ce9" table:formula="of:=VLOOKUP([.M49];[.$P$3:.$Q$9];2)" office:value-type="string" office:string-value="E" calcext:value-type="string">
            <text:p>E</text:p>
          </table:table-cell>
          <table:table-cell table:number-columns-repeated="16370"/>
        </table:table-row>
        <table:table-row table:style-name="ro2">
          <table:table-cell table:style-name="ce5" office:value-type="string" calcext:value-type="string">
            <text:p>3323105094</text:p>
          </table:table-cell>
          <table:table-cell table:style-name="ce5" office:value-type="string" calcext:value-type="string">
            <text:p>05231094 - Yudhistira Firmana</text:p>
          </table:table-cell>
          <table:table-cell table:style-name="ce5" table:formula="of:=ROUND(0.05*[$'Nilai per Evaluasi'.G49])" office:value-type="float" office:value="4" calcext:value-type="float">
            <text:p>4</text:p>
          </table:table-cell>
          <table:table-cell table:style-name="ce5" table:formula="of:=ROUND(0.03*[$'Nilai per Evaluasi'.D49]+0.02*[$'Nilai per Evaluasi'.H49])" office:value-type="float" office:value="2" calcext:value-type="float">
            <text:p>2</text:p>
          </table:table-cell>
          <table:table-cell table:style-name="ce5" table:formula="of:=ROUND(0.03*[$'Nilai per Evaluasi'.E49]+0.02*[$'Nilai per Evaluasi'.H49]+0.05*[$'Nilai per Evaluasi'.I49])" office:value-type="float" office:value="1" calcext:value-type="float">
            <text:p>1</text:p>
          </table:table-cell>
          <table:table-cell table:style-name="ce5" table:formula="of:=ROUND(0.04*[$'Nilai per Evaluasi'.F49]+0.05*[$'Nilai per Evaluasi'.G49]+0.02*[$'Nilai per Evaluasi'.H49]+0.05*[$'Nilai per Evaluasi'.J49])" office:value-type="float" office:value="4" calcext:value-type="float">
            <text:p>4</text:p>
          </table:table-cell>
          <table:table-cell table:style-name="ce5" table:formula="of:=ROUND(0.04*[$'Nilai per Evaluasi'.H49]+0.07*[$'Nilai per Evaluasi'.J49])" office:value-type="float" office:value="0" calcext:value-type="float">
            <text:p>0</text:p>
          </table:table-cell>
          <table:table-cell table:style-name="ce5" table:formula="of:=ROUND(0.02*[$'Nilai per Evaluasi'.I49]+0.07*[$'Nilai per Evaluasi'.J49])" office:value-type="float" office:value="0" calcext:value-type="float">
            <text:p>0</text:p>
          </table:table-cell>
          <table:table-cell table:style-name="ce5" table:formula="of:=ROUND(0.02*[$'Nilai per Evaluasi'.I49]+0.07*[$'Nilai per Evaluasi'.J49])" office:value-type="float" office:value="0" calcext:value-type="float">
            <text:p>0</text:p>
          </table:table-cell>
          <table:table-cell table:style-name="ce5" table:formula="of:=ROUND(0.04*[$'Nilai per Evaluasi'.I49]+0.12*[$'Nilai per Evaluasi'.J49])" office:value-type="float" office:value="0" calcext:value-type="float">
            <text:p>0</text:p>
          </table:table-cell>
          <table:table-cell table:style-name="ce5" table:formula="of:=ROUND(0.02*[$'Nilai per Evaluasi'.I49]+0.06*[$'Nilai per Evaluasi'.J49])" office:value-type="float" office:value="0" calcext:value-type="float">
            <text:p>0</text:p>
          </table:table-cell>
          <table:table-cell table:style-name="ce5" table:formula="of:=ROUND(0.11*[$'Nilai per Evaluasi'.J49])" office:value-type="float" office:value="0" calcext:value-type="float">
            <text:p>0</text:p>
          </table:table-cell>
          <table:table-cell table:style-name="ce9" table:formula="of:=SUM([.C50:.L50])" office:value-type="float" office:value="11" calcext:value-type="float">
            <text:p>11</text:p>
          </table:table-cell>
          <table:table-cell table:style-name="ce9" table:formula="of:=VLOOKUP([.M50];[.$P$3:.$Q$9];2)" office:value-type="string" office:string-value="E" calcext:value-type="string">
            <text:p>E</text:p>
          </table:table-cell>
          <table:table-cell table:number-columns-repeated="16370"/>
        </table:table-row>
        <table:table-row table:style-name="ro2">
          <table:table-cell table:style-name="ce5" office:value-type="string" calcext:value-type="string">
            <text:p>3323105095</text:p>
          </table:table-cell>
          <table:table-cell table:style-name="ce5" office:value-type="string" calcext:value-type="string">
            <text:p>05231095 - Yuwandari Adna Fika</text:p>
          </table:table-cell>
          <table:table-cell table:style-name="ce5" table:formula="of:=ROUND(0.05*[$'Nilai per Evaluasi'.G50])" office:value-type="float" office:value="3" calcext:value-type="float">
            <text:p>3</text:p>
          </table:table-cell>
          <table:table-cell table:style-name="ce5" table:formula="of:=ROUND(0.03*[$'Nilai per Evaluasi'.D50]+0.02*[$'Nilai per Evaluasi'.H50])" office:value-type="float" office:value="3" calcext:value-type="float">
            <text:p>3</text:p>
          </table:table-cell>
          <table:table-cell table:style-name="ce5" table:formula="of:=ROUND(0.03*[$'Nilai per Evaluasi'.E50]+0.02*[$'Nilai per Evaluasi'.H50]+0.05*[$'Nilai per Evaluasi'.I50])" office:value-type="float" office:value="0" calcext:value-type="float">
            <text:p>0</text:p>
          </table:table-cell>
          <table:table-cell table:style-name="ce5" table:formula="of:=ROUND(0.04*[$'Nilai per Evaluasi'.F50]+0.05*[$'Nilai per Evaluasi'.G50]+0.02*[$'Nilai per Evaluasi'.H50]+0.05*[$'Nilai per Evaluasi'.J50])" office:value-type="float" office:value="3" calcext:value-type="float">
            <text:p>3</text:p>
          </table:table-cell>
          <table:table-cell table:style-name="ce5" table:formula="of:=ROUND(0.04*[$'Nilai per Evaluasi'.H50]+0.07*[$'Nilai per Evaluasi'.J50])" office:value-type="float" office:value="0" calcext:value-type="float">
            <text:p>0</text:p>
          </table:table-cell>
          <table:table-cell table:style-name="ce5" table:formula="of:=ROUND(0.02*[$'Nilai per Evaluasi'.I50]+0.07*[$'Nilai per Evaluasi'.J50])" office:value-type="float" office:value="0" calcext:value-type="float">
            <text:p>0</text:p>
          </table:table-cell>
          <table:table-cell table:style-name="ce5" table:formula="of:=ROUND(0.02*[$'Nilai per Evaluasi'.I50]+0.07*[$'Nilai per Evaluasi'.J50])" office:value-type="float" office:value="0" calcext:value-type="float">
            <text:p>0</text:p>
          </table:table-cell>
          <table:table-cell table:style-name="ce5" table:formula="of:=ROUND(0.04*[$'Nilai per Evaluasi'.I50]+0.12*[$'Nilai per Evaluasi'.J50])" office:value-type="float" office:value="0" calcext:value-type="float">
            <text:p>0</text:p>
          </table:table-cell>
          <table:table-cell table:style-name="ce5" table:formula="of:=ROUND(0.02*[$'Nilai per Evaluasi'.I50]+0.06*[$'Nilai per Evaluasi'.J50])" office:value-type="float" office:value="0" calcext:value-type="float">
            <text:p>0</text:p>
          </table:table-cell>
          <table:table-cell table:style-name="ce5" table:formula="of:=ROUND(0.11*[$'Nilai per Evaluasi'.J50])" office:value-type="float" office:value="0" calcext:value-type="float">
            <text:p>0</text:p>
          </table:table-cell>
          <table:table-cell table:style-name="ce9" table:formula="of:=SUM([.C51:.L51])" office:value-type="float" office:value="9" calcext:value-type="float">
            <text:p>9</text:p>
          </table:table-cell>
          <table:table-cell table:style-name="ce9" table:formula="of:=VLOOKUP([.M51];[.$P$3:.$Q$9];2)" office:value-type="string" office:string-value="E" calcext:value-type="string">
            <text:p>E</text:p>
          </table:table-cell>
          <table:table-cell table:number-columns-repeated="16370"/>
        </table:table-row>
        <table:table-row table:style-name="ro2" table:number-rows-repeated="2">
          <table:table-cell table:number-columns-repeated="12"/>
          <table:table-cell table:style-name="Default"/>
          <table:table-cell table:number-columns-repeated="16371"/>
        </table:table-row>
        <table:table-row table:style-name="ro2" table:number-rows-repeated="104852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'Nilai per Evaluasi'.A1:'Nilai per Evaluasi'.J53" table:display-filter-buttons="true">
          <table:sort>
            <table:sort-by table:field-number="1" table:data-type="automatic"/>
          </table:sort>
        </table:database-range>
        <table:database-range table:name="__Anonymous_Sheet_DB__1" table:target-range-address="Project.A1:Project.L53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Default">
      <style:table-cell-properties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ff" fo:font-style="normal" style:text-underline-style="solid" style:text-underline-width="auto" style:text-underline-color="#0000ff" fo:font-weight="normal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25T06:03:06.063209379</dc:date>
    <dc:creator>Mifta Nur Farid</dc:creator>
    <meta:editing-duration>PT1H2S</meta:editing-duration>
    <meta:editing-cycles>7</meta:editing-cycles>
    <meta:generator>LibreOffice/7.6.5.2$Linux_X86_64 LibreOffice_project/60$Build-2</meta:generator>
    <meta:document-statistic meta:table-count="3" meta:cell-count="1415" meta:object-count="0"/>
  </office:meta>
</office:document-meta>
</file>